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37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13.764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5.37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Starting measurement at: Tue Sep 16 18:28:49 2014</text:p>
          </table:table-cell>
          <table:table-cell table:number-columns-repeated="17"/>
        </table:table-row>
        <table:table-row table:style-name="ro1">
          <table:table-cell table:style-name="ce1" office:value-type="string">
            <text:p>Task: #1 Setup times: 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Atts in Universe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Attribute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milliseconds</text:p>
          </table:table-cell>
          <table:table-cell office:value-type="float" office:value="12.2">
            <text:p>12.2</text:p>
          </table:table-cell>
          <table:table-cell office:value-type="string">
            <text:p>milliseconds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milliseconds</text:p>
          </table:table-cell>
          <table:table-cell office:value-type="float" office:value="11.5">
            <text:p>11.5</text:p>
          </table:table-cell>
          <table:table-cell office:value-type="string">
            <text:p>milliseconds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541">
            <text:p>541</text:p>
          </table:table-cell>
          <table:table-cell office:value-type="float" office:value="1.082">
            <text:p>1.082</text:p>
          </table:table-cell>
          <table:table-cell office:value-type="string">
            <text:p>seconds</text:p>
          </table:table-cell>
          <table:table-cell office:value-type="float" office:value="10.82">
            <text:p>10.82</text:p>
          </table:table-cell>
          <table:table-cell office:value-type="string">
            <text:p>milliseconds</text:p>
          </table:table-cell>
          <table:table-cell table:number-columns-repeated="11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1345">
            <text:p>1345</text:p>
          </table:table-cell>
          <table:table-cell office:value-type="float" office:value="5.38">
            <text:p>5.38</text:p>
          </table:table-cell>
          <table:table-cell office:value-type="string">
            <text:p>seconds</text:p>
          </table:table-cell>
          <table:table-cell office:value-type="float" office:value="10.76">
            <text:p>10.76</text:p>
          </table:table-cell>
          <table:table-cell office:value-type="string">
            <text:p>milliseconds</text:p>
          </table:table-cell>
          <table:table-cell table:number-columns-repeated="11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074">
            <text:p>1074</text:p>
          </table:table-cell>
          <table:table-cell office:value-type="float" office:value="10.74">
            <text:p>10.74</text:p>
          </table:table-cell>
          <table:table-cell office:value-type="string">
            <text:p>seconds</text:p>
          </table:table-cell>
          <table:table-cell office:value-type="float" office:value="10.74">
            <text:p>10.74</text:p>
          </table:table-cell>
          <table:table-cell office:value-type="string">
            <text:p>milliseconds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ask: #2 Encryption times: </text:p>
          </table:table-cell>
          <table:table-cell/>
          <table:table-cell table:style-name="ce1" table:formula="of:=SUM([.C5:.C9])" office:value-type="float" office:value="3136">
            <text:p>3136</text:p>
          </table:table-cell>
          <table:table-cell table:style-name="ce1" table:formula="of:=[.C10]/60" office:value-type="float" office:value="52.2666666666667">
            <text:p>52.2666666667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#Atts in Ciphertext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ebraic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Attribute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Attribute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milliseconds</text:p>
          </table:table-cell>
          <table:table-cell office:value-type="float" office:value="3.2">
            <text:p>3.2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milliseconds</text:p>
          </table:table-cell>
          <table:table-cell office:value-type="float" office:value="3.2">
            <text:p>3.2</text:p>
          </table:table-cell>
          <table:table-cell office:value-type="string">
            <text:p>milliseconds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0">
            <text:p>2500</text:p>
          </table:table-cell>
          <table:table-cell office:value-type="float" office:value="57">
            <text:p>57</text:p>
          </table:table-cell>
          <table:table-cell office:value-type="float" office:value="22.8">
            <text:p>22.8</text:p>
          </table:table-cell>
          <table:table-cell office:value-type="string">
            <text:p>milliseconds</text:p>
          </table:table-cell>
          <table:table-cell office:value-type="float" office:value="2.28">
            <text:p>2.28</text:p>
          </table:table-cell>
          <table:table-cell office:value-type="string">
            <text:p>milliseconds</text:p>
          </table:table-cell>
          <table:table-cell office:value-type="float" office:value="57">
            <text:p>57</text:p>
          </table:table-cell>
          <table:table-cell office:value-type="float" office:value="22.8">
            <text:p>22.8</text:p>
          </table:table-cell>
          <table:table-cell office:value-type="string">
            <text:p>milliseconds</text:p>
          </table:table-cell>
          <table:table-cell office:value-type="float" office:value="2.28">
            <text:p>2.28</text:p>
          </table:table-cell>
          <table:table-cell office:value-type="string">
            <text:p>milliseconds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282">
            <text:p>282</text:p>
          </table:table-cell>
          <table:table-cell office:value-type="float" office:value="141">
            <text:p>141</text:p>
          </table:table-cell>
          <table:table-cell office:value-type="string">
            <text:p>milliseconds</text:p>
          </table:table-cell>
          <table:table-cell office:value-type="float" office:value="1.41">
            <text:p>1.41</text:p>
          </table:table-cell>
          <table:table-cell office:value-type="string">
            <text:p>milliseconds</text:p>
          </table:table-cell>
          <table:table-cell office:value-type="float" office:value="284">
            <text:p>284</text:p>
          </table:table-cell>
          <table:table-cell office:value-type="float" office:value="142">
            <text:p>142</text:p>
          </table:table-cell>
          <table:table-cell office:value-type="string">
            <text:p>milliseconds</text:p>
          </table:table-cell>
          <table:table-cell office:value-type="float" office:value="1.42">
            <text:p>1.42</text:p>
          </table:table-cell>
          <table:table-cell office:value-type="string">
            <text:p>milliseconds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00">
            <text:p>500</text:p>
          </table:table-cell>
          <table:table-cell office:value-type="float" office:value="334">
            <text:p>334</text:p>
          </table:table-cell>
          <table:table-cell office:value-type="float" office:value="668">
            <text:p>668</text:p>
          </table:table-cell>
          <table:table-cell office:value-type="string">
            <text:p>milliseconds</text:p>
          </table:table-cell>
          <table:table-cell office:value-type="float" office:value="1.336">
            <text:p>1.336</text:p>
          </table:table-cell>
          <table:table-cell office:value-type="string">
            <text:p>milliseconds</text:p>
          </table:table-cell>
          <table:table-cell office:value-type="float" office:value="336">
            <text:p>336</text:p>
          </table:table-cell>
          <table:table-cell office:value-type="float" office:value="672">
            <text:p>672</text:p>
          </table:table-cell>
          <table:table-cell office:value-type="string">
            <text:p>milliseconds</text:p>
          </table:table-cell>
          <table:table-cell office:value-type="float" office:value="1.344">
            <text:p>1.344</text:p>
          </table:table-cell>
          <table:table-cell office:value-type="string">
            <text:p>milliseconds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662">
            <text:p>662</text:p>
          </table:table-cell>
          <table:table-cell office:value-type="float" office:value="1.324">
            <text:p>1.324</text:p>
          </table:table-cell>
          <table:table-cell office:value-type="string">
            <text:p>seconds</text:p>
          </table:table-cell>
          <table:table-cell office:value-type="float" office:value="1.324">
            <text:p>1.324</text:p>
          </table:table-cell>
          <table:table-cell office:value-type="string">
            <text:p>milliseconds</text:p>
          </table:table-cell>
          <table:table-cell office:value-type="float" office:value="668">
            <text:p>668</text:p>
          </table:table-cell>
          <table:table-cell office:value-type="float" office:value="1.336">
            <text:p>1.336</text:p>
          </table:table-cell>
          <table:table-cell office:value-type="string">
            <text:p>seconds</text:p>
          </table:table-cell>
          <table:table-cell office:value-type="float" office:value="1.336">
            <text:p>1.336</text:p>
          </table:table-cell>
          <table:table-cell office:value-type="string">
            <text:p>milliseconds</text:p>
          </table:table-cell>
          <table:table-cell table:number-columns-repeated="6"/>
        </table:table-row>
        <table:table-row table:style-name="ro1">
          <table:table-cell table:style-name="ce1" office:value-type="string">
            <text:p>Task: #3 Key Generation with Uniform policy:</text:p>
          </table:table-cell>
          <table:table-cell/>
          <table:table-cell table:style-name="ce1" table:formula="of:=SUM([.C12:.C16])" office:value-type="float" office:value="1375">
            <text:p>1375</text:p>
          </table:table-cell>
          <table:table-cell table:style-name="ce1" table:formula="of:=[.C17]/60" office:value-type="float" office:value="22.9166666666667">
            <text:p>22.9166666667</text:p>
          </table:table-cell>
          <table:table-cell table:number-columns-repeated="3"/>
          <table:table-cell table:style-name="ce1" table:formula="of:=SUM([.H12:.H16])" office:value-type="float" office:value="1385">
            <text:p>1385</text:p>
          </table:table-cell>
          <table:table-cell table:style-name="ce1" table:formula="of:=[.H17]/60" office:value-type="float" office:value="23.0833333333333">
            <text:p>23.0833333333</text:p>
          </table:table-cell>
          <table:table-cell table:number-columns-repeated="9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hare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00">
            <text:p>25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milliseconds</text:p>
          </table:table-cell>
          <table:table-cell office:value-type="float" office:value="500">
            <text:p>500</text:p>
          </table:table-cell>
          <table:table-cell office:value-type="string">
            <text:p>microseconds</text:p>
          </table:table-cell>
          <table:table-cell office:value-type="string">
            <text:p>OR(AND(0,1,2,3,4,5,6,7))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8">
            <text:p>8</text:p>
          </table:table-cell>
          <table:table-cell office:value-type="float" office:value="2500">
            <text:p>2500</text:p>
          </table:table-cell>
          <table:table-cell office:value-type="float" office:value="9">
            <text:p>9</text:p>
          </table:table-cell>
          <table:table-cell office:value-type="float" office:value="3.6">
            <text:p>3.6</text:p>
          </table:table-cell>
          <table:table-cell office:value-type="string">
            <text:p>milliseconds</text:p>
          </table:table-cell>
          <table:table-cell office:value-type="float" office:value="450">
            <text:p>450</text:p>
          </table:table-cell>
          <table:table-cell office:value-type="string">
            <text:p>microseconds</text:p>
          </table:table-cell>
          <table:table-cell office:value-type="string">
            <text:p>OR(AND(0),AND(1),AND(2),AND(3),AND(4),AND(5),AND(6),AND(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milliseconds</text:p>
          </table:table-cell>
          <table:table-cell office:value-type="float" office:value="468.75">
            <text:p>468.75</text:p>
          </table:table-cell>
          <table:table-cell office:value-type="string">
            <text:p>microseconds</text:p>
          </table:table-cell>
          <table:table-cell office:value-type="string">
            <text:p>OR(AND(0,1,2,3,4,5,6,7,8,9,10,11,12,13,14,15,16,17,18,19,20,21,22,23,24,25,26,27,28,29,30,31))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milliseconds</text:p>
          </table:table-cell>
          <table:table-cell office:value-type="float" office:value="500">
            <text:p>500</text:p>
          </table:table-cell>
          <table:table-cell office:value-type="string">
            <text:p>micro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milliseconds</text:p>
          </table:table-cell>
          <table:table-cell office:value-type="float" office:value="468.75">
            <text:p>468.75</text:p>
          </table:table-cell>
          <table:table-cell office:value-type="string">
            <text:p>micro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)</text:p>
          </table:table-cell>
          <table:table-cell table:number-columns-repeated="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milliseconds</text:p>
          </table:table-cell>
          <table:table-cell office:value-type="float" office:value="468.75">
            <text:p>468.75</text:p>
          </table:table-cell>
          <table:table-cell office:value-type="string">
            <text:p>micro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  <table:table-cell table:number-columns-repeated="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milliseconds</text:p>
          </table:table-cell>
          <table:table-cell office:value-type="float" office:value="468.75">
            <text:p>468.75</text:p>
          </table:table-cell>
          <table:table-cell office:value-type="string">
            <text:p>micro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61">
            <text:p>61</text:p>
          </table:table-cell>
          <table:table-cell office:value-type="float" office:value="244">
            <text:p>244</text:p>
          </table:table-cell>
          <table:table-cell office:value-type="string">
            <text:p>milliseconds</text:p>
          </table:table-cell>
          <table:table-cell office:value-type="float" office:value="476.562">
            <text:p>476.562</text:p>
          </table:table-cell>
          <table:table-cell office:value-type="string">
            <text:p>micro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  <table:table-cell table:number-columns-repeated="7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string">
            <text:p>milliseconds</text:p>
          </table:table-cell>
          <table:table-cell office:value-type="float" office:value="468.75">
            <text:p>468.75</text:p>
          </table:table-cell>
          <table:table-cell office:value-type="string">
            <text:p>micro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),AND(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),AND(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),AND(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),AND(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  <table:table-cell table:number-columns-repeated="7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string">
            <text:p>milliseconds</text:p>
          </table:table-cell>
          <table:table-cell office:value-type="float" office:value="468.75">
            <text:p>468.75</text:p>
          </table:table-cell>
          <table:table-cell office:value-type="string">
            <text:p>micro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512">
            <text:p>512</text:p>
          </table:table-cell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string">
            <text:p>milliseconds</text:p>
          </table:table-cell>
          <table:table-cell office:value-type="float" office:value="468.75">
            <text:p>468.75</text:p>
          </table:table-cell>
          <table:table-cell office:value-type="string">
            <text:p>micro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490">
            <text:p>490</text:p>
          </table:table-cell>
          <table:table-cell office:value-type="string">
            <text:p>milliseconds</text:p>
          </table:table-cell>
          <table:table-cell office:value-type="float" office:value="478.516">
            <text:p>478.516</text:p>
          </table:table-cell>
          <table:table-cell office:value-type="string">
            <text:p>micro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480">
            <text:p>480</text:p>
          </table:table-cell>
          <table:table-cell office:value-type="string">
            <text:p>milliseconds</text:p>
          </table:table-cell>
          <table:table-cell office:value-type="float" office:value="468.75">
            <text:p>468.75</text:p>
          </table:table-cell>
          <table:table-cell office:value-type="string">
            <text:p>micro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,AND(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),AND(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),AND(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),AND(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490">
            <text:p>490</text:p>
          </table:table-cell>
          <table:table-cell office:value-type="string">
            <text:p>milliseconds</text:p>
          </table:table-cell>
          <table:table-cell office:value-type="float" office:value="478.516">
            <text:p>478.516</text:p>
          </table:table-cell>
          <table:table-cell office:value-type="string">
            <text:p>micro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  <table:table-cell table:number-columns-repeated="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480">
            <text:p>480</text:p>
          </table:table-cell>
          <table:table-cell office:value-type="string">
            <text:p>milliseconds</text:p>
          </table:table-cell>
          <table:table-cell office:value-type="float" office:value="468.75">
            <text:p>468.75</text:p>
          </table:table-cell>
          <table:table-cell office:value-type="string">
            <text:p>micro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table:formula="of:=SUM([.F19:.F37])" office:value-type="float" office:value="575">
            <text:p>575</text:p>
          </table:table-cell>
          <table:table-cell table:style-name="ce1" table:formula="of:=[.F38]/60" office:value-type="float" office:value="9.58333333333333">
            <text:p>9.5833333333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ask: #3 Key Generation with Linear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hare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float" office:value="500">
            <text:p>500</text:p>
          </table:table-cell>
          <table:table-cell office:value-type="string">
            <text:p>microseconds</text:p>
          </table:table-cell>
          <table:table-cell office:value-type="string">
            <text:p>OR(AND(0),AND(1,2,3)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00">
            <text:p>5000</text:p>
          </table:table-cell>
          <table:table-cell office:value-type="float" office:value="17">
            <text:p>17</text:p>
          </table:table-cell>
          <table:table-cell office:value-type="float" office:value="3.4">
            <text:p>3.4</text:p>
          </table:table-cell>
          <table:table-cell office:value-type="string">
            <text:p>milliseconds</text:p>
          </table:table-cell>
          <table:table-cell office:value-type="float" office:value="485.714">
            <text:p>485.714</text:p>
          </table:table-cell>
          <table:table-cell office:value-type="string">
            <text:p>microseconds</text:p>
          </table:table-cell>
          <table:table-cell office:value-type="string">
            <text:p>OR(AND(0),AND(1,2,3,4,5,6))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string">
            <text:p>microseconds</text:p>
          </table:table-cell>
          <table:table-cell office:value-type="float" office:value="400">
            <text:p>400</text:p>
          </table:table-cell>
          <table:table-cell office:value-type="string">
            <text:p>microseconds</text:p>
          </table:table-cell>
          <table:table-cell office:value-type="string">
            <text:p>OR(AND(0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29">
            <text:p>29</text:p>
          </table:table-cell>
          <table:table-cell office:value-type="float" office:value="11.6">
            <text:p>11.6</text:p>
          </table:table-cell>
          <table:table-cell office:value-type="string">
            <text:p>milliseconds</text:p>
          </table:table-cell>
          <table:table-cell office:value-type="float" office:value="464">
            <text:p>464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)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21">
            <text:p>21</text:p>
          </table:table-cell>
          <table:table-cell office:value-type="float" office:value="8.4">
            <text:p>8.4</text:p>
          </table:table-cell>
          <table:table-cell office:value-type="string">
            <text:p>milliseconds</text:p>
          </table:table-cell>
          <table:table-cell office:value-type="float" office:value="466.667">
            <text:p>466.667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)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00">
            <text:p>2500</text:p>
          </table:table-cell>
          <table:table-cell office:value-type="float" office:value="32">
            <text:p>32</text:p>
          </table:table-cell>
          <table:table-cell office:value-type="float" office:value="12.8">
            <text:p>12.8</text:p>
          </table:table-cell>
          <table:table-cell office:value-type="string">
            <text:p>milliseconds</text:p>
          </table:table-cell>
          <table:table-cell office:value-type="float" office:value="474.074">
            <text:p>474.074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string">
            <text:p>milliseconds</text:p>
          </table:table-cell>
          <table:table-cell office:value-type="float" office:value="462.81">
            <text:p>462.81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  <table:table-cell table:number-columns-repeated="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string">
            <text:p>milliseconds</text:p>
          </table:table-cell>
          <table:table-cell office:value-type="float" office:value="464.286">
            <text:p>464.286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  <table:table-cell table:number-columns-repeated="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milliseconds</text:p>
          </table:table-cell>
          <table:table-cell office:value-type="float" office:value="476.19">
            <text:p>476.19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57">
            <text:p>57</text:p>
          </table:table-cell>
          <table:table-cell office:value-type="float" office:value="228">
            <text:p>228</text:p>
          </table:table-cell>
          <table:table-cell office:value-type="string">
            <text:p>milliseconds</text:p>
          </table:table-cell>
          <table:table-cell office:value-type="float" office:value="471.074">
            <text:p>471.074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  <table:table-cell table:number-columns-repeated="7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office:value-type="float" office:value="220">
            <text:p>220</text:p>
          </table:table-cell>
          <table:table-cell office:value-type="string">
            <text:p>milliseconds</text:p>
          </table:table-cell>
          <table:table-cell office:value-type="float" office:value="469.083">
            <text:p>469.083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  <table:table-cell table:number-columns-repeated="7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12">
            <text:p>212</text:p>
          </table:table-cell>
          <table:table-cell office:value-type="string">
            <text:p>milliseconds</text:p>
          </table:table-cell>
          <table:table-cell office:value-type="float" office:value="470.067">
            <text:p>470.067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490">
            <text:p>490</text:p>
          </table:table-cell>
          <table:table-cell office:value-type="string">
            <text:p>milliseconds</text:p>
          </table:table-cell>
          <table:table-cell office:value-type="float" office:value="478.516">
            <text:p>478.516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  <table:table-cell table:number-columns-repeated="7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460">
            <text:p>460</text:p>
          </table:table-cell>
          <table:table-cell office:value-type="string">
            <text:p>milliseconds</text:p>
          </table:table-cell>
          <table:table-cell office:value-type="float" office:value="474.227">
            <text:p>474.227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,AND(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),AND(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),AND(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),AND(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),AND(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))</text:p>
          </table:table-cell>
          <table:table-cell table:number-columns-repeated="7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460">
            <text:p>460</text:p>
          </table:table-cell>
          <table:table-cell office:value-type="string">
            <text:p>milliseconds</text:p>
          </table:table-cell>
          <table:table-cell office:value-type="float" office:value="471.311">
            <text:p>471.311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,AND(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),AND(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),AND(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),AND(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)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table:formula="of:=SUM([.F41:.F59])" office:value-type="float" office:value="501">
            <text:p>501</text:p>
          </table:table-cell>
          <table:table-cell table:style-name="ce1" table:formula="of:=[.F60]/60" office:value-type="float" office:value="8.35">
            <text:p>8.35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ask: #3 Key Generation with Exponential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hare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17">
            <text:p>17</text:p>
          </table:table-cell>
          <table:table-cell office:value-type="float" office:value="3.4">
            <text:p>3.4</text:p>
          </table:table-cell>
          <table:table-cell office:value-type="string">
            <text:p>milliseconds</text:p>
          </table:table-cell>
          <table:table-cell office:value-type="float" office:value="485.714">
            <text:p>485.714</text:p>
          </table:table-cell>
          <table:table-cell office:value-type="string">
            <text:p>microseconds</text:p>
          </table:table-cell>
          <table:table-cell office:value-type="string">
            <text:p>OR(AND(0),AND(1,2),AND(3,4,5,6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477.419">
            <text:p>477.419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string">
            <text:p>milliseconds</text:p>
          </table:table-cell>
          <table:table-cell office:value-type="float" office:value="488.189">
            <text:p>488.189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61">
            <text:p>61</text:p>
          </table:table-cell>
          <table:table-cell office:value-type="float" office:value="244">
            <text:p>244</text:p>
          </table:table-cell>
          <table:table-cell office:value-type="string">
            <text:p>milliseconds</text:p>
          </table:table-cell>
          <table:table-cell office:value-type="float" office:value="477.495">
            <text:p>477.495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480">
            <text:p>480</text:p>
          </table:table-cell>
          <table:table-cell office:value-type="string">
            <text:p>milliseconds</text:p>
          </table:table-cell>
          <table:table-cell office:value-type="float" office:value="469.208">
            <text:p>469.208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table:formula="of:=SUM([.F63:.F71])" office:value-type="float" office:value="194">
            <text:p>194</text:p>
          </table:table-cell>
          <table:table-cell table:style-name="ce1" table:formula="of:=[.F72]/60" office:value-type="float" office:value="3.23333333333333">
            <text:p>3.2333333333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ask: #3 Key Generation with Inverse Linear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hare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float" office:value="500">
            <text:p>500</text:p>
          </table:table-cell>
          <table:table-cell office:value-type="string">
            <text:p>microseconds</text:p>
          </table:table-cell>
          <table:table-cell office:value-type="string">
            <text:p>OR(AND(6,5,4),AND(7))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00">
            <text:p>500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string">
            <text:p>milliseconds</text:p>
          </table:table-cell>
          <table:table-cell office:value-type="float" office:value="457.143">
            <text:p>457.143</text:p>
          </table:table-cell>
          <table:table-cell office:value-type="string">
            <text:p>microseconds</text:p>
          </table:table-cell>
          <table:table-cell office:value-type="string">
            <text:p>OR(AND(6,5,4,3,2,1),AND(7))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string">
            <text:p>microseconds</text:p>
          </table:table-cell>
          <table:table-cell office:value-type="float" office:value="600">
            <text:p>600</text:p>
          </table:table-cell>
          <table:table-cell office:value-type="string">
            <text:p>microseconds</text:p>
          </table:table-cell>
          <table:table-cell office:value-type="string">
            <text:p>OR(AND(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string">
            <text:p>milliseconds</text:p>
          </table:table-cell>
          <table:table-cell office:value-type="float" office:value="480">
            <text:p>480</text:p>
          </table:table-cell>
          <table:table-cell office:value-type="string">
            <text:p>microseconds</text:p>
          </table:table-cell>
          <table:table-cell office:value-type="string">
            <text:p>OR(AND(15,14,13,12,11,10,9,8,7),AND(22,21,20,19,18,17,16),AND(27,26,25,24,23),AND(30,29,28),AND(31))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21">
            <text:p>21</text:p>
          </table:table-cell>
          <table:table-cell office:value-type="float" office:value="8.4">
            <text:p>8.4</text:p>
          </table:table-cell>
          <table:table-cell office:value-type="string">
            <text:p>milliseconds</text:p>
          </table:table-cell>
          <table:table-cell office:value-type="float" office:value="466.667">
            <text:p>466.667</text:p>
          </table:table-cell>
          <table:table-cell office:value-type="string">
            <text:p>microseconds</text:p>
          </table:table-cell>
          <table:table-cell office:value-type="string">
            <text:p>OR(AND(24,23,22,21,20,19,18,17,16,15,14),AND(30,29,28,27,26,25),AND(31))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00">
            <text:p>2500</text:p>
          </table:table-cell>
          <table:table-cell office:value-type="float" office:value="32">
            <text:p>32</text:p>
          </table:table-cell>
          <table:table-cell office:value-type="float" office:value="12.8">
            <text:p>12.8</text:p>
          </table:table-cell>
          <table:table-cell office:value-type="string">
            <text:p>milliseconds</text:p>
          </table:table-cell>
          <table:table-cell office:value-type="float" office:value="474.074">
            <text:p>474.074</text:p>
          </table:table-cell>
          <table:table-cell office:value-type="string">
            <text:p>microseconds</text:p>
          </table:table-cell>
          <table:table-cell office:value-type="string">
            <text:p>OR(AND(21,20,19,18,17,16,15,14,13,12,11,10,9,8,7,6,5),AND(30,29,28,27,26,25,24,23,22),AND(3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string">
            <text:p>milliseconds</text:p>
          </table:table-cell>
          <table:table-cell office:value-type="float" office:value="479.339">
            <text:p>479.339</text:p>
          </table:table-cell>
          <table:table-cell office:value-type="string">
            <text:p>micro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  <table:table-cell table:number-columns-repeated="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string">
            <text:p>milliseconds</text:p>
          </table:table-cell>
          <table:table-cell office:value-type="float" office:value="482.143">
            <text:p>482.143</text:p>
          </table:table-cell>
          <table:table-cell office:value-type="string">
            <text:p>micro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  <table:table-cell table:number-columns-repeated="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milliseconds</text:p>
          </table:table-cell>
          <table:table-cell office:value-type="float" office:value="476.19">
            <text:p>476.19</text:p>
          </table:table-cell>
          <table:table-cell office:value-type="string">
            <text:p>micro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57">
            <text:p>57</text:p>
          </table:table-cell>
          <table:table-cell office:value-type="float" office:value="228">
            <text:p>228</text:p>
          </table:table-cell>
          <table:table-cell office:value-type="string">
            <text:p>milliseconds</text:p>
          </table:table-cell>
          <table:table-cell office:value-type="float" office:value="471.074">
            <text:p>471.074</text:p>
          </table:table-cell>
          <table:table-cell office:value-type="string">
            <text:p>micro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  <table:table-cell table:number-columns-repeated="7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56">
            <text:p>56</text:p>
          </table:table-cell>
          <table:table-cell office:value-type="float" office:value="224">
            <text:p>224</text:p>
          </table:table-cell>
          <table:table-cell office:value-type="string">
            <text:p>milliseconds</text:p>
          </table:table-cell>
          <table:table-cell office:value-type="float" office:value="477.612">
            <text:p>477.612</text:p>
          </table:table-cell>
          <table:table-cell office:value-type="string">
            <text:p>micro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  <table:table-cell table:number-columns-repeated="7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54">
            <text:p>54</text:p>
          </table:table-cell>
          <table:table-cell office:value-type="float" office:value="216">
            <text:p>216</text:p>
          </table:table-cell>
          <table:table-cell office:value-type="string">
            <text:p>milliseconds</text:p>
          </table:table-cell>
          <table:table-cell office:value-type="float" office:value="478.936">
            <text:p>478.936</text:p>
          </table:table-cell>
          <table:table-cell office:value-type="string">
            <text:p>micro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480">
            <text:p>480</text:p>
          </table:table-cell>
          <table:table-cell office:value-type="string">
            <text:p>milliseconds</text:p>
          </table:table-cell>
          <table:table-cell office:value-type="float" office:value="468.75">
            <text:p>468.75</text:p>
          </table:table-cell>
          <table:table-cell office:value-type="string">
            <text:p>micro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  <table:table-cell table:number-columns-repeated="7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460">
            <text:p>460</text:p>
          </table:table-cell>
          <table:table-cell office:value-type="string">
            <text:p>milliseconds</text:p>
          </table:table-cell>
          <table:table-cell office:value-type="float" office:value="474.227">
            <text:p>474.227</text:p>
          </table:table-cell>
          <table:table-cell office:value-type="string">
            <text:p>micro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  <table:table-cell table:number-columns-repeated="7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470">
            <text:p>470</text:p>
          </table:table-cell>
          <table:table-cell office:value-type="string">
            <text:p>milliseconds</text:p>
          </table:table-cell>
          <table:table-cell office:value-type="float" office:value="481.557">
            <text:p>481.557</text:p>
          </table:table-cell>
          <table:table-cell office:value-type="string">
            <text:p>microseconds</text:p>
          </table:table-cell>
          <table:table-cell office:value-type="string">
            <text:p>OR(AND(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),AND(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),AND(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),AND(572,571,570,569,568,567,566,565,564,563,562,561,560,559,558,557,556,555,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),AND(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),AND(791,790,789,788,787,786,785,784,783,782,781,780,779,778,777,776,775,774,773,772,771,770,769,768,767,766,765,764,763,762,761,760,759,758,757,756,755,754,753,752,751,750,749,748,747,746,745,744,743,742,741,740,739,738,737,736,735,734,733,732,731,730,729,728,727),AND(848,847,846,845,844,843,842,841,840,839,838,837,836,835,834,833,832,831,830,829,828,827,826,825,824,823,822,821,820,819,818,817,816,815,814,813,812,811,810,809,808,807,806,805,804,803,802,801,800,799,798,797,796,795,794,793,792),AND(897,896,895,894,893,892,891,890,889,888,887,886,885,884,883,882,881,880,879,878,877,876,875,874,873,872,871,870,869,868,867,866,865,864,863,862,861,860,859,858,857,856,855,854,853,852,851,850,849),AND(938,937,936,935,934,933,932,931,930,929,928,927,926,925,924,923,922,921,920,919,918,917,916,915,914,913,912,911,910,909,908,907,906,905,904,903,902,901,900,899,898),AND(971,970,969,968,967,966,965,964,963,962,961,960,959,958,957,956,955,954,953,952,951,950,949,948,947,946,945,944,943,942,941,940,939),AND(996,995,994,993,992,991,990,989,988,987,986,985,984,983,982,981,980,979,978,977,976,975,974,973,972),AND(1013,1012,1011,1010,1009,1008,1007,1006,1005,1004,1003,1002,1001,1000,999,998,997),AND(1022,1021,1020,1019,1018,1017,1016,1015,1014),AND(1023)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table:formula="of:=SUM([.F75:.F93])" office:value-type="float" office:value="506">
            <text:p>506</text:p>
          </table:table-cell>
          <table:table-cell table:style-name="ce1" table:formula="of:=[.F94]/60" office:value-type="float" office:value="8.43333333333333">
            <text:p>8.4333333333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ask: #3 Key Generation with Inverse Exponential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hare</text:p>
          </table:table-cell>
          <table:table-cell table:style-name="ce2"/>
          <table:table-cell table:style-name="ce2" office:value-type="string">
            <text:p>Policy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string">
            <text:p>milliseconds</text:p>
          </table:table-cell>
          <table:table-cell office:value-type="float" office:value="457.143">
            <text:p>457.143</text:p>
          </table:table-cell>
          <table:table-cell office:value-type="string">
            <text:p>microseconds</text:p>
          </table:table-cell>
          <table:table-cell office:value-type="string">
            <text:p>OR(AND(4,3,2,1),AND(6,5),AND(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string">
            <text:p>milliseconds</text:p>
          </table:table-cell>
          <table:table-cell office:value-type="float" office:value="464.516">
            <text:p>464.516</text:p>
          </table:table-cell>
          <table:table-cell office:value-type="string">
            <text:p>micro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milliseconds</text:p>
          </table:table-cell>
          <table:table-cell office:value-type="float" office:value="472.441">
            <text:p>472.441</text:p>
          </table:table-cell>
          <table:table-cell office:value-type="string">
            <text:p>micro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string">
            <text:p>milliseconds</text:p>
          </table:table-cell>
          <table:table-cell office:value-type="float" office:value="469.667">
            <text:p>469.667</text:p>
          </table:table-cell>
          <table:table-cell office:value-type="string">
            <text:p>micro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480">
            <text:p>480</text:p>
          </table:table-cell>
          <table:table-cell office:value-type="string">
            <text:p>milliseconds</text:p>
          </table:table-cell>
          <table:table-cell office:value-type="float" office:value="469.208">
            <text:p>469.208</text:p>
          </table:table-cell>
          <table:table-cell office:value-type="string">
            <text:p>micro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table:formula="of:=SUM([.F97:.F105])" office:value-type="float" office:value="190">
            <text:p>190</text:p>
          </table:table-cell>
          <table:table-cell table:style-name="ce1" table:formula="of:=[.F106]/60" office:value-type="float" office:value="3.16666666666667">
            <text:p>3.1666666667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ask: #4 Decryption with Uniform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#Atts in Ciphertext</text:p>
          </table:table-cell>
          <table:table-cell table:style-name="ce2" office:value-type="string">
            <text:p>minSetSize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s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Polic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37">
            <text:p>37</text:p>
          </table:table-cell>
          <table:table-cell office:value-type="float" office:value="18.0664">
            <text:p>18.0664</text:p>
          </table:table-cell>
          <table:table-cell office:value-type="string">
            <text:p>milliseconds</text:p>
          </table:table-cell>
          <table:table-cell office:value-type="float" office:value="2.2583">
            <text:p>2.2583</text:p>
          </table:table-cell>
          <table:table-cell office:value-type="string">
            <text:p>milliseconds</text:p>
          </table:table-cell>
          <table:table-cell office:value-type="float" office:value="38">
            <text:p>38</text:p>
          </table:table-cell>
          <table:table-cell office:value-type="float" office:value="18.5547">
            <text:p>18.5547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38">
            <text:p>38</text:p>
          </table:table-cell>
          <table:table-cell office:value-type="float" office:value="18.5547">
            <text:p>18.5547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float" office:value="38">
            <text:p>38</text:p>
          </table:table-cell>
          <table:table-cell office:value-type="float" office:value="18.5547">
            <text:p>18.5547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38">
            <text:p>38</text:p>
          </table:table-cell>
          <table:table-cell office:value-type="float" office:value="18.5547">
            <text:p>18.5547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8.0664">
            <text:p>18.0664</text:p>
          </table:table-cell>
          <table:table-cell office:value-type="string">
            <text:p>milliseconds</text:p>
          </table:table-cell>
          <table:table-cell office:value-type="float" office:value="2.2583">
            <text:p>2.2583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38">
            <text:p>38</text:p>
          </table:table-cell>
          <table:table-cell office:value-type="float" office:value="18.5547">
            <text:p>18.5547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8.0664">
            <text:p>18.0664</text:p>
          </table:table-cell>
          <table:table-cell office:value-type="string">
            <text:p>milliseconds</text:p>
          </table:table-cell>
          <table:table-cell office:value-type="float" office:value="2.2583">
            <text:p>2.2583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38">
            <text:p>38</text:p>
          </table:table-cell>
          <table:table-cell office:value-type="float" office:value="18.5547">
            <text:p>18.5547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float" office:value="38">
            <text:p>38</text:p>
          </table:table-cell>
          <table:table-cell office:value-type="float" office:value="18.5547">
            <text:p>18.5547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string">
            <text:p>OR(AND(0,1,2,3,4,5,6,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6">
            <text:p>86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86">
            <text:p>86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6">
            <text:p>86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86">
            <text:p>86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6">
            <text:p>86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87">
            <text:p>87</text:p>
          </table:table-cell>
          <table:table-cell office:value-type="float" office:value="5.31006">
            <text:p>5.31006</text:p>
          </table:table-cell>
          <table:table-cell office:value-type="string">
            <text:p>milliseconds</text:p>
          </table:table-cell>
          <table:table-cell office:value-type="float" office:value="5.31006">
            <text:p>5.31006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6">
            <text:p>86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87">
            <text:p>87</text:p>
          </table:table-cell>
          <table:table-cell office:value-type="float" office:value="5.31006">
            <text:p>5.31006</text:p>
          </table:table-cell>
          <table:table-cell office:value-type="string">
            <text:p>milliseconds</text:p>
          </table:table-cell>
          <table:table-cell office:value-type="float" office:value="5.31006">
            <text:p>5.31006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6">
            <text:p>86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86">
            <text:p>86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float" office:value="5.24902">
            <text:p>5.24902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33">
            <text:p>33</text:p>
          </table:table-cell>
          <table:table-cell office:value-type="float" office:value="64.4531">
            <text:p>64.4531</text:p>
          </table:table-cell>
          <table:table-cell office:value-type="string">
            <text:p>milliseconds</text:p>
          </table:table-cell>
          <table:table-cell office:value-type="float" office:value="2.01416">
            <text:p>2.01416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62.5">
            <text:p>62.5</text:p>
          </table:table-cell>
          <table:table-cell office:value-type="string">
            <text:p>milliseconds</text:p>
          </table:table-cell>
          <table:table-cell office:value-type="float" office:value="1.95312">
            <text:p>1.9531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33">
            <text:p>33</text:p>
          </table:table-cell>
          <table:table-cell office:value-type="float" office:value="64.4531">
            <text:p>64.4531</text:p>
          </table:table-cell>
          <table:table-cell office:value-type="string">
            <text:p>milliseconds</text:p>
          </table:table-cell>
          <table:table-cell office:value-type="float" office:value="2.01416">
            <text:p>2.01416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62.5">
            <text:p>62.5</text:p>
          </table:table-cell>
          <table:table-cell office:value-type="string">
            <text:p>milliseconds</text:p>
          </table:table-cell>
          <table:table-cell office:value-type="float" office:value="1.95312">
            <text:p>1.9531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33">
            <text:p>33</text:p>
          </table:table-cell>
          <table:table-cell office:value-type="float" office:value="64.4531">
            <text:p>64.4531</text:p>
          </table:table-cell>
          <table:table-cell office:value-type="string">
            <text:p>milliseconds</text:p>
          </table:table-cell>
          <table:table-cell office:value-type="float" office:value="2.01416">
            <text:p>2.01416</text:p>
          </table:table-cell>
          <table:table-cell office:value-type="string">
            <text:p>milliseconds</text:p>
          </table:table-cell>
          <table:table-cell office:value-type="float" office:value="33">
            <text:p>33</text:p>
          </table:table-cell>
          <table:table-cell office:value-type="float" office:value="64.4531">
            <text:p>64.4531</text:p>
          </table:table-cell>
          <table:table-cell office:value-type="string">
            <text:p>milliseconds</text:p>
          </table:table-cell>
          <table:table-cell office:value-type="float" office:value="2.01416">
            <text:p>2.01416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33">
            <text:p>33</text:p>
          </table:table-cell>
          <table:table-cell office:value-type="float" office:value="64.4531">
            <text:p>64.4531</text:p>
          </table:table-cell>
          <table:table-cell office:value-type="string">
            <text:p>milliseconds</text:p>
          </table:table-cell>
          <table:table-cell office:value-type="float" office:value="2.01416">
            <text:p>2.01416</text:p>
          </table:table-cell>
          <table:table-cell office:value-type="string">
            <text:p>milliseconds</text:p>
          </table:table-cell>
          <table:table-cell office:value-type="float" office:value="33">
            <text:p>33</text:p>
          </table:table-cell>
          <table:table-cell office:value-type="float" office:value="64.4531">
            <text:p>64.4531</text:p>
          </table:table-cell>
          <table:table-cell office:value-type="string">
            <text:p>milliseconds</text:p>
          </table:table-cell>
          <table:table-cell office:value-type="float" office:value="2.01416">
            <text:p>2.01416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45">
            <text:p>45</text:p>
          </table:table-cell>
          <table:table-cell office:value-type="float" office:value="10.9863">
            <text:p>10.9863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10.9863">
            <text:p>10.9863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45">
            <text:p>45</text:p>
          </table:table-cell>
          <table:table-cell office:value-type="float" office:value="10.9863">
            <text:p>10.9863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10.9863">
            <text:p>10.9863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45">
            <text:p>45</text:p>
          </table:table-cell>
          <table:table-cell office:value-type="float" office:value="10.9863">
            <text:p>10.9863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10.9863">
            <text:p>10.9863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45">
            <text:p>45</text:p>
          </table:table-cell>
          <table:table-cell office:value-type="float" office:value="10.9863">
            <text:p>10.9863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10.9863">
            <text:p>10.9863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096">
            <text:p>4096</text:p>
          </table:table-cell>
          <table:table-cell office:value-type="float" office:value="45">
            <text:p>45</text:p>
          </table:table-cell>
          <table:table-cell office:value-type="float" office:value="10.9863">
            <text:p>10.9863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10.9863">
            <text:p>10.9863</text:p>
          </table:table-cell>
          <table:table-cell office:value-type="string">
            <text:p>milliseconds</text:p>
          </table:table-cell>
          <table:table-cell office:value-type="float" office:value="2.74658">
            <text:p>2.74658</text:p>
          </table:table-cell>
          <table:table-cell office:value-type="string">
            <text:p>milliseconds</text:p>
          </table:table-cell>
          <table:table-cell office:value-type="string">
            <text:p>OR(AND(0,1,2,3),AND(4,5,6,7),AND(8,9,10,11),AND(12,13,14,15),AND(16,17,18,19),AND(20,21,22,23),AND(24,25,26,27),AND(28,29,30,3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1">
            <text:p>31</text:p>
          </table:table-cell>
          <table:table-cell office:value-type="float" office:value="242.188">
            <text:p>242.188</text:p>
          </table:table-cell>
          <table:table-cell office:value-type="string">
            <text:p>milliseconds</text:p>
          </table:table-cell>
          <table:table-cell office:value-type="float" office:value="1.89209">
            <text:p>1.89209</text:p>
          </table:table-cell>
          <table:table-cell office:value-type="string">
            <text:p>milliseconds</text:p>
          </table:table-cell>
          <table:table-cell office:value-type="float" office:value="31">
            <text:p>31</text:p>
          </table:table-cell>
          <table:table-cell office:value-type="float" office:value="242.188">
            <text:p>242.188</text:p>
          </table:table-cell>
          <table:table-cell office:value-type="string">
            <text:p>milliseconds</text:p>
          </table:table-cell>
          <table:table-cell office:value-type="float" office:value="1.89209">
            <text:p>1.8920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1">
            <text:p>31</text:p>
          </table:table-cell>
          <table:table-cell office:value-type="float" office:value="242.188">
            <text:p>242.188</text:p>
          </table:table-cell>
          <table:table-cell office:value-type="string">
            <text:p>milliseconds</text:p>
          </table:table-cell>
          <table:table-cell office:value-type="float" office:value="1.89209">
            <text:p>1.89209</text:p>
          </table:table-cell>
          <table:table-cell office:value-type="string">
            <text:p>milliseconds</text:p>
          </table:table-cell>
          <table:table-cell office:value-type="float" office:value="31">
            <text:p>31</text:p>
          </table:table-cell>
          <table:table-cell office:value-type="float" office:value="242.188">
            <text:p>242.188</text:p>
          </table:table-cell>
          <table:table-cell office:value-type="string">
            <text:p>milliseconds</text:p>
          </table:table-cell>
          <table:table-cell office:value-type="float" office:value="1.89209">
            <text:p>1.8920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1">
            <text:p>31</text:p>
          </table:table-cell>
          <table:table-cell office:value-type="float" office:value="242.188">
            <text:p>242.188</text:p>
          </table:table-cell>
          <table:table-cell office:value-type="string">
            <text:p>milliseconds</text:p>
          </table:table-cell>
          <table:table-cell office:value-type="float" office:value="1.89209">
            <text:p>1.89209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250">
            <text:p>250</text:p>
          </table:table-cell>
          <table:table-cell office:value-type="string">
            <text:p>milliseconds</text:p>
          </table:table-cell>
          <table:table-cell office:value-type="float" office:value="1.95312">
            <text:p>1.9531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34">
            <text:p>34</text:p>
          </table:table-cell>
          <table:table-cell office:value-type="float" office:value="33.2031">
            <text:p>33.2031</text:p>
          </table:table-cell>
          <table:table-cell office:value-type="string">
            <text:p>milliseconds</text:p>
          </table:table-cell>
          <table:table-cell office:value-type="float" office:value="2.0752">
            <text:p>2.0752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33.2031">
            <text:p>33.2031</text:p>
          </table:table-cell>
          <table:table-cell office:value-type="string">
            <text:p>milliseconds</text:p>
          </table:table-cell>
          <table:table-cell office:value-type="float" office:value="2.0752">
            <text:p>2.075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34">
            <text:p>34</text:p>
          </table:table-cell>
          <table:table-cell office:value-type="float" office:value="33.2031">
            <text:p>33.2031</text:p>
          </table:table-cell>
          <table:table-cell office:value-type="string">
            <text:p>milliseconds</text:p>
          </table:table-cell>
          <table:table-cell office:value-type="float" office:value="2.0752">
            <text:p>2.0752</text:p>
          </table:table-cell>
          <table:table-cell office:value-type="string">
            <text:p>milliseconds</text:p>
          </table:table-cell>
          <table:table-cell office:value-type="float" office:value="35">
            <text:p>35</text:p>
          </table:table-cell>
          <table:table-cell office:value-type="float" office:value="34.1797">
            <text:p>34.1797</text:p>
          </table:table-cell>
          <table:table-cell office:value-type="string">
            <text:p>milliseconds</text:p>
          </table:table-cell>
          <table:table-cell office:value-type="float" office:value="2.13623">
            <text:p>2.13623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34">
            <text:p>34</text:p>
          </table:table-cell>
          <table:table-cell office:value-type="float" office:value="33.2031">
            <text:p>33.2031</text:p>
          </table:table-cell>
          <table:table-cell office:value-type="string">
            <text:p>milliseconds</text:p>
          </table:table-cell>
          <table:table-cell office:value-type="float" office:value="2.0752">
            <text:p>2.0752</text:p>
          </table:table-cell>
          <table:table-cell office:value-type="string">
            <text:p>milliseconds</text:p>
          </table:table-cell>
          <table:table-cell office:value-type="float" office:value="35">
            <text:p>35</text:p>
          </table:table-cell>
          <table:table-cell office:value-type="float" office:value="34.1797">
            <text:p>34.1797</text:p>
          </table:table-cell>
          <table:table-cell office:value-type="string">
            <text:p>milliseconds</text:p>
          </table:table-cell>
          <table:table-cell office:value-type="float" office:value="2.13623">
            <text:p>2.13623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35">
            <text:p>35</text:p>
          </table:table-cell>
          <table:table-cell office:value-type="float" office:value="34.1797">
            <text:p>34.1797</text:p>
          </table:table-cell>
          <table:table-cell office:value-type="string">
            <text:p>milliseconds</text:p>
          </table:table-cell>
          <table:table-cell office:value-type="float" office:value="2.13623">
            <text:p>2.13623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33.2031">
            <text:p>33.2031</text:p>
          </table:table-cell>
          <table:table-cell office:value-type="string">
            <text:p>milliseconds</text:p>
          </table:table-cell>
          <table:table-cell office:value-type="float" office:value="2.0752">
            <text:p>2.075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59">
            <text:p>59</text:p>
          </table:table-cell>
          <table:table-cell office:value-type="float" office:value="7.20215">
            <text:p>7.20215</text:p>
          </table:table-cell>
          <table:table-cell office:value-type="string">
            <text:p>milliseconds</text:p>
          </table:table-cell>
          <table:table-cell office:value-type="float" office:value="3.60107">
            <text:p>3.60107</text:p>
          </table:table-cell>
          <table:table-cell office:value-type="string">
            <text:p>milliseconds</text:p>
          </table:table-cell>
          <table:table-cell office:value-type="float" office:value="60">
            <text:p>60</text:p>
          </table:table-cell>
          <table:table-cell office:value-type="float" office:value="7.32422">
            <text:p>7.32422</text:p>
          </table:table-cell>
          <table:table-cell office:value-type="string">
            <text:p>milliseconds</text:p>
          </table:table-cell>
          <table:table-cell office:value-type="float" office:value="3.66211">
            <text:p>3.66211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59">
            <text:p>59</text:p>
          </table:table-cell>
          <table:table-cell office:value-type="float" office:value="7.20215">
            <text:p>7.20215</text:p>
          </table:table-cell>
          <table:table-cell office:value-type="string">
            <text:p>milliseconds</text:p>
          </table:table-cell>
          <table:table-cell office:value-type="float" office:value="3.60107">
            <text:p>3.60107</text:p>
          </table:table-cell>
          <table:table-cell office:value-type="string">
            <text:p>milliseconds</text:p>
          </table:table-cell>
          <table:table-cell office:value-type="float" office:value="60">
            <text:p>60</text:p>
          </table:table-cell>
          <table:table-cell office:value-type="float" office:value="7.32422">
            <text:p>7.32422</text:p>
          </table:table-cell>
          <table:table-cell office:value-type="string">
            <text:p>milliseconds</text:p>
          </table:table-cell>
          <table:table-cell office:value-type="float" office:value="3.66211">
            <text:p>3.66211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60">
            <text:p>60</text:p>
          </table:table-cell>
          <table:table-cell office:value-type="float" office:value="7.32422">
            <text:p>7.32422</text:p>
          </table:table-cell>
          <table:table-cell office:value-type="string">
            <text:p>milliseconds</text:p>
          </table:table-cell>
          <table:table-cell office:value-type="float" office:value="3.66211">
            <text:p>3.66211</text:p>
          </table:table-cell>
          <table:table-cell office:value-type="string">
            <text:p>milliseconds</text:p>
          </table:table-cell>
          <table:table-cell office:value-type="float" office:value="60">
            <text:p>60</text:p>
          </table:table-cell>
          <table:table-cell office:value-type="float" office:value="7.32422">
            <text:p>7.32422</text:p>
          </table:table-cell>
          <table:table-cell office:value-type="string">
            <text:p>milliseconds</text:p>
          </table:table-cell>
          <table:table-cell office:value-type="float" office:value="3.66211">
            <text:p>3.66211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60">
            <text:p>60</text:p>
          </table:table-cell>
          <table:table-cell office:value-type="float" office:value="7.32422">
            <text:p>7.32422</text:p>
          </table:table-cell>
          <table:table-cell office:value-type="string">
            <text:p>milliseconds</text:p>
          </table:table-cell>
          <table:table-cell office:value-type="float" office:value="3.66211">
            <text:p>3.66211</text:p>
          </table:table-cell>
          <table:table-cell office:value-type="string">
            <text:p>milliseconds</text:p>
          </table:table-cell>
          <table:table-cell office:value-type="float" office:value="60">
            <text:p>60</text:p>
          </table:table-cell>
          <table:table-cell office:value-type="float" office:value="7.32422">
            <text:p>7.32422</text:p>
          </table:table-cell>
          <table:table-cell office:value-type="string">
            <text:p>milliseconds</text:p>
          </table:table-cell>
          <table:table-cell office:value-type="float" office:value="3.66211">
            <text:p>3.66211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8192">
            <text:p>8192</text:p>
          </table:table-cell>
          <table:table-cell office:value-type="float" office:value="60">
            <text:p>60</text:p>
          </table:table-cell>
          <table:table-cell office:value-type="float" office:value="7.32422">
            <text:p>7.32422</text:p>
          </table:table-cell>
          <table:table-cell office:value-type="string">
            <text:p>milliseconds</text:p>
          </table:table-cell>
          <table:table-cell office:value-type="float" office:value="3.66211">
            <text:p>3.66211</text:p>
          </table:table-cell>
          <table:table-cell office:value-type="string">
            <text:p>milliseconds</text:p>
          </table:table-cell>
          <table:table-cell office:value-type="float" office:value="60">
            <text:p>60</text:p>
          </table:table-cell>
          <table:table-cell office:value-type="float" office:value="7.32422">
            <text:p>7.32422</text:p>
          </table:table-cell>
          <table:table-cell office:value-type="string">
            <text:p>milliseconds</text:p>
          </table:table-cell>
          <table:table-cell office:value-type="float" office:value="3.66211">
            <text:p>3.66211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968.75">
            <text:p>968.75</text:p>
          </table:table-cell>
          <table:table-cell office:value-type="string">
            <text:p>milliseconds</text:p>
          </table:table-cell>
          <table:table-cell office:value-type="float" office:value="1.89209">
            <text:p>1.89209</text:p>
          </table:table-cell>
          <table:table-cell office:value-type="string">
            <text:p>milliseconds</text:p>
          </table:table-cell>
          <table:table-cell office:value-type="float" office:value="61">
            <text:p>61</text:p>
          </table:table-cell>
          <table:table-cell office:value-type="float" office:value="953.125">
            <text:p>953.125</text:p>
          </table:table-cell>
          <table:table-cell office:value-type="string">
            <text:p>milliseconds</text:p>
          </table:table-cell>
          <table:table-cell office:value-type="float" office:value="1.86157">
            <text:p>1.86157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968.75">
            <text:p>968.75</text:p>
          </table:table-cell>
          <table:table-cell office:value-type="string">
            <text:p>milliseconds</text:p>
          </table:table-cell>
          <table:table-cell office:value-type="float" office:value="1.89209">
            <text:p>1.89209</text:p>
          </table:table-cell>
          <table:table-cell office:value-type="string">
            <text:p>milliseconds</text:p>
          </table:table-cell>
          <table:table-cell office:value-type="float" office:value="62">
            <text:p>62</text:p>
          </table:table-cell>
          <table:table-cell office:value-type="float" office:value="968.75">
            <text:p>968.75</text:p>
          </table:table-cell>
          <table:table-cell office:value-type="string">
            <text:p>milliseconds</text:p>
          </table:table-cell>
          <table:table-cell office:value-type="float" office:value="1.89209">
            <text:p>1.8920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3">
            <text:p>63</text:p>
          </table:table-cell>
          <table:table-cell office:value-type="float" office:value="123.047">
            <text:p>123.047</text:p>
          </table:table-cell>
          <table:table-cell office:value-type="string">
            <text:p>milliseconds</text:p>
          </table:table-cell>
          <table:table-cell office:value-type="float" office:value="1.92261">
            <text:p>1.92261</text:p>
          </table:table-cell>
          <table:table-cell office:value-type="string">
            <text:p>milliseconds</text:p>
          </table:table-cell>
          <table:table-cell office:value-type="float" office:value="64">
            <text:p>64</text:p>
          </table:table-cell>
          <table:table-cell office:value-type="float" office:value="125">
            <text:p>125</text:p>
          </table:table-cell>
          <table:table-cell office:value-type="string">
            <text:p>milliseconds</text:p>
          </table:table-cell>
          <table:table-cell office:value-type="float" office:value="1.95312">
            <text:p>1.9531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),AND(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),AND(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),AND(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),AND(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25">
            <text:p>125</text:p>
          </table:table-cell>
          <table:table-cell office:value-type="string">
            <text:p>milliseconds</text:p>
          </table:table-cell>
          <table:table-cell office:value-type="float" office:value="1.95312">
            <text:p>1.95312</text:p>
          </table:table-cell>
          <table:table-cell office:value-type="string">
            <text:p>milliseconds</text:p>
          </table:table-cell>
          <table:table-cell office:value-type="float" office:value="64">
            <text:p>64</text:p>
          </table:table-cell>
          <table:table-cell office:value-type="float" office:value="125">
            <text:p>125</text:p>
          </table:table-cell>
          <table:table-cell office:value-type="string">
            <text:p>milliseconds</text:p>
          </table:table-cell>
          <table:table-cell office:value-type="float" office:value="1.95312">
            <text:p>1.9531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),AND(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),AND(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),AND(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),AND(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25">
            <text:p>125</text:p>
          </table:table-cell>
          <table:table-cell office:value-type="string">
            <text:p>milliseconds</text:p>
          </table:table-cell>
          <table:table-cell office:value-type="float" office:value="1.95312">
            <text:p>1.95312</text:p>
          </table:table-cell>
          <table:table-cell office:value-type="string">
            <text:p>milliseconds</text:p>
          </table:table-cell>
          <table:table-cell office:value-type="float" office:value="64">
            <text:p>64</text:p>
          </table:table-cell>
          <table:table-cell office:value-type="float" office:value="125">
            <text:p>125</text:p>
          </table:table-cell>
          <table:table-cell office:value-type="string">
            <text:p>milliseconds</text:p>
          </table:table-cell>
          <table:table-cell office:value-type="float" office:value="1.95312">
            <text:p>1.95312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),AND(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),AND(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),AND(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),AND(448,449,450,451,452,453,454,455,456,457,458,459,460,461,462,463,464,465,466,467,468,469,470,471,472,473,474,475,476,477,478,479,480,481,482,483,484,485,486,487,488,489,490,491,492,493,494,495,496,497,498,499,500,501,502,503,504,505,506,507,508,509,510,5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76">
            <text:p>76</text:p>
          </table:table-cell>
          <table:table-cell office:value-type="float" office:value="18.5547">
            <text:p>18.5547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float" office:value="76">
            <text:p>76</text:p>
          </table:table-cell>
          <table:table-cell office:value-type="float" office:value="18.5547">
            <text:p>18.5547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76">
            <text:p>76</text:p>
          </table:table-cell>
          <table:table-cell office:value-type="float" office:value="18.5547">
            <text:p>18.5547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float" office:value="76">
            <text:p>76</text:p>
          </table:table-cell>
          <table:table-cell office:value-type="float" office:value="18.5547">
            <text:p>18.5547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76">
            <text:p>76</text:p>
          </table:table-cell>
          <table:table-cell office:value-type="float" office:value="18.5547">
            <text:p>18.5547</text:p>
          </table:table-cell>
          <table:table-cell office:value-type="string">
            <text:p>milliseconds</text:p>
          </table:table-cell>
          <table:table-cell office:value-type="float" office:value="2.31934">
            <text:p>2.31934</text:p>
          </table:table-cell>
          <table:table-cell office:value-type="string">
            <text:p>milliseconds</text:p>
          </table:table-cell>
          <table:table-cell office:value-type="float" office:value="77">
            <text:p>77</text:p>
          </table:table-cell>
          <table:table-cell office:value-type="float" office:value="18.7988">
            <text:p>18.7988</text:p>
          </table:table-cell>
          <table:table-cell office:value-type="string">
            <text:p>milliseconds</text:p>
          </table:table-cell>
          <table:table-cell office:value-type="float" office:value="2.34985">
            <text:p>2.34985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78">
            <text:p>78</text:p>
          </table:table-cell>
          <table:table-cell office:value-type="float" office:value="19.043">
            <text:p>19.043</text:p>
          </table:table-cell>
          <table:table-cell office:value-type="string">
            <text:p>milliseconds</text:p>
          </table:table-cell>
          <table:table-cell office:value-type="float" office:value="2.38037">
            <text:p>2.38037</text:p>
          </table:table-cell>
          <table:table-cell office:value-type="string">
            <text:p>milliseconds</text:p>
          </table:table-cell>
          <table:table-cell office:value-type="float" office:value="77">
            <text:p>77</text:p>
          </table:table-cell>
          <table:table-cell office:value-type="float" office:value="18.7988">
            <text:p>18.7988</text:p>
          </table:table-cell>
          <table:table-cell office:value-type="string">
            <text:p>milliseconds</text:p>
          </table:table-cell>
          <table:table-cell office:value-type="float" office:value="2.34985">
            <text:p>2.34985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77">
            <text:p>77</text:p>
          </table:table-cell>
          <table:table-cell office:value-type="float" office:value="18.7988">
            <text:p>18.7988</text:p>
          </table:table-cell>
          <table:table-cell office:value-type="string">
            <text:p>milliseconds</text:p>
          </table:table-cell>
          <table:table-cell office:value-type="float" office:value="2.34985">
            <text:p>2.34985</text:p>
          </table:table-cell>
          <table:table-cell office:value-type="string">
            <text:p>milliseconds</text:p>
          </table:table-cell>
          <table:table-cell office:value-type="float" office:value="78">
            <text:p>78</text:p>
          </table:table-cell>
          <table:table-cell office:value-type="float" office:value="19.043">
            <text:p>19.043</text:p>
          </table:table-cell>
          <table:table-cell office:value-type="string">
            <text:p>milliseconds</text:p>
          </table:table-cell>
          <table:table-cell office:value-type="float" office:value="2.38037">
            <text:p>2.38037</text:p>
          </table:table-cell>
          <table:table-cell office:value-type="string">
            <text:p>milliseconds</text:p>
          </table:table-cell>
          <table:table-cell office:value-type="string">
            <text:p>OR(AND(0,1,2,3,4,5,6,7),AND(8,9,10,11,12,13,14,15),AND(16,17,18,19,20,21,22,23),AND(24,25,26,27,28,29,30,31),AND(32,33,34,35,36,37,38,39),AND(40,41,42,43,44,45,46,47),AND(48,49,50,51,52,53,54,55),AND(56,57,58,59,60,61,62,63),AND(64,65,66,67,68,69,70,71),AND(72,73,74,75,76,77,78,79),AND(80,81,82,83,84,85,86,87),AND(88,89,90,91,92,93,94,95),AND(96,97,98,99,100,101,102,103),AND(104,105,106,107,108,109,110,111),AND(112,113,114,115,116,117,118,119),AND(120,121,122,123,124,125,126,127),AND(128,129,130,131,132,133,134,135),AND(136,137,138,139,140,141,142,143),AND(144,145,146,147,148,149,150,151),AND(152,153,154,155,156,157,158,159),AND(160,161,162,163,164,165,166,167),AND(168,169,170,171,172,173,174,175),AND(176,177,178,179,180,181,182,183),AND(184,185,186,187,188,189,190,191),AND(192,193,194,195,196,197,198,199),AND(200,201,202,203,204,205,206,207),AND(208,209,210,211,212,213,214,215),AND(216,217,218,219,220,221,222,223),AND(224,225,226,227,228,229,230,231),AND(232,233,234,235,236,237,238,239),AND(240,241,242,243,244,245,246,247),AND(248,249,250,251,252,253,254,255),AND(256,257,258,259,260,261,262,263),AND(264,265,266,267,268,269,270,271),AND(272,273,274,275,276,277,278,279),AND(280,281,282,283,284,285,286,287),AND(288,289,290,291,292,293,294,295),AND(296,297,298,299,300,301,302,303),AND(304,305,306,307,308,309,310,311),AND(312,313,314,315,316,317,318,319),AND(320,321,322,323,324,325,326,327),AND(328,329,330,331,332,333,334,335),AND(336,337,338,339,340,341,342,343),AND(344,345,346,347,348,349,350,351),AND(352,353,354,355,356,357,358,359),AND(360,361,362,363,364,365,366,367),AND(368,369,370,371,372,373,374,375),AND(376,377,378,379,380,381,382,383),AND(384,385,386,387,388,389,390,391),AND(392,393,394,395,396,397,398,399),AND(400,401,402,403,404,405,406,407),AND(408,409,410,411,412,413,414,415),AND(416,417,418,419,420,421,422,423),AND(424,425,426,427,428,429,430,431),AND(432,433,434,435,436,437,438,439),AND(440,441,442,443,444,445,446,447),AND(448,449,450,451,452,453,454,455),AND(456,457,458,459,460,461,462,463),AND(464,465,466,467,468,469,470,471),AND(472,473,474,475,476,477,478,479),AND(480,481,482,483,484,485,486,487),AND(488,489,490,491,492,493,494,495),AND(496,497,498,499,500,501,502,503),AND(504,505,506,507,508,509,510,5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182">
            <text:p>182</text:p>
          </table:table-cell>
          <table:table-cell office:value-type="float" office:value="5.5542">
            <text:p>5.5542</text:p>
          </table:table-cell>
          <table:table-cell office:value-type="string">
            <text:p>milliseconds</text:p>
          </table:table-cell>
          <table:table-cell office:value-type="float" office:value="5.5542">
            <text:p>5.5542</text:p>
          </table:table-cell>
          <table:table-cell office:value-type="string">
            <text:p>milliseconds</text:p>
          </table:table-cell>
          <table:table-cell office:value-type="float" office:value="183">
            <text:p>183</text:p>
          </table:table-cell>
          <table:table-cell office:value-type="float" office:value="5.58472">
            <text:p>5.58472</text:p>
          </table:table-cell>
          <table:table-cell office:value-type="string">
            <text:p>milliseconds</text:p>
          </table:table-cell>
          <table:table-cell office:value-type="float" office:value="5.58472">
            <text:p>5.58472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190">
            <text:p>190</text:p>
          </table:table-cell>
          <table:table-cell office:value-type="float" office:value="5.79834">
            <text:p>5.79834</text:p>
          </table:table-cell>
          <table:table-cell office:value-type="string">
            <text:p>milliseconds</text:p>
          </table:table-cell>
          <table:table-cell office:value-type="float" office:value="5.79834">
            <text:p>5.79834</text:p>
          </table:table-cell>
          <table:table-cell office:value-type="string">
            <text:p>milliseconds</text:p>
          </table:table-cell>
          <table:table-cell office:value-type="float" office:value="192">
            <text:p>192</text:p>
          </table:table-cell>
          <table:table-cell office:value-type="float" office:value="5.85938">
            <text:p>5.85938</text:p>
          </table:table-cell>
          <table:table-cell office:value-type="string">
            <text:p>milliseconds</text:p>
          </table:table-cell>
          <table:table-cell office:value-type="float" office:value="5.85938">
            <text:p>5.85938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09">
            <text:p>209</text:p>
          </table:table-cell>
          <table:table-cell office:value-type="float" office:value="6.37817">
            <text:p>6.37817</text:p>
          </table:table-cell>
          <table:table-cell office:value-type="string">
            <text:p>milliseconds</text:p>
          </table:table-cell>
          <table:table-cell office:value-type="float" office:value="6.37817">
            <text:p>6.37817</text:p>
          </table:table-cell>
          <table:table-cell office:value-type="string">
            <text:p>milliseconds</text:p>
          </table:table-cell>
          <table:table-cell office:value-type="float" office:value="211">
            <text:p>211</text:p>
          </table:table-cell>
          <table:table-cell office:value-type="float" office:value="6.43921">
            <text:p>6.43921</text:p>
          </table:table-cell>
          <table:table-cell office:value-type="string">
            <text:p>milliseconds</text:p>
          </table:table-cell>
          <table:table-cell office:value-type="float" office:value="6.43921">
            <text:p>6.43921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30">
            <text:p>230</text:p>
          </table:table-cell>
          <table:table-cell office:value-type="float" office:value="7.01904">
            <text:p>7.01904</text:p>
          </table:table-cell>
          <table:table-cell office:value-type="string">
            <text:p>milliseconds</text:p>
          </table:table-cell>
          <table:table-cell office:value-type="float" office:value="7.01904">
            <text:p>7.01904</text:p>
          </table:table-cell>
          <table:table-cell office:value-type="string">
            <text:p>milliseconds</text:p>
          </table:table-cell>
          <table:table-cell office:value-type="float" office:value="231">
            <text:p>231</text:p>
          </table:table-cell>
          <table:table-cell office:value-type="float" office:value="7.04956">
            <text:p>7.04956</text:p>
          </table:table-cell>
          <table:table-cell office:value-type="string">
            <text:p>milliseconds</text:p>
          </table:table-cell>
          <table:table-cell office:value-type="float" office:value="7.04956">
            <text:p>7.04956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189">
            <text:p>189</text:p>
          </table:table-cell>
          <table:table-cell office:value-type="float" office:value="5.76782">
            <text:p>5.76782</text:p>
          </table:table-cell>
          <table:table-cell office:value-type="string">
            <text:p>milliseconds</text:p>
          </table:table-cell>
          <table:table-cell office:value-type="float" office:value="5.76782">
            <text:p>5.76782</text:p>
          </table:table-cell>
          <table:table-cell office:value-type="string">
            <text:p>milliseconds</text:p>
          </table:table-cell>
          <table:table-cell office:value-type="float" office:value="191">
            <text:p>191</text:p>
          </table:table-cell>
          <table:table-cell office:value-type="float" office:value="5.82886">
            <text:p>5.82886</text:p>
          </table:table-cell>
          <table:table-cell office:value-type="string">
            <text:p>milliseconds</text:p>
          </table:table-cell>
          <table:table-cell office:value-type="float" office:value="5.82886">
            <text:p>5.82886</text:p>
          </table:table-cell>
          <table:table-cell office:value-type="string">
            <text:p>milliseconds</text:p>
          </table:table-cell>
          <table:table-cell office:value-type="string">
            <text:p>OR(AND(0),AND(1),AND(2),AND(3),AND(4),AND(5),AND(6),AND(7),AND(8),AND(9),AND(10),AND(11),AND(12),AND(13),AND(14),AND(15),AND(16),AND(17),AND(18),AND(19),AND(20),AND(21),AND(22),AND(23),AND(24),AND(25),AND(26),AND(27),AND(28),AND(29),AND(30),AND(31),AND(32),AND(33),AND(34),AND(35),AND(36),AND(37),AND(38),AND(39),AND(40),AND(41),AND(42),AND(43),AND(44),AND(45),AND(46),AND(47),AND(48),AND(49),AND(50),AND(51),AND(52),AND(53),AND(54),AND(55),AND(56),AND(57),AND(58),AND(59),AND(60),AND(61),AND(62),AND(63),AND(64),AND(65),AND(66),AND(67),AND(68),AND(69),AND(70),AND(71),AND(72),AND(73),AND(74),AND(75),AND(76),AND(77),AND(78),AND(79),AND(80),AND(81),AND(82),AND(83),AND(84),AND(85),AND(86),AND(87),AND(88),AND(89),AND(90),AND(91),AND(92),AND(93),AND(94),AND(95),AND(96),AND(97),AND(98),AND(99),AND(100),AND(101),AND(102),AND(103),AND(104),AND(105),AND(106),AND(107),AND(108),AND(109),AND(110),AND(111),AND(112),AND(113),AND(114),AND(115),AND(116),AND(117),AND(118),AND(119),AND(120),AND(121),AND(122),AND(123),AND(124),AND(125),AND(126),AND(127),AND(128),AND(129),AND(130),AND(131),AND(132),AND(133),AND(134),AND(135),AND(136),AND(137),AND(138),AND(139),AND(140),AND(141),AND(142),AND(143),AND(144),AND(145),AND(146),AND(147),AND(148),AND(149),AND(150),AND(151),AND(152),AND(153),AND(154),AND(155),AND(156),AND(157),AND(158),AND(159),AND(160),AND(161),AND(162),AND(163),AND(164),AND(165),AND(166),AND(167),AND(168),AND(169),AND(170),AND(171),AND(172),AND(173),AND(174),AND(175),AND(176),AND(177),AND(178),AND(179),AND(180),AND(181),AND(182),AND(183),AND(184),AND(185),AND(186),AND(187),AND(188),AND(189),AND(190),AND(191),AND(192),AND(193),AND(194),AND(195),AND(196),AND(197),AND(198),AND(199),AND(200),AND(201),AND(202),AND(203),AND(204),AND(205),AND(206),AND(207),AND(208),AND(209),AND(210),AND(211),AND(212),AND(213),AND(214),AND(215),AND(216),AND(217),AND(218),AND(219),AND(220),AND(221),AND(222),AND(223),AND(224),AND(225),AND(226),AND(227),AND(228),AND(229),AND(230),AND(231),AND(232),AND(233),AND(234),AND(235),AND(236),AND(237),AND(238),AND(239),AND(240),AND(241),AND(242),AND(243),AND(244),AND(245),AND(246),AND(247),AND(248),AND(249),AND(250),AND(251),AND(252),AND(253),AND(254),AND(255),AND(256),AND(257),AND(258),AND(259),AND(260),AND(261),AND(262),AND(263),AND(264),AND(265),AND(266),AND(267),AND(268),AND(269),AND(270),AND(271),AND(272),AND(273),AND(274),AND(275),AND(276),AND(277),AND(278),AND(279),AND(280),AND(281),AND(282),AND(283),AND(284),AND(285),AND(286),AND(287),AND(288),AND(289),AND(290),AND(291),AND(292),AND(293),AND(294),AND(295),AND(296),AND(297),AND(298),AND(299),AND(300),AND(301),AND(302),AND(303),AND(304),AND(305),AND(306),AND(307),AND(308),AND(309),AND(310),AND(311),AND(312),AND(313),AND(314),AND(315),AND(316),AND(317),AND(318),AND(319),AND(320),AND(321),AND(322),AND(323),AND(324),AND(325),AND(326),AND(327),AND(328),AND(329),AND(330),AND(331),AND(332),AND(333),AND(334),AND(335),AND(336),AND(337),AND(338),AND(339),AND(340),AND(341),AND(342),AND(343),AND(344),AND(345),AND(346),AND(347),AND(348),AND(349),AND(350),AND(351),AND(352),AND(353),AND(354),AND(355),AND(356),AND(357),AND(358),AND(359),AND(360),AND(361),AND(362),AND(363),AND(364),AND(365),AND(366),AND(367),AND(368),AND(369),AND(370),AND(371),AND(372),AND(373),AND(374),AND(375),AND(376),AND(377),AND(378),AND(379),AND(380),AND(381),AND(382),AND(383),AND(384),AND(385),AND(386),AND(387),AND(388),AND(389),AND(390),AND(391),AND(392),AND(393),AND(394),AND(395),AND(396),AND(397),AND(398),AND(399),AND(400),AND(401),AND(402),AND(403),AND(404),AND(405),AND(406),AND(407),AND(408),AND(409),AND(410),AND(411),AND(412),AND(413),AND(414),AND(415),AND(416),AND(417),AND(418),AND(419),AND(420),AND(421),AND(422),AND(423),AND(424),AND(425),AND(426),AND(427),AND(428),AND(429),AND(430),AND(431),AND(432),AND(433),AND(434),AND(435),AND(436),AND(437),AND(438),AND(439),AND(440),AND(441),AND(442),AND(443),AND(444),AND(445),AND(446),AND(447),AND(448),AND(449),AND(450),AND(451),AND(452),AND(453),AND(454),AND(455),AND(456),AND(457),AND(458),AND(459),AND(460),AND(461),AND(462),AND(463),AND(464),AND(465),AND(466),AND(467),AND(468),AND(469),AND(470),AND(471),AND(472),AND(473),AND(474),AND(475),AND(476),AND(477),AND(478),AND(479),AND(480),AND(481),AND(482),AND(483),AND(484),AND(485),AND(486),AND(487),AND(488),AND(489),AND(490),AND(491),AND(492),AND(493),AND(494),AND(495),AND(496),AND(497),AND(498),AND(499),AND(500),AND(501),AND(502),AND(503),AND(504),AND(505),AND(506),AND(507),AND(508),AND(509),AND(510),AND(51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3"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24">
            <text:p>124</text:p>
          </table:table-cell>
          <table:table-cell office:value-type="float" office:value="1.9375">
            <text:p>1.9375</text:p>
          </table:table-cell>
          <table:table-cell office:value-type="string">
            <text:p>seconds</text:p>
          </table:table-cell>
          <table:table-cell office:value-type="float" office:value="1.89209">
            <text:p>1.89209</text:p>
          </table:table-cell>
          <table:table-cell office:value-type="string">
            <text:p>milliseconds</text:p>
          </table:table-cell>
          <table:table-cell office:value-type="float" office:value="123">
            <text:p>123</text:p>
          </table:table-cell>
          <table:table-cell office:value-type="float" office:value="1.92188">
            <text:p>1.92188</text:p>
          </table:table-cell>
          <table:table-cell office:value-type="string">
            <text:p>seconds</text:p>
          </table:table-cell>
          <table:table-cell office:value-type="float" office:value="1.87683">
            <text:p>1.87683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25">
            <text:p>125</text:p>
          </table:table-cell>
          <table:table-cell office:value-type="float" office:value="244.141">
            <text:p>244.141</text:p>
          </table:table-cell>
          <table:table-cell office:value-type="string">
            <text:p>milliseconds</text:p>
          </table:table-cell>
          <table:table-cell office:value-type="float" office:value="1.90735">
            <text:p>1.90735</text:p>
          </table:table-cell>
          <table:table-cell office:value-type="string">
            <text:p>milliseconds</text:p>
          </table:table-cell>
          <table:table-cell office:value-type="float" office:value="126">
            <text:p>126</text:p>
          </table:table-cell>
          <table:table-cell office:value-type="float" office:value="246.094">
            <text:p>246.094</text:p>
          </table:table-cell>
          <table:table-cell office:value-type="string">
            <text:p>milliseconds</text:p>
          </table:table-cell>
          <table:table-cell office:value-type="float" office:value="1.92261">
            <text:p>1.92261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,AND(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),AND(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),AND(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),AND(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26">
            <text:p>126</text:p>
          </table:table-cell>
          <table:table-cell office:value-type="float" office:value="246.094">
            <text:p>246.094</text:p>
          </table:table-cell>
          <table:table-cell office:value-type="string">
            <text:p>milliseconds</text:p>
          </table:table-cell>
          <table:table-cell office:value-type="float" office:value="1.92261">
            <text:p>1.92261</text:p>
          </table:table-cell>
          <table:table-cell office:value-type="string">
            <text:p>milliseconds</text:p>
          </table:table-cell>
          <table:table-cell office:value-type="float" office:value="126">
            <text:p>126</text:p>
          </table:table-cell>
          <table:table-cell office:value-type="float" office:value="246.094">
            <text:p>246.094</text:p>
          </table:table-cell>
          <table:table-cell office:value-type="string">
            <text:p>milliseconds</text:p>
          </table:table-cell>
          <table:table-cell office:value-type="float" office:value="1.92261">
            <text:p>1.92261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,AND(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),AND(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),AND(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),AND(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25">
            <text:p>125</text:p>
          </table:table-cell>
          <table:table-cell office:value-type="float" office:value="244.141">
            <text:p>244.141</text:p>
          </table:table-cell>
          <table:table-cell office:value-type="string">
            <text:p>milliseconds</text:p>
          </table:table-cell>
          <table:table-cell office:value-type="float" office:value="1.90735">
            <text:p>1.90735</text:p>
          </table:table-cell>
          <table:table-cell office:value-type="string">
            <text:p>milliseconds</text:p>
          </table:table-cell>
          <table:table-cell office:value-type="float" office:value="126">
            <text:p>126</text:p>
          </table:table-cell>
          <table:table-cell office:value-type="float" office:value="246.094">
            <text:p>246.094</text:p>
          </table:table-cell>
          <table:table-cell office:value-type="string">
            <text:p>milliseconds</text:p>
          </table:table-cell>
          <table:table-cell office:value-type="float" office:value="1.92261">
            <text:p>1.92261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,16,17,18,19,20,21,22,23,24,25,26,27,28,29,30,31,32,33,34,35,36,37,38,39,40,41,42,43,44,45,46,47,48,49,50,51,52,53,54,55,56,57,58,59,60,61,62,63,64,65,66,67,68,69,70,71,72,73,74,75,76,77,78,79,80,81,82,83,84,85,86,87,88,89,90,91,92,93,94,95,96,97,98,99,100,101,102,103,104,105,106,107,108,109,110,111,112,113,114,115,116,117,118,119,120,121,122,123,124,125,126,127),AND(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,255),AND(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),AND(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,511),AND(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),AND(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),AND(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),AND(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38">
            <text:p>138</text:p>
          </table:table-cell>
          <table:table-cell office:value-type="float" office:value="33.6914">
            <text:p>33.6914</text:p>
          </table:table-cell>
          <table:table-cell office:value-type="string">
            <text:p>milliseconds</text:p>
          </table:table-cell>
          <table:table-cell office:value-type="float" office:value="2.10571">
            <text:p>2.10571</text:p>
          </table:table-cell>
          <table:table-cell office:value-type="string">
            <text:p>milliseconds</text:p>
          </table:table-cell>
          <table:table-cell office:value-type="float" office:value="138">
            <text:p>138</text:p>
          </table:table-cell>
          <table:table-cell office:value-type="float" office:value="33.6914">
            <text:p>33.6914</text:p>
          </table:table-cell>
          <table:table-cell office:value-type="string">
            <text:p>milliseconds</text:p>
          </table:table-cell>
          <table:table-cell office:value-type="float" office:value="2.10571">
            <text:p>2.10571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39">
            <text:p>139</text:p>
          </table:table-cell>
          <table:table-cell office:value-type="float" office:value="33.9355">
            <text:p>33.9355</text:p>
          </table:table-cell>
          <table:table-cell office:value-type="string">
            <text:p>milliseconds</text:p>
          </table:table-cell>
          <table:table-cell office:value-type="float" office:value="2.12097">
            <text:p>2.12097</text:p>
          </table:table-cell>
          <table:table-cell office:value-type="string">
            <text:p>milliseconds</text:p>
          </table:table-cell>
          <table:table-cell office:value-type="float" office:value="138">
            <text:p>138</text:p>
          </table:table-cell>
          <table:table-cell office:value-type="float" office:value="33.6914">
            <text:p>33.6914</text:p>
          </table:table-cell>
          <table:table-cell office:value-type="string">
            <text:p>milliseconds</text:p>
          </table:table-cell>
          <table:table-cell office:value-type="float" office:value="2.10571">
            <text:p>2.10571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40">
            <text:p>140</text:p>
          </table:table-cell>
          <table:table-cell office:value-type="float" office:value="34.1797">
            <text:p>34.1797</text:p>
          </table:table-cell>
          <table:table-cell office:value-type="string">
            <text:p>milliseconds</text:p>
          </table:table-cell>
          <table:table-cell office:value-type="float" office:value="2.13623">
            <text:p>2.13623</text:p>
          </table:table-cell>
          <table:table-cell office:value-type="string">
            <text:p>milliseconds</text:p>
          </table:table-cell>
          <table:table-cell office:value-type="float" office:value="140">
            <text:p>140</text:p>
          </table:table-cell>
          <table:table-cell office:value-type="float" office:value="34.1797">
            <text:p>34.1797</text:p>
          </table:table-cell>
          <table:table-cell office:value-type="string">
            <text:p>milliseconds</text:p>
          </table:table-cell>
          <table:table-cell office:value-type="float" office:value="2.13623">
            <text:p>2.13623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4096">
            <text:p>4096</text:p>
          </table:table-cell>
          <table:table-cell office:value-type="float" office:value="141">
            <text:p>141</text:p>
          </table:table-cell>
          <table:table-cell office:value-type="float" office:value="34.4238">
            <text:p>34.4238</text:p>
          </table:table-cell>
          <table:table-cell office:value-type="string">
            <text:p>milliseconds</text:p>
          </table:table-cell>
          <table:table-cell office:value-type="float" office:value="2.15149">
            <text:p>2.15149</text:p>
          </table:table-cell>
          <table:table-cell office:value-type="string">
            <text:p>milliseconds</text:p>
          </table:table-cell>
          <table:table-cell office:value-type="float" office:value="141">
            <text:p>141</text:p>
          </table:table-cell>
          <table:table-cell office:value-type="float" office:value="34.4238">
            <text:p>34.4238</text:p>
          </table:table-cell>
          <table:table-cell office:value-type="string">
            <text:p>milliseconds</text:p>
          </table:table-cell>
          <table:table-cell office:value-type="float" office:value="2.15149">
            <text:p>2.15149</text:p>
          </table:table-cell>
          <table:table-cell office:value-type="string">
            <text:p>milliseconds</text:p>
          </table:table-cell>
          <table:table-cell office:value-type="string">
            <text:p>OR(AND(0,1,2,3,4,5,6,7,8,9,10,11,12,13,14,15),AND(16,17,18,19,20,21,22,23,24,25,26,27,28,29,30,31),AND(32,33,34,35,36,37,38,39,40,41,42,43,44,45,46,47),AND(48,49,50,51,52,53,54,55,56,57,58,59,60,61,62,63),AND(64,65,66,67,68,69,70,71,72,73,74,75,76,77,78,79),AND(80,81,82,83,84,85,86,87,88,89,90,91,92,93,94,95),AND(96,97,98,99,100,101,102,103,104,105,106,107,108,109,110,111),AND(112,113,114,115,116,117,118,119,120,121,122,123,124,125,126,127),AND(128,129,130,131,132,133,134,135,136,137,138,139,140,141,142,143),AND(144,145,146,147,148,149,150,151,152,153,154,155,156,157,158,159),AND(160,161,162,163,164,165,166,167,168,169,170,171,172,173,174,175),AND(176,177,178,179,180,181,182,183,184,185,186,187,188,189,190,191),AND(192,193,194,195,196,197,198,199,200,201,202,203,204,205,206,207),AND(208,209,210,211,212,213,214,215,216,217,218,219,220,221,222,223),AND(224,225,226,227,228,229,230,231,232,233,234,235,236,237,238,239),AND(240,241,242,243,244,245,246,247,248,249,250,251,252,253,254,255),AND(256,257,258,259,260,261,262,263,264,265,266,267,268,269,270,271),AND(272,273,274,275,276,277,278,279,280,281,282,283,284,285,286,287),AND(288,289,290,291,292,293,294,295,296,297,298,299,300,301,302,303),AND(304,305,306,307,308,309,310,311,312,313,314,315,316,317,318,319),AND(320,321,322,323,324,325,326,327,328,329,330,331,332,333,334,335),AND(336,337,338,339,340,341,342,343,344,345,346,347,348,349,350,351),AND(352,353,354,355,356,357,358,359,360,361,362,363,364,365,366,367),AND(368,369,370,371,372,373,374,375,376,377,378,379,380,381,382,383),AND(384,385,386,387,388,389,390,391,392,393,394,395,396,397,398,399),AND(400,401,402,403,404,405,406,407,408,409,410,411,412,413,414,415),AND(416,417,418,419,420,421,422,423,424,425,426,427,428,429,430,431),AND(432,433,434,435,436,437,438,439,440,441,442,443,444,445,446,447),AND(448,449,450,451,452,453,454,455,456,457,458,459,460,461,462,463),AND(464,465,466,467,468,469,470,471,472,473,474,475,476,477,478,479),AND(480,481,482,483,484,485,486,487,488,489,490,491,492,493,494,495),AND(496,497,498,499,500,501,502,503,504,505,506,507,508,509,510,511),AND(512,513,514,515,516,517,518,519,520,521,522,523,524,525,526,527),AND(528,529,530,531,532,533,534,535,536,537,538,539,540,541,542,543),AND(544,545,546,547,548,549,550,551,552,553,554,555,556,557,558,559),AND(560,561,562,563,564,565,566,567,568,569,570,571,572,573,574,575),AND(576,577,578,579,580,581,582,583,584,585,586,587,588,589,590,591),AND(592,593,594,595,596,597,598,599,600,601,602,603,604,605,606,607),AND(608,609,610,611,612,613,614,615,616,617,618,619,620,621,622,623),AND(624,625,626,627,628,629,630,631,632,633,634,635,636,637,638,639),AND(640,641,642,643,644,645,646,647,648,649,650,651,652,653,654,655),AND(656,657,658,659,660,661,662,663,664,665,666,667,668,669,670,671),AND(672,673,674,675,676,677,678,679,680,681,682,683,684,685,686,687),AND(688,689,690,691,692,693,694,695,696,697,698,699,700,701,702,703),AND(704,705,706,707,708,709,710,711,712,713,714,715,716,717,718,719),AND(720,721,722,723,724,725,726,727,728,729,730,731,732,733,734,735),AND(736,737,738,739,740,741,742,743,744,745,746,747,748,749,750,751),AND(752,753,754,755,756,757,758,759,760,761,762,763,764,765,766,767),AND(768,769,770,771,772,773,774,775,776,777,778,779,780,781,782,783),AND(784,785,786,787,788,789,790,791,792,793,794,795,796,797,798,799),AND(800,801,802,803,804,805,806,807,808,809,810,811,812,813,814,815),AND(816,817,818,819,820,821,822,823,824,825,826,827,828,829,830,831),AND(832,833,834,835,836,837,838,839,840,841,842,843,844,845,846,847),AND(848,849,850,851,852,853,854,855,856,857,858,859,860,861,862,863),AND(864,865,866,867,868,869,870,871,872,873,874,875,876,877,878,879),AND(880,881,882,883,884,885,886,887,888,889,890,891,892,893,894,895),AND(896,897,898,899,900,901,902,903,904,905,906,907,908,909,910,911),AND(912,913,914,915,916,917,918,919,920,921,922,923,924,925,926,927),AND(928,929,930,931,932,933,934,935,936,937,938,939,940,941,942,943),AND(944,945,946,947,948,949,950,951,952,953,954,955,956,957,958,959),AND(960,961,962,963,964,965,966,967,968,969,970,971,972,973,974,975),AND(976,977,978,979,980,981,982,983,984,985,986,987,988,989,990,991),AND(992,993,994,995,996,997,998,999,1000,1001,1002,1003,1004,1005,1006,1007),AND(1008,1009,1010,1011,1012,1013,1014,1015,1016,1017,1018,1019,1020,1021,1022,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47">
            <text:p>247</text:p>
          </table:table-cell>
          <table:table-cell office:value-type="float" office:value="7.53784">
            <text:p>7.53784</text:p>
          </table:table-cell>
          <table:table-cell office:value-type="string">
            <text:p>milliseconds</text:p>
          </table:table-cell>
          <table:table-cell office:value-type="float" office:value="3.76892">
            <text:p>3.76892</text:p>
          </table:table-cell>
          <table:table-cell office:value-type="string">
            <text:p>milliseconds</text:p>
          </table:table-cell>
          <table:table-cell office:value-type="float" office:value="247">
            <text:p>247</text:p>
          </table:table-cell>
          <table:table-cell office:value-type="float" office:value="7.53784">
            <text:p>7.53784</text:p>
          </table:table-cell>
          <table:table-cell office:value-type="string">
            <text:p>milliseconds</text:p>
          </table:table-cell>
          <table:table-cell office:value-type="float" office:value="3.76892">
            <text:p>3.76892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55">
            <text:p>255</text:p>
          </table:table-cell>
          <table:table-cell office:value-type="float" office:value="7.78198">
            <text:p>7.78198</text:p>
          </table:table-cell>
          <table:table-cell office:value-type="string">
            <text:p>milliseconds</text:p>
          </table:table-cell>
          <table:table-cell office:value-type="float" office:value="3.89099">
            <text:p>3.89099</text:p>
          </table:table-cell>
          <table:table-cell office:value-type="string">
            <text:p>milliseconds</text:p>
          </table:table-cell>
          <table:table-cell office:value-type="float" office:value="256">
            <text:p>256</text:p>
          </table:table-cell>
          <table:table-cell office:value-type="float" office:value="7.8125">
            <text:p>7.8125</text:p>
          </table:table-cell>
          <table:table-cell office:value-type="string">
            <text:p>milliseconds</text:p>
          </table:table-cell>
          <table:table-cell office:value-type="float" office:value="3.90625">
            <text:p>3.90625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76">
            <text:p>276</text:p>
          </table:table-cell>
          <table:table-cell office:value-type="float" office:value="8.42285">
            <text:p>8.42285</text:p>
          </table:table-cell>
          <table:table-cell office:value-type="string">
            <text:p>milliseconds</text:p>
          </table:table-cell>
          <table:table-cell office:value-type="float" office:value="4.21143">
            <text:p>4.21143</text:p>
          </table:table-cell>
          <table:table-cell office:value-type="string">
            <text:p>milliseconds</text:p>
          </table:table-cell>
          <table:table-cell office:value-type="float" office:value="276">
            <text:p>276</text:p>
          </table:table-cell>
          <table:table-cell office:value-type="float" office:value="8.42285">
            <text:p>8.42285</text:p>
          </table:table-cell>
          <table:table-cell office:value-type="string">
            <text:p>milliseconds</text:p>
          </table:table-cell>
          <table:table-cell office:value-type="float" office:value="4.21143">
            <text:p>4.21143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59">
            <text:p>259</text:p>
          </table:table-cell>
          <table:table-cell office:value-type="float" office:value="7.90405">
            <text:p>7.90405</text:p>
          </table:table-cell>
          <table:table-cell office:value-type="string">
            <text:p>milliseconds</text:p>
          </table:table-cell>
          <table:table-cell office:value-type="float" office:value="3.95203">
            <text:p>3.95203</text:p>
          </table:table-cell>
          <table:table-cell office:value-type="string">
            <text:p>milliseconds</text:p>
          </table:table-cell>
          <table:table-cell office:value-type="float" office:value="259">
            <text:p>259</text:p>
          </table:table-cell>
          <table:table-cell office:value-type="float" office:value="7.90405">
            <text:p>7.90405</text:p>
          </table:table-cell>
          <table:table-cell office:value-type="string">
            <text:p>milliseconds</text:p>
          </table:table-cell>
          <table:table-cell office:value-type="float" office:value="3.95203">
            <text:p>3.95203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2768">
            <text:p>32768</text:p>
          </table:table-cell>
          <table:table-cell office:value-type="float" office:value="267">
            <text:p>267</text:p>
          </table:table-cell>
          <table:table-cell office:value-type="float" office:value="8.14819">
            <text:p>8.14819</text:p>
          </table:table-cell>
          <table:table-cell office:value-type="string">
            <text:p>milliseconds</text:p>
          </table:table-cell>
          <table:table-cell office:value-type="float" office:value="4.0741">
            <text:p>4.0741</text:p>
          </table:table-cell>
          <table:table-cell office:value-type="string">
            <text:p>milliseconds</text:p>
          </table:table-cell>
          <table:table-cell office:value-type="float" office:value="268">
            <text:p>268</text:p>
          </table:table-cell>
          <table:table-cell office:value-type="float" office:value="8.17871">
            <text:p>8.17871</text:p>
          </table:table-cell>
          <table:table-cell office:value-type="string">
            <text:p>milliseconds</text:p>
          </table:table-cell>
          <table:table-cell office:value-type="float" office:value="4.08936">
            <text:p>4.08936</text:p>
          </table:table-cell>
          <table:table-cell office:value-type="string">
            <text:p>milliseconds</text:p>
          </table:table-cell>
          <table:table-cell office:value-type="string">
            <text:p>OR(AND(0,1),AND(2,3),AND(4,5),AND(6,7),AND(8,9),AND(10,11),AND(12,13),AND(14,15),AND(16,17),AND(18,19),AND(20,21),AND(22,23),AND(24,25),AND(26,27),AND(28,29),AND(30,31),AND(32,33),AND(34,35),AND(36,37),AND(38,39),AND(40,41),AND(42,43),AND(44,45),AND(46,47),AND(48,49),AND(50,51),AND(52,53),AND(54,55),AND(56,57),AND(58,59),AND(60,61),AND(62,63),AND(64,65),AND(66,67),AND(68,69),AND(70,71),AND(72,73),AND(74,75),AND(76,77),AND(78,79),AND(80,81),AND(82,83),AND(84,85),AND(86,87),AND(88,89),AND(90,91),AND(92,93),AND(94,95),AND(96,97),AND(98,99),AND(100,101),AND(102,103),AND(104,105),AND(106,107),AND(108,109),AND(110,111),AND(112,113),AND(114,115),AND(116,117),AND(118,119),AND(120,121),AND(122,123),AND(124,125),AND(126,127),AND(128,129),AND(130,131),AND(132,133),AND(134,135),AND(136,137),AND(138,139),AND(140,141),AND(142,143),AND(144,145),AND(146,147),AND(148,149),AND(150,151),AND(152,153),AND(154,155),AND(156,157),AND(158,159),AND(160,161),AND(162,163),AND(164,165),AND(166,167),AND(168,169),AND(170,171),AND(172,173),AND(174,175),AND(176,177),AND(178,179),AND(180,181),AND(182,183),AND(184,185),AND(186,187),AND(188,189),AND(190,191),AND(192,193),AND(194,195),AND(196,197),AND(198,199),AND(200,201),AND(202,203),AND(204,205),AND(206,207),AND(208,209),AND(210,211),AND(212,213),AND(214,215),AND(216,217),AND(218,219),AND(220,221),AND(222,223),AND(224,225),AND(226,227),AND(228,229),AND(230,231),AND(232,233),AND(234,235),AND(236,237),AND(238,239),AND(240,241),AND(242,243),AND(244,245),AND(246,247),AND(248,249),AND(250,251),AND(252,253),AND(254,255),AND(256,257),AND(258,259),AND(260,261),AND(262,263),AND(264,265),AND(266,267),AND(268,269),AND(270,271),AND(272,273),AND(274,275),AND(276,277),AND(278,279),AND(280,281),AND(282,283),AND(284,285),AND(286,287),AND(288,289),AND(290,291),AND(292,293),AND(294,295),AND(296,297),AND(298,299),AND(300,301),AND(302,303),AND(304,305),AND(306,307),AND(308,309),AND(310,311),AND(312,313),AND(314,315),AND(316,317),AND(318,319),AND(320,321),AND(322,323),AND(324,325),AND(326,327),AND(328,329),AND(330,331),AND(332,333),AND(334,335),AND(336,337),AND(338,339),AND(340,341),AND(342,343),AND(344,345),AND(346,347),AND(348,349),AND(350,351),AND(352,353),AND(354,355),AND(356,357),AND(358,359),AND(360,361),AND(362,363),AND(364,365),AND(366,367),AND(368,369),AND(370,371),AND(372,373),AND(374,375),AND(376,377),AND(378,379),AND(380,381),AND(382,383),AND(384,385),AND(386,387),AND(388,389),AND(390,391),AND(392,393),AND(394,395),AND(396,397),AND(398,399),AND(400,401),AND(402,403),AND(404,405),AND(406,407),AND(408,409),AND(410,411),AND(412,413),AND(414,415),AND(416,417),AND(418,419),AND(420,421),AND(422,423),AND(424,425),AND(426,427),AND(428,429),AND(430,431),AND(432,433),AND(434,435),AND(436,437),AND(438,439),AND(440,441),AND(442,443),AND(444,445),AND(446,447),AND(448,449),AND(450,451),AND(452,453),AND(454,455),AND(456,457),AND(458,459),AND(460,461),AND(462,463),AND(464,465),AND(466,467),AND(468,469),AND(470,471),AND(472,473),AND(474,475),AND(476,477),AND(478,479),AND(480,481),AND(482,483),AND(484,485),AND(486,487),AND(488,489),AND(490,491),AND(492,493),AND(494,495),AND(496,497),AND(498,499),AND(500,501),AND(502,503),AND(504,505),AND(506,507),AND(508,509),AND(510,511),AND(512,513),AND(514,515),AND(516,517),AND(518,519),AND(520,521),AND(522,523),AND(524,525),AND(526,527),AND(528,529),AND(530,531),AND(532,533),AND(534,535),AND(536,537),AND(538,539),AND(540,541),AND(542,543),AND(544,545),AND(546,547),AND(548,549),AND(550,551),AND(552,553),AND(554,555),AND(556,557),AND(558,559),AND(560,561),AND(562,563),AND(564,565),AND(566,567),AND(568,569),AND(570,571),AND(572,573),AND(574,575),AND(576,577),AND(578,579),AND(580,581),AND(582,583),AND(584,585),AND(586,587),AND(588,589),AND(590,591),AND(592,593),AND(594,595),AND(596,597),AND(598,599),AND(600,601),AND(602,603),AND(604,605),AND(606,607),AND(608,609),AND(610,611),AND(612,613),AND(614,615),AND(616,617),AND(618,619),AND(620,621),AND(622,623),AND(624,625),AND(626,627),AND(628,629),AND(630,631),AND(632,633),AND(634,635),AND(636,637),AND(638,639),AND(640,641),AND(642,643),AND(644,645),AND(646,647),AND(648,649),AND(650,651),AND(652,653),AND(654,655),AND(656,657),AND(658,659),AND(660,661),AND(662,663),AND(664,665),AND(666,667),AND(668,669),AND(670,671),AND(672,673),AND(674,675),AND(676,677),AND(678,679),AND(680,681),AND(682,683),AND(684,685),AND(686,687),AND(688,689),AND(690,691),AND(692,693),AND(694,695),AND(696,697),AND(698,699),AND(700,701),AND(702,703),AND(704,705),AND(706,707),AND(708,709),AND(710,711),AND(712,713),AND(714,715),AND(716,717),AND(718,719),AND(720,721),AND(722,723),AND(724,725),AND(726,727),AND(728,729),AND(730,731),AND(732,733),AND(734,735),AND(736,737),AND(738,739),AND(740,741),AND(742,743),AND(744,745),AND(746,747),AND(748,749),AND(750,751),AND(752,753),AND(754,755),AND(756,757),AND(758,759),AND(760,761),AND(762,763),AND(764,765),AND(766,767),AND(768,769),AND(770,771),AND(772,773),AND(774,775),AND(776,777),AND(778,779),AND(780,781),AND(782,783),AND(784,785),AND(786,787),AND(788,789),AND(790,791),AND(792,793),AND(794,795),AND(796,797),AND(798,799),AND(800,801),AND(802,803),AND(804,805),AND(806,807),AND(808,809),AND(810,811),AND(812,813),AND(814,815),AND(816,817),AND(818,819),AND(820,821),AND(822,823),AND(824,825),AND(826,827),AND(828,829),AND(830,831),AND(832,833),AND(834,835),AND(836,837),AND(838,839),AND(840,841),AND(842,843),AND(844,845),AND(846,847),AND(848,849),AND(850,851),AND(852,853),AND(854,855),AND(856,857),AND(858,859),AND(860,861),AND(862,863),AND(864,865),AND(866,867),AND(868,869),AND(870,871),AND(872,873),AND(874,875),AND(876,877),AND(878,879),AND(880,881),AND(882,883),AND(884,885),AND(886,887),AND(888,889),AND(890,891),AND(892,893),AND(894,895),AND(896,897),AND(898,899),AND(900,901),AND(902,903),AND(904,905),AND(906,907),AND(908,909),AND(910,911),AND(912,913),AND(914,915),AND(916,917),AND(918,919),AND(920,921),AND(922,923),AND(924,925),AND(926,927),AND(928,929),AND(930,931),AND(932,933),AND(934,935),AND(936,937),AND(938,939),AND(940,941),AND(942,943),AND(944,945),AND(946,947),AND(948,949),AND(950,951),AND(952,953),AND(954,955),AND(956,957),AND(958,959),AND(960,961),AND(962,963),AND(964,965),AND(966,967),AND(968,969),AND(970,971),AND(972,973),AND(974,975),AND(976,977),AND(978,979),AND(980,981),AND(982,983),AND(984,985),AND(986,987),AND(988,989),AND(990,991),AND(992,993),AND(994,995),AND(996,997),AND(998,999),AND(1000,1001),AND(1002,1003),AND(1004,1005),AND(1006,1007),AND(1008,1009),AND(1010,1011),AND(1012,1013),AND(1014,1015),AND(1016,1017),AND(1018,1019),AND(1020,1021),AND(1022,1023))</text:p>
          </table:table-cell>
        </table:table-row>
        <table:table-row table:style-name="ro1">
          <table:table-cell table:number-columns-repeated="7"/>
          <table:table-cell table:style-name="ce1" table:formula="of:=SUM([.H109:.H185])" office:value-type="float" office:value="5564">
            <text:p>5564</text:p>
          </table:table-cell>
          <table:table-cell table:style-name="ce1" table:formula="of:=[.H186]/60" office:value-type="float" office:value="92.7333333333333">
            <text:p>92.7333333333</text:p>
          </table:table-cell>
          <table:table-cell table:number-columns-repeated="3"/>
          <table:table-cell table:style-name="ce1" table:formula="of:=SUM([.M109:.M185])" office:value-type="float" office:value="5578">
            <text:p>5578</text:p>
          </table:table-cell>
          <table:table-cell table:style-name="ce1" table:formula="of:=[.M186]/60" office:value-type="float" office:value="92.9666666666667">
            <text:p>92.966666666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Task: #4 Decryption with Linear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#Atts in Ciphertext</text:p>
          </table:table-cell>
          <table:table-cell table:style-name="ce2" office:value-type="string">
            <text:p>minSetSize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s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Polic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string">
            <text:p>milliseconds</text:p>
          </table:table-cell>
          <table:table-cell office:value-type="float" office:value="3">
            <text:p>3</text:p>
          </table:table-cell>
          <table:table-cell office:value-type="string">
            <text:p>milliseconds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string">
            <text:p>milliseconds</text:p>
          </table:table-cell>
          <table:table-cell office:value-type="float" office:value="3">
            <text:p>3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string">
            <text:p>milliseconds</text:p>
          </table:table-cell>
          <table:table-cell office:value-type="float" office:value="3">
            <text:p>3</text:p>
          </table:table-cell>
          <table:table-cell office:value-type="string">
            <text:p>milliseconds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string">
            <text:p>milliseconds</text:p>
          </table:table-cell>
          <table:table-cell office:value-type="float" office:value="3">
            <text:p>3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string">
            <text:p>milliseconds</text:p>
          </table:table-cell>
          <table:table-cell office:value-type="float" office:value="3">
            <text:p>3</text:p>
          </table:table-cell>
          <table:table-cell office:value-type="string">
            <text:p>milliseconds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string">
            <text:p>milliseconds</text:p>
          </table:table-cell>
          <table:table-cell office:value-type="float" office:value="3">
            <text:p>3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string">
            <text:p>milliseconds</text:p>
          </table:table-cell>
          <table:table-cell office:value-type="float" office:value="3">
            <text:p>3</text:p>
          </table:table-cell>
          <table:table-cell office:value-type="string">
            <text:p>milliseconds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string">
            <text:p>milliseconds</text:p>
          </table:table-cell>
          <table:table-cell office:value-type="float" office:value="3">
            <text:p>3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16">
            <text:p>16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1.77778">
            <text:p>1.77778</text:p>
          </table:table-cell>
          <table:table-cell office:value-type="string">
            <text:p>milliseconds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1.66667">
            <text:p>1.66667</text:p>
          </table:table-cell>
          <table:table-cell office:value-type="string">
            <text:p>milliseconds</text:p>
          </table:table-cell>
          <table:table-cell office:value-type="string">
            <text:p>OR(AND(0),AND(1,2,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2">
            <text:p>22</text:p>
          </table:table-cell>
          <table:table-cell office:value-type="float" office:value="14.6667">
            <text:p>14.6667</text:p>
          </table:table-cell>
          <table:table-cell office:value-type="string">
            <text:p>milliseconds</text:p>
          </table:table-cell>
          <table:table-cell office:value-type="float" office:value="2.44444">
            <text:p>2.44444</text:p>
          </table:table-cell>
          <table:table-cell office:value-type="string">
            <text:p>milliseconds</text:p>
          </table:table-cell>
          <table:table-cell office:value-type="float" office:value="22">
            <text:p>22</text:p>
          </table:table-cell>
          <table:table-cell office:value-type="float" office:value="14.6667">
            <text:p>14.6667</text:p>
          </table:table-cell>
          <table:table-cell office:value-type="string">
            <text:p>milliseconds</text:p>
          </table:table-cell>
          <table:table-cell office:value-type="float" office:value="2.44444">
            <text:p>2.44444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2">
            <text:p>22</text:p>
          </table:table-cell>
          <table:table-cell office:value-type="float" office:value="14.6667">
            <text:p>14.6667</text:p>
          </table:table-cell>
          <table:table-cell office:value-type="string">
            <text:p>milliseconds</text:p>
          </table:table-cell>
          <table:table-cell office:value-type="float" office:value="2.44444">
            <text:p>2.44444</text:p>
          </table:table-cell>
          <table:table-cell office:value-type="string">
            <text:p>milliseconds</text:p>
          </table:table-cell>
          <table:table-cell office:value-type="float" office:value="22">
            <text:p>22</text:p>
          </table:table-cell>
          <table:table-cell office:value-type="float" office:value="14.6667">
            <text:p>14.6667</text:p>
          </table:table-cell>
          <table:table-cell office:value-type="string">
            <text:p>milliseconds</text:p>
          </table:table-cell>
          <table:table-cell office:value-type="float" office:value="2.44444">
            <text:p>2.44444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2">
            <text:p>22</text:p>
          </table:table-cell>
          <table:table-cell office:value-type="float" office:value="14.6667">
            <text:p>14.6667</text:p>
          </table:table-cell>
          <table:table-cell office:value-type="string">
            <text:p>milliseconds</text:p>
          </table:table-cell>
          <table:table-cell office:value-type="float" office:value="2.44444">
            <text:p>2.44444</text:p>
          </table:table-cell>
          <table:table-cell office:value-type="string">
            <text:p>milliseconds</text:p>
          </table:table-cell>
          <table:table-cell office:value-type="float" office:value="22">
            <text:p>22</text:p>
          </table:table-cell>
          <table:table-cell office:value-type="float" office:value="14.6667">
            <text:p>14.6667</text:p>
          </table:table-cell>
          <table:table-cell office:value-type="string">
            <text:p>milliseconds</text:p>
          </table:table-cell>
          <table:table-cell office:value-type="float" office:value="2.44444">
            <text:p>2.44444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22">
            <text:p>22</text:p>
          </table:table-cell>
          <table:table-cell office:value-type="float" office:value="14.6667">
            <text:p>14.6667</text:p>
          </table:table-cell>
          <table:table-cell office:value-type="string">
            <text:p>milliseconds</text:p>
          </table:table-cell>
          <table:table-cell office:value-type="float" office:value="2.44444">
            <text:p>2.44444</text:p>
          </table:table-cell>
          <table:table-cell office:value-type="string">
            <text:p>milliseconds</text:p>
          </table:table-cell>
          <table:table-cell office:value-type="float" office:value="22">
            <text:p>22</text:p>
          </table:table-cell>
          <table:table-cell office:value-type="float" office:value="14.6667">
            <text:p>14.6667</text:p>
          </table:table-cell>
          <table:table-cell office:value-type="string">
            <text:p>milliseconds</text:p>
          </table:table-cell>
          <table:table-cell office:value-type="float" office:value="2.44444">
            <text:p>2.44444</text:p>
          </table:table-cell>
          <table:table-cell office:value-type="string">
            <text:p>milliseconds</text:p>
          </table:table-cell>
          <table:table-cell office:value-type="string">
            <text:p>OR(AND(0),AND(1,2,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8">
            <text:p>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888.889">
            <text:p>888.889</text:p>
          </table:table-cell>
          <table:table-cell office:value-type="string">
            <text:p>microseconds</text:p>
          </table:table-cell>
          <table:table-cell office:value-type="float" office:value="8">
            <text:p>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888.889">
            <text:p>888.889</text:p>
          </table:table-cell>
          <table:table-cell office:value-type="string">
            <text:p>microseconds</text:p>
          </table:table-cell>
          <table:table-cell office:value-type="string">
            <text:p>OR(AND(0),AND(1,2,3,4,5,6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8">
            <text:p>4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8">
            <text:p>4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0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8">
            <text:p>38</text:p>
          </table:table-cell>
          <table:table-cell office:value-type="float" office:value="12.6667">
            <text:p>12.6667</text:p>
          </table:table-cell>
          <table:table-cell office:value-type="string">
            <text:p>milliseconds</text:p>
          </table:table-cell>
          <table:table-cell office:value-type="float" office:value="2.53333">
            <text:p>2.53333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8">
            <text:p>38</text:p>
          </table:table-cell>
          <table:table-cell office:value-type="float" office:value="12.6667">
            <text:p>12.6667</text:p>
          </table:table-cell>
          <table:table-cell office:value-type="string">
            <text:p>milliseconds</text:p>
          </table:table-cell>
          <table:table-cell office:value-type="float" office:value="2.53333">
            <text:p>2.53333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8">
            <text:p>38</text:p>
          </table:table-cell>
          <table:table-cell office:value-type="float" office:value="12.6667">
            <text:p>12.6667</text:p>
          </table:table-cell>
          <table:table-cell office:value-type="string">
            <text:p>milliseconds</text:p>
          </table:table-cell>
          <table:table-cell office:value-type="float" office:value="2.53333">
            <text:p>2.53333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8">
            <text:p>38</text:p>
          </table:table-cell>
          <table:table-cell office:value-type="float" office:value="12.6667">
            <text:p>12.6667</text:p>
          </table:table-cell>
          <table:table-cell office:value-type="string">
            <text:p>milliseconds</text:p>
          </table:table-cell>
          <table:table-cell office:value-type="float" office:value="2.53333">
            <text:p>2.53333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1">
            <text:p>1</text:p>
          </table:table-cell>
          <table:table-cell office:value-type="string">
            <text:p>milliseconds</text:p>
          </table:table-cell>
          <table:table-cell office:value-type="float" office:value="16">
            <text:p>16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1.06667">
            <text:p>1.06667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string">
            <text:p>milliseconds</text:p>
          </table:table-cell>
          <table:table-cell office:value-type="float" office:value="2.4">
            <text:p>2.4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string">
            <text:p>milliseconds</text:p>
          </table:table-cell>
          <table:table-cell office:value-type="float" office:value="2.4">
            <text:p>2.4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13">
            <text:p>13</text:p>
          </table:table-cell>
          <table:table-cell office:value-type="float" office:value="5.2">
            <text:p>5.2</text:p>
          </table:table-cell>
          <table:table-cell office:value-type="string">
            <text:p>milliseconds</text:p>
          </table:table-cell>
          <table:table-cell office:value-type="float" office:value="866.667">
            <text:p>866.667</text:p>
          </table:table-cell>
          <table:table-cell office:value-type="string">
            <text:p>microseconds</text:p>
          </table:table-cell>
          <table:table-cell office:value-type="float" office:value="13">
            <text:p>13</text:p>
          </table:table-cell>
          <table:table-cell office:value-type="float" office:value="5.2">
            <text:p>5.2</text:p>
          </table:table-cell>
          <table:table-cell office:value-type="string">
            <text:p>milliseconds</text:p>
          </table:table-cell>
          <table:table-cell office:value-type="float" office:value="866.667">
            <text:p>866.667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3">
            <text:p>33</text:p>
          </table:table-cell>
          <table:table-cell office:value-type="float" office:value="19.8079">
            <text:p>19.8079</text:p>
          </table:table-cell>
          <table:table-cell office:value-type="string">
            <text:p>milliseconds</text:p>
          </table:table-cell>
          <table:table-cell office:value-type="float" office:value="2.20088">
            <text:p>2.20088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20.4082">
            <text:p>20.4082</text:p>
          </table:table-cell>
          <table:table-cell office:value-type="string">
            <text:p>milliseconds</text:p>
          </table:table-cell>
          <table:table-cell office:value-type="float" office:value="2.26757">
            <text:p>2.26757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4">
            <text:p>34</text:p>
          </table:table-cell>
          <table:table-cell office:value-type="float" office:value="20.4082">
            <text:p>20.4082</text:p>
          </table:table-cell>
          <table:table-cell office:value-type="string">
            <text:p>milliseconds</text:p>
          </table:table-cell>
          <table:table-cell office:value-type="float" office:value="2.26757">
            <text:p>2.26757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20.4082">
            <text:p>20.4082</text:p>
          </table:table-cell>
          <table:table-cell office:value-type="string">
            <text:p>milliseconds</text:p>
          </table:table-cell>
          <table:table-cell office:value-type="float" office:value="2.26757">
            <text:p>2.26757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4">
            <text:p>34</text:p>
          </table:table-cell>
          <table:table-cell office:value-type="float" office:value="20.4082">
            <text:p>20.4082</text:p>
          </table:table-cell>
          <table:table-cell office:value-type="string">
            <text:p>milliseconds</text:p>
          </table:table-cell>
          <table:table-cell office:value-type="float" office:value="2.26757">
            <text:p>2.26757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20.4082">
            <text:p>20.4082</text:p>
          </table:table-cell>
          <table:table-cell office:value-type="string">
            <text:p>milliseconds</text:p>
          </table:table-cell>
          <table:table-cell office:value-type="float" office:value="2.26757">
            <text:p>2.26757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4">
            <text:p>34</text:p>
          </table:table-cell>
          <table:table-cell office:value-type="float" office:value="20.4082">
            <text:p>20.4082</text:p>
          </table:table-cell>
          <table:table-cell office:value-type="string">
            <text:p>milliseconds</text:p>
          </table:table-cell>
          <table:table-cell office:value-type="float" office:value="2.26757">
            <text:p>2.26757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20.4082">
            <text:p>20.4082</text:p>
          </table:table-cell>
          <table:table-cell office:value-type="string">
            <text:p>milliseconds</text:p>
          </table:table-cell>
          <table:table-cell office:value-type="float" office:value="2.26757">
            <text:p>2.26757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8">
            <text:p>8</text:p>
          </table:table-cell>
          <table:table-cell office:value-type="float" office:value="4.80192">
            <text:p>4.80192</text:p>
          </table:table-cell>
          <table:table-cell office:value-type="string">
            <text:p>milliseconds</text:p>
          </table:table-cell>
          <table:table-cell office:value-type="float" office:value="533.547">
            <text:p>533.547</text:p>
          </table:table-cell>
          <table:table-cell office:value-type="string">
            <text:p>microseconds</text:p>
          </table:table-cell>
          <table:table-cell office:value-type="float" office:value="9">
            <text:p>9</text:p>
          </table:table-cell>
          <table:table-cell office:value-type="float" office:value="5.40216">
            <text:p>5.40216</text:p>
          </table:table-cell>
          <table:table-cell office:value-type="string">
            <text:p>milliseconds</text:p>
          </table:table-cell>
          <table:table-cell office:value-type="float" office:value="600.24">
            <text:p>600.24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3">
            <text:p>43</text:p>
          </table:table-cell>
          <table:table-cell office:value-type="float" office:value="23.6524">
            <text:p>23.6524</text:p>
          </table:table-cell>
          <table:table-cell office:value-type="string">
            <text:p>milliseconds</text:p>
          </table:table-cell>
          <table:table-cell office:value-type="float" office:value="2.15022">
            <text:p>2.15022</text:p>
          </table:table-cell>
          <table:table-cell office:value-type="string">
            <text:p>milliseconds</text:p>
          </table:table-cell>
          <table:table-cell office:value-type="float" office:value="44">
            <text:p>44</text:p>
          </table:table-cell>
          <table:table-cell office:value-type="float" office:value="24.2024">
            <text:p>24.2024</text:p>
          </table:table-cell>
          <table:table-cell office:value-type="string">
            <text:p>milliseconds</text:p>
          </table:table-cell>
          <table:table-cell office:value-type="float" office:value="2.20022">
            <text:p>2.20022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4">
            <text:p>44</text:p>
          </table:table-cell>
          <table:table-cell office:value-type="float" office:value="24.2024">
            <text:p>24.2024</text:p>
          </table:table-cell>
          <table:table-cell office:value-type="string">
            <text:p>milliseconds</text:p>
          </table:table-cell>
          <table:table-cell office:value-type="float" office:value="2.20022">
            <text:p>2.20022</text:p>
          </table:table-cell>
          <table:table-cell office:value-type="string">
            <text:p>milliseconds</text:p>
          </table:table-cell>
          <table:table-cell office:value-type="float" office:value="44">
            <text:p>44</text:p>
          </table:table-cell>
          <table:table-cell office:value-type="float" office:value="24.2024">
            <text:p>24.2024</text:p>
          </table:table-cell>
          <table:table-cell office:value-type="string">
            <text:p>milliseconds</text:p>
          </table:table-cell>
          <table:table-cell office:value-type="float" office:value="2.20022">
            <text:p>2.20022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4">
            <text:p>44</text:p>
          </table:table-cell>
          <table:table-cell office:value-type="float" office:value="24.2024">
            <text:p>24.2024</text:p>
          </table:table-cell>
          <table:table-cell office:value-type="string">
            <text:p>milliseconds</text:p>
          </table:table-cell>
          <table:table-cell office:value-type="float" office:value="2.20022">
            <text:p>2.20022</text:p>
          </table:table-cell>
          <table:table-cell office:value-type="string">
            <text:p>milliseconds</text:p>
          </table:table-cell>
          <table:table-cell office:value-type="float" office:value="44">
            <text:p>44</text:p>
          </table:table-cell>
          <table:table-cell office:value-type="float" office:value="24.2024">
            <text:p>24.2024</text:p>
          </table:table-cell>
          <table:table-cell office:value-type="string">
            <text:p>milliseconds</text:p>
          </table:table-cell>
          <table:table-cell office:value-type="float" office:value="2.20022">
            <text:p>2.20022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10">
            <text:p>10</text:p>
          </table:table-cell>
          <table:table-cell office:value-type="float" office:value="5.50055">
            <text:p>5.50055</text:p>
          </table:table-cell>
          <table:table-cell office:value-type="string">
            <text:p>milliseconds</text:p>
          </table:table-cell>
          <table:table-cell office:value-type="float" office:value="500.05">
            <text:p>500.05</text:p>
          </table:table-cell>
          <table:table-cell office:value-type="string">
            <text:p>microseconds</text:p>
          </table:table-cell>
          <table:table-cell office:value-type="float" office:value="9">
            <text:p>9</text:p>
          </table:table-cell>
          <table:table-cell office:value-type="float" office:value="4.9505">
            <text:p>4.9505</text:p>
          </table:table-cell>
          <table:table-cell office:value-type="string">
            <text:p>milliseconds</text:p>
          </table:table-cell>
          <table:table-cell office:value-type="float" office:value="450.045">
            <text:p>450.045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42">
            <text:p>42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32.8">
            <text:p>32.8</text:p>
          </table:table-cell>
          <table:table-cell office:value-type="string">
            <text:p>milliseconds</text:p>
          </table:table-cell>
          <table:table-cell office:value-type="float" office:value="2.05">
            <text:p>2.05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42">
            <text:p>42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42">
            <text:p>42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string">
            <text:p>milliseconds</text:p>
          </table:table-cell>
          <table:table-cell office:value-type="float" office:value="350">
            <text:p>350</text:p>
          </table:table-cell>
          <table:table-cell office:value-type="string">
            <text:p>microseconds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string">
            <text:p>milliseconds</text:p>
          </table:table-cell>
          <table:table-cell office:value-type="float" office:value="300">
            <text:p>300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51.25">
            <text:p>51.25</text:p>
          </table:table-cell>
          <table:table-cell office:value-type="string">
            <text:p>milliseconds</text:p>
          </table:table-cell>
          <table:table-cell office:value-type="float" office:value="2.05">
            <text:p>2.05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200">
            <text:p>200</text:p>
          </table:table-cell>
          <table:table-cell office:value-type="string">
            <text:p>microsecond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illiseconds</text:p>
          </table:table-cell>
          <table:table-cell office:value-type="float" office:value="200">
            <text:p>200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739">
            <text:p>1739</text:p>
          </table:table-cell>
          <table:table-cell office:value-type="float" office:value="81">
            <text:p>81</text:p>
          </table:table-cell>
          <table:table-cell office:value-type="float" office:value="46.5785">
            <text:p>46.5785</text:p>
          </table:table-cell>
          <table:table-cell office:value-type="string">
            <text:p>milliseconds</text:p>
          </table:table-cell>
          <table:table-cell office:value-type="float" office:value="2.02515">
            <text:p>2.02515</text:p>
          </table:table-cell>
          <table:table-cell office:value-type="string">
            <text:p>milliseconds</text:p>
          </table:table-cell>
          <table:table-cell office:value-type="float" office:value="81">
            <text:p>81</text:p>
          </table:table-cell>
          <table:table-cell office:value-type="float" office:value="46.5785">
            <text:p>46.5785</text:p>
          </table:table-cell>
          <table:table-cell office:value-type="string">
            <text:p>milliseconds</text:p>
          </table:table-cell>
          <table:table-cell office:value-type="float" office:value="2.02515">
            <text:p>2.02515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739">
            <text:p>1739</text:p>
          </table:table-cell>
          <table:table-cell office:value-type="float" office:value="81">
            <text:p>81</text:p>
          </table:table-cell>
          <table:table-cell office:value-type="float" office:value="46.5785">
            <text:p>46.5785</text:p>
          </table:table-cell>
          <table:table-cell office:value-type="string">
            <text:p>milliseconds</text:p>
          </table:table-cell>
          <table:table-cell office:value-type="float" office:value="2.02515">
            <text:p>2.02515</text:p>
          </table:table-cell>
          <table:table-cell office:value-type="string">
            <text:p>milliseconds</text:p>
          </table:table-cell>
          <table:table-cell office:value-type="float" office:value="82">
            <text:p>82</text:p>
          </table:table-cell>
          <table:table-cell office:value-type="float" office:value="47.1535">
            <text:p>47.1535</text:p>
          </table:table-cell>
          <table:table-cell office:value-type="string">
            <text:p>milliseconds</text:p>
          </table:table-cell>
          <table:table-cell office:value-type="float" office:value="2.05015">
            <text:p>2.05015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600">
            <text:p>600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739">
            <text:p>1739</text:p>
          </table:table-cell>
          <table:table-cell office:value-type="float" office:value="82">
            <text:p>82</text:p>
          </table:table-cell>
          <table:table-cell office:value-type="float" office:value="47.1535">
            <text:p>47.1535</text:p>
          </table:table-cell>
          <table:table-cell office:value-type="string">
            <text:p>milliseconds</text:p>
          </table:table-cell>
          <table:table-cell office:value-type="float" office:value="2.05015">
            <text:p>2.05015</text:p>
          </table:table-cell>
          <table:table-cell office:value-type="string">
            <text:p>milliseconds</text:p>
          </table:table-cell>
          <table:table-cell office:value-type="float" office:value="82">
            <text:p>82</text:p>
          </table:table-cell>
          <table:table-cell office:value-type="float" office:value="47.1535">
            <text:p>47.1535</text:p>
          </table:table-cell>
          <table:table-cell office:value-type="string">
            <text:p>milliseconds</text:p>
          </table:table-cell>
          <table:table-cell office:value-type="float" office:value="2.05015">
            <text:p>2.05015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1024">
            <text:p>1024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739">
            <text:p>1739</text:p>
          </table:table-cell>
          <table:table-cell office:value-type="float" office:value="10">
            <text:p>10</text:p>
          </table:table-cell>
          <table:table-cell office:value-type="float" office:value="5.75043">
            <text:p>5.75043</text:p>
          </table:table-cell>
          <table:table-cell office:value-type="string">
            <text:p>milliseconds</text:p>
          </table:table-cell>
          <table:table-cell office:value-type="float" office:value="250.019">
            <text:p>250.019</text:p>
          </table:table-cell>
          <table:table-cell office:value-type="string">
            <text:p>microseconds</text:p>
          </table:table-cell>
          <table:table-cell office:value-type="float" office:value="10">
            <text:p>10</text:p>
          </table:table-cell>
          <table:table-cell office:value-type="float" office:value="5.75043">
            <text:p>5.75043</text:p>
          </table:table-cell>
          <table:table-cell office:value-type="string">
            <text:p>milliseconds</text:p>
          </table:table-cell>
          <table:table-cell office:value-type="float" office:value="250.019">
            <text:p>250.019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79">
            <text:p>79</text:p>
          </table:table-cell>
          <table:table-cell office:value-type="float" office:value="71.1071">
            <text:p>71.1071</text:p>
          </table:table-cell>
          <table:table-cell office:value-type="string">
            <text:p>milliseconds</text:p>
          </table:table-cell>
          <table:table-cell office:value-type="float" office:value="1.9752">
            <text:p>1.9752</text:p>
          </table:table-cell>
          <table:table-cell office:value-type="string">
            <text:p>milliseconds</text:p>
          </table:table-cell>
          <table:table-cell office:value-type="float" office:value="79">
            <text:p>79</text:p>
          </table:table-cell>
          <table:table-cell office:value-type="float" office:value="71.1071">
            <text:p>71.1071</text:p>
          </table:table-cell>
          <table:table-cell office:value-type="string">
            <text:p>milliseconds</text:p>
          </table:table-cell>
          <table:table-cell office:value-type="float" office:value="1.9752">
            <text:p>1.9752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float" office:value="36">
            <text:p>36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79">
            <text:p>79</text:p>
          </table:table-cell>
          <table:table-cell office:value-type="float" office:value="71.1071">
            <text:p>71.1071</text:p>
          </table:table-cell>
          <table:table-cell office:value-type="string">
            <text:p>milliseconds</text:p>
          </table:table-cell>
          <table:table-cell office:value-type="float" office:value="1.9752">
            <text:p>1.9752</text:p>
          </table:table-cell>
          <table:table-cell office:value-type="string">
            <text:p>milliseconds</text:p>
          </table:table-cell>
          <table:table-cell office:value-type="float" office:value="79">
            <text:p>79</text:p>
          </table:table-cell>
          <table:table-cell office:value-type="float" office:value="71.1071">
            <text:p>71.1071</text:p>
          </table:table-cell>
          <table:table-cell office:value-type="string">
            <text:p>milliseconds</text:p>
          </table:table-cell>
          <table:table-cell office:value-type="float" office:value="1.9752">
            <text:p>1.9752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600">
            <text:p>600</text:p>
          </table:table-cell>
          <table:table-cell office:value-type="float" office:value="36">
            <text:p>36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79">
            <text:p>79</text:p>
          </table:table-cell>
          <table:table-cell office:value-type="float" office:value="71.1071">
            <text:p>71.1071</text:p>
          </table:table-cell>
          <table:table-cell office:value-type="string">
            <text:p>milliseconds</text:p>
          </table:table-cell>
          <table:table-cell office:value-type="float" office:value="1.9752">
            <text:p>1.9752</text:p>
          </table:table-cell>
          <table:table-cell office:value-type="string">
            <text:p>milliseconds</text:p>
          </table:table-cell>
          <table:table-cell office:value-type="float" office:value="80">
            <text:p>80</text:p>
          </table:table-cell>
          <table:table-cell office:value-type="float" office:value="72.0072">
            <text:p>72.0072</text:p>
          </table:table-cell>
          <table:table-cell office:value-type="string">
            <text:p>milliseconds</text:p>
          </table:table-cell>
          <table:table-cell office:value-type="float" office:value="2.0002">
            <text:p>2.0002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36">
            <text:p>36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111">
            <text:p>1111</text:p>
          </table:table-cell>
          <table:table-cell office:value-type="float" office:value="7">
            <text:p>7</text:p>
          </table:table-cell>
          <table:table-cell office:value-type="float" office:value="6.30063">
            <text:p>6.30063</text:p>
          </table:table-cell>
          <table:table-cell office:value-type="string">
            <text:p>milliseconds</text:p>
          </table:table-cell>
          <table:table-cell office:value-type="float" office:value="175.018">
            <text:p>175.018</text:p>
          </table:table-cell>
          <table:table-cell office:value-type="string">
            <text:p>microseconds</text:p>
          </table:table-cell>
          <table:table-cell office:value-type="float" office:value="6">
            <text:p>6</text:p>
          </table:table-cell>
          <table:table-cell office:value-type="float" office:value="5.40054">
            <text:p>5.40054</text:p>
          </table:table-cell>
          <table:table-cell office:value-type="string">
            <text:p>milliseconds</text:p>
          </table:table-cell>
          <table:table-cell office:value-type="float" office:value="150.015">
            <text:p>150.015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79">
            <text:p>79</text:p>
          </table:table-cell>
          <table:table-cell office:value-type="float" office:value="81.0256">
            <text:p>81.0256</text:p>
          </table:table-cell>
          <table:table-cell office:value-type="string">
            <text:p>milliseconds</text:p>
          </table:table-cell>
          <table:table-cell office:value-type="float" office:value="1.97624">
            <text:p>1.97624</text:p>
          </table:table-cell>
          <table:table-cell office:value-type="string">
            <text:p>milliseconds</text:p>
          </table:table-cell>
          <table:table-cell office:value-type="float" office:value="79">
            <text:p>79</text:p>
          </table:table-cell>
          <table:table-cell office:value-type="float" office:value="81.0256">
            <text:p>81.0256</text:p>
          </table:table-cell>
          <table:table-cell office:value-type="string">
            <text:p>milliseconds</text:p>
          </table:table-cell>
          <table:table-cell office:value-type="float" office:value="1.97624">
            <text:p>1.97624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79">
            <text:p>79</text:p>
          </table:table-cell>
          <table:table-cell office:value-type="float" office:value="81.0256">
            <text:p>81.0256</text:p>
          </table:table-cell>
          <table:table-cell office:value-type="string">
            <text:p>milliseconds</text:p>
          </table:table-cell>
          <table:table-cell office:value-type="float" office:value="1.97624">
            <text:p>1.97624</text:p>
          </table:table-cell>
          <table:table-cell office:value-type="string">
            <text:p>milliseconds</text:p>
          </table:table-cell>
          <table:table-cell office:value-type="float" office:value="79">
            <text:p>79</text:p>
          </table:table-cell>
          <table:table-cell office:value-type="float" office:value="81.0256">
            <text:p>81.0256</text:p>
          </table:table-cell>
          <table:table-cell office:value-type="string">
            <text:p>milliseconds</text:p>
          </table:table-cell>
          <table:table-cell office:value-type="float" office:value="1.97624">
            <text:p>1.97624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79">
            <text:p>79</text:p>
          </table:table-cell>
          <table:table-cell office:value-type="float" office:value="81.0256">
            <text:p>81.0256</text:p>
          </table:table-cell>
          <table:table-cell office:value-type="string">
            <text:p>milliseconds</text:p>
          </table:table-cell>
          <table:table-cell office:value-type="float" office:value="1.97624">
            <text:p>1.97624</text:p>
          </table:table-cell>
          <table:table-cell office:value-type="string">
            <text:p>milliseconds</text:p>
          </table:table-cell>
          <table:table-cell office:value-type="float" office:value="79">
            <text:p>79</text:p>
          </table:table-cell>
          <table:table-cell office:value-type="float" office:value="81.0256">
            <text:p>81.0256</text:p>
          </table:table-cell>
          <table:table-cell office:value-type="string">
            <text:p>milliseconds</text:p>
          </table:table-cell>
          <table:table-cell office:value-type="float" office:value="1.97624">
            <text:p>1.97624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6">
            <text:p>6</text:p>
          </table:table-cell>
          <table:table-cell office:value-type="float" office:value="6.15385">
            <text:p>6.15385</text:p>
          </table:table-cell>
          <table:table-cell office:value-type="string">
            <text:p>milliseconds</text:p>
          </table:table-cell>
          <table:table-cell office:value-type="float" office:value="150.094">
            <text:p>150.094</text:p>
          </table:table-cell>
          <table:table-cell office:value-type="string">
            <text:p>microseconds</text:p>
          </table:table-cell>
          <table:table-cell office:value-type="float" office:value="5">
            <text:p>5</text:p>
          </table:table-cell>
          <table:table-cell office:value-type="float" office:value="5.12821">
            <text:p>5.12821</text:p>
          </table:table-cell>
          <table:table-cell office:value-type="string">
            <text:p>milliseconds</text:p>
          </table:table-cell>
          <table:table-cell office:value-type="float" office:value="125.078">
            <text:p>125.078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79">
            <text:p>79</text:p>
          </table:table-cell>
          <table:table-cell office:value-type="float" office:value="65.1815">
            <text:p>65.1815</text:p>
          </table:table-cell>
          <table:table-cell office:value-type="string">
            <text:p>milliseconds</text:p>
          </table:table-cell>
          <table:table-cell office:value-type="float" office:value="1.9752">
            <text:p>1.9752</text:p>
          </table:table-cell>
          <table:table-cell office:value-type="string">
            <text:p>milliseconds</text:p>
          </table:table-cell>
          <table:table-cell office:value-type="float" office:value="80">
            <text:p>80</text:p>
          </table:table-cell>
          <table:table-cell office:value-type="float" office:value="66.0066">
            <text:p>66.0066</text:p>
          </table:table-cell>
          <table:table-cell office:value-type="string">
            <text:p>milliseconds</text:p>
          </table:table-cell>
          <table:table-cell office:value-type="float" office:value="2.0002">
            <text:p>2.0002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80">
            <text:p>80</text:p>
          </table:table-cell>
          <table:table-cell office:value-type="float" office:value="66.0066">
            <text:p>66.0066</text:p>
          </table:table-cell>
          <table:table-cell office:value-type="string">
            <text:p>milliseconds</text:p>
          </table:table-cell>
          <table:table-cell office:value-type="float" office:value="2.0002">
            <text:p>2.0002</text:p>
          </table:table-cell>
          <table:table-cell office:value-type="string">
            <text:p>milliseconds</text:p>
          </table:table-cell>
          <table:table-cell office:value-type="float" office:value="80">
            <text:p>80</text:p>
          </table:table-cell>
          <table:table-cell office:value-type="float" office:value="66.0066">
            <text:p>66.0066</text:p>
          </table:table-cell>
          <table:table-cell office:value-type="string">
            <text:p>milliseconds</text:p>
          </table:table-cell>
          <table:table-cell office:value-type="float" office:value="2.0002">
            <text:p>2.0002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600">
            <text:p>600</text:p>
          </table:table-cell>
          <table:table-cell office:value-type="float" office:value="33">
            <text:p>3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81">
            <text:p>81</text:p>
          </table:table-cell>
          <table:table-cell office:value-type="float" office:value="66.8317">
            <text:p>66.8317</text:p>
          </table:table-cell>
          <table:table-cell office:value-type="string">
            <text:p>milliseconds</text:p>
          </table:table-cell>
          <table:table-cell office:value-type="float" office:value="2.0252">
            <text:p>2.0252</text:p>
          </table:table-cell>
          <table:table-cell office:value-type="string">
            <text:p>milliseconds</text:p>
          </table:table-cell>
          <table:table-cell office:value-type="float" office:value="80">
            <text:p>80</text:p>
          </table:table-cell>
          <table:table-cell office:value-type="float" office:value="66.0066">
            <text:p>66.0066</text:p>
          </table:table-cell>
          <table:table-cell office:value-type="string">
            <text:p>milliseconds</text:p>
          </table:table-cell>
          <table:table-cell office:value-type="float" office:value="2.0002">
            <text:p>2.0002</text:p>
          </table:table-cell>
          <table:table-cell office:value-type="string">
            <text:p>milli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33">
            <text:p>3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12">
            <text:p>1212</text:p>
          </table:table-cell>
          <table:table-cell office:value-type="float" office:value="8">
            <text:p>8</text:p>
          </table:table-cell>
          <table:table-cell office:value-type="float" office:value="6.60066">
            <text:p>6.60066</text:p>
          </table:table-cell>
          <table:table-cell office:value-type="string">
            <text:p>milliseconds</text:p>
          </table:table-cell>
          <table:table-cell office:value-type="float" office:value="200.02">
            <text:p>200.02</text:p>
          </table:table-cell>
          <table:table-cell office:value-type="string">
            <text:p>microseconds</text:p>
          </table:table-cell>
          <table:table-cell office:value-type="float" office:value="7">
            <text:p>7</text:p>
          </table:table-cell>
          <table:table-cell office:value-type="float" office:value="5.77558">
            <text:p>5.77558</text:p>
          </table:table-cell>
          <table:table-cell office:value-type="string">
            <text:p>milliseconds</text:p>
          </table:table-cell>
          <table:table-cell office:value-type="float" office:value="175.018">
            <text:p>175.018</text:p>
          </table:table-cell>
          <table:table-cell office:value-type="string">
            <text:p>microseconds</text:p>
          </table:table-cell>
          <table:table-cell office:value-type="string">
            <text:p>OR(AND(0),AND(1,2,3),AND(4,5,6,7,8),AND(9,10,11,12,13,14,15),AND(16,17,18,19,20,21,22,23,24),AND(25,26,27,28,29,30,31,32,33,34,35),AND(36,37,38,39,40,41,42,43,44,45,46,47,48),AND(49,50,51,52,53,54,55,56,57,58,59,60,61,62,63),AND(64,65,66,67,68,69,70,71,72,73,74,75,76,77,78,79,80),AND(81,82,83,84,85,86,87,88,89,90,91,92,93,94,95,96,97,98,99),AND(100,101,102,103,104,105,106,107,108,109,110,111,112,113,114,115,116,117,118,119,120),AND(121,122,123,124,125,126,127,128,129,130,131,132,133,134,135,136,137,138,139,140,141,142,143),AND(144,145,146,147,148,149,150,151,152,153,154,155,156,157,158,159,160,161,162,163,164,165,166,167,168),AND(169,170,171,172,173,174,175,176,177,178,179,180,181,182,183,184,185,186,187,188,189,190,191,192,193,194,195),AND(196,197,198,199,200,201,202,203,204,205,206,207,208,209,210,211,212,213,214,215,216,217,218,219,220,221,222,223,224),AND(225,226,227,228,229,230,231,232,233,234,235,236,237,238,239,240,241,242,243,244,245,246,247,248,249,250,251,252,253,254,255),AND(256,257,258,259,260,261,262,263,264,265,266,267,268,269,270,271,272,273,274,275,276,277,278,279,280,281,282,283,284,285,286,287,288),AND(289,290,291,292,293,294,295,296,297,298,299,300,301,302,303,304,305,306,307,308,309,310,311,312,313,314,315,316,317,318,319,320,321,322,323),AND(324,325,326,327,328,329,330,331,332,333,334,335,336,337,338,339,340,341,342,343,344,345,346,347,348,349,350,351,352,353,354,355,356,357,358,359,360),AND(361,362,363,364,365,366,367,368,369,370,371,372,373,374,375,376,377,378,379,380,381,382,383,384,385,386,387,388,389,390,391,392,393,394,395,396,397,398,399),AND(400,401,402,403,404,405,406,407,408,409,410,411,412,413,414,415,416,417,418,419,420,421,422,423,424,425,426,427,428,429,430,431,432,433,434,435,436,437,438,439,440),AND(441,442,443,444,445,446,447,448,449,450,451,452,453,454,455,456,457,458,459,460,461,462,463,464,465,466,467,468,469,470,471,472,473,474,475,476,477,478,479,480,481,482,483),AND(484,485,486,487,488,489,490,491,492,493,494,495,496,497,498,499,500,501,502,503,504,505,506,507,508,509,510,511,512,513,514,515,516,517,518,519,520,521,522,523,524,525,526,527,528),AND(529,530,531,532,533,534,535,536,537,538,539,540,541,542,543,544,545,546,547,548,549,550,551,552,553,554,555,556,557,558,559,560,561,562,563,564,565,566,567,568,569,570,571,572,573,574,575),AND(576,577,578,579,580,581,582,583,584,585,586,587,588,589,590,591,592,593,594,595,596,597,598,599,600,601,602,603,604,605,606,607,608,609,610,611,612,613,614,615,616,617,618,619,620,621,622,623,624),AND(625,626,627,628,629,630,631,632,633,634,635,636,637,638,639,640,641,642,643,644,645,646,647,648,649,650,651,652,653,654,655,656,657,658,659,660,661,662,663,664,665,666,667,668,669,670,671,672,673,674,675),AND(676,677,678,679,680,681,682,683,684,685,686,687,688,689,690,691,692,693,694,695,696,697,698,699,700,701,702,703,704,705,706,707,708,709,710,711,712,713,714,715,716,717,718,719,720,721,722,723,724,725,726,727,728),AND(729,730,731,732,733,734,735,736,737,738,739,740,741,742,743,744,745,746,747,748,749,750,751,752,753,754,755,756,757,758,759,760,761,762,763,764,765,766,767,768,769,770,771,772,773,774,775,776,777,778,779,780,781,782,783),AND(784,785,786,787,788,789,790,791,792,793,794,795,796,797,798,799,800,801,802,803,804,805,806,807,808,809,810,811,812,813,814,815,816,817,818,819,820,821,822,823,824,825,826,827,828,829,830,831,832,833,834,835,836,837,838,839,840),AND(841,842,843,844,845,846,847,848,849,850,851,852,853,854,855,856,857,858,859,860,861,862,863,864,865,866,867,868,869,870,871,872,873,874,875,876,877,878,879,880,881,882,883,884,885,886,887,888,889,890,891,892,893,894,895,896,897,898,899),AND(900,901,902,903,904,905,906,907,908,909,910,911,912,913,914,915,916,917,918,919,920,921,922,923,924,925,926,927,928,929,930,931,932,933,934,935,936,937,938,939,940,941,942,943,944,945,946,947,948,949,950,951,952,953,954,955,956,957,958,959,960),AND(961,962,963,964,965,966,967,968,969,970,971,972,973,974,975,976,977,978,979,980,981,982,983,984,985,986,987,988,989,990,991,992,993,994,995,996,997,998,999,1000,1001,1002,1003,1004,1005,1006,1007,1008,1009,1010,1011,1012,1013,1014,1015,1016,1017,1018,1019,1020,1021,1022,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51">
            <text:p>51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784">
            <text:p>784</text:p>
          </table:table-cell>
          <table:table-cell office:value-type="float" office:value="79">
            <text:p>79</text:p>
          </table:table-cell>
          <table:table-cell office:value-type="float" office:value="100.765">
            <text:p>100.765</text:p>
          </table:table-cell>
          <table:table-cell office:value-type="string">
            <text:p>milliseconds</text:p>
          </table:table-cell>
          <table:table-cell office:value-type="float" office:value="1.97579">
            <text:p>1.97579</text:p>
          </table:table-cell>
          <table:table-cell office:value-type="string">
            <text:p>milliseconds</text:p>
          </table:table-cell>
          <table:table-cell office:value-type="float" office:value="78">
            <text:p>78</text:p>
          </table:table-cell>
          <table:table-cell office:value-type="float" office:value="99.4898">
            <text:p>99.4898</text:p>
          </table:table-cell>
          <table:table-cell office:value-type="string">
            <text:p>milliseconds</text:p>
          </table:table-cell>
          <table:table-cell office:value-type="float" office:value="1.95078">
            <text:p>1.95078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,AND(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),AND(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),AND(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),AND(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),AND(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)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51">
            <text:p>51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784">
            <text:p>784</text:p>
          </table:table-cell>
          <table:table-cell office:value-type="float" office:value="79">
            <text:p>79</text:p>
          </table:table-cell>
          <table:table-cell office:value-type="float" office:value="100.765">
            <text:p>100.765</text:p>
          </table:table-cell>
          <table:table-cell office:value-type="string">
            <text:p>milliseconds</text:p>
          </table:table-cell>
          <table:table-cell office:value-type="float" office:value="1.97579">
            <text:p>1.97579</text:p>
          </table:table-cell>
          <table:table-cell office:value-type="string">
            <text:p>milliseconds</text:p>
          </table:table-cell>
          <table:table-cell office:value-type="float" office:value="79">
            <text:p>79</text:p>
          </table:table-cell>
          <table:table-cell office:value-type="float" office:value="100.765">
            <text:p>100.765</text:p>
          </table:table-cell>
          <table:table-cell office:value-type="string">
            <text:p>milliseconds</text:p>
          </table:table-cell>
          <table:table-cell office:value-type="float" office:value="1.97579">
            <text:p>1.97579</text:p>
          </table:table-cell>
          <table:table-cell office:value-type="string">
            <text:p>milli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,AND(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),AND(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),AND(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),AND(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),AND(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)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51">
            <text:p>51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784">
            <text:p>784</text:p>
          </table:table-cell>
          <table:table-cell office:value-type="float" office:value="4">
            <text:p>4</text:p>
          </table:table-cell>
          <table:table-cell office:value-type="float" office:value="5.10204">
            <text:p>5.10204</text:p>
          </table:table-cell>
          <table:table-cell office:value-type="string">
            <text:p>milliseconds</text:p>
          </table:table-cell>
          <table:table-cell office:value-type="float" office:value="100.04">
            <text:p>100.04</text:p>
          </table:table-cell>
          <table:table-cell office:value-type="string">
            <text:p>microseconds</text:p>
          </table:table-cell>
          <table:table-cell office:value-type="float" office:value="5">
            <text:p>5</text:p>
          </table:table-cell>
          <table:table-cell office:value-type="float" office:value="6.37755">
            <text:p>6.37755</text:p>
          </table:table-cell>
          <table:table-cell office:value-type="string">
            <text:p>milliseconds</text:p>
          </table:table-cell>
          <table:table-cell office:value-type="float" office:value="125.05">
            <text:p>125.05</text:p>
          </table:table-cell>
          <table:table-cell office:value-type="string">
            <text:p>microseconds</text:p>
          </table:table-cell>
          <table:table-cell office:value-type="string">
            <text:p>OR(AND(0),AND(1,2,3,4,5,6),AND(7,8,9,10,11,12,13,14,15,16,17),AND(18,19,20,21,22,23,24,25,26,27,28,29,30,31,32,33),AND(34,35,36,37,38,39,40,41,42,43,44,45,46,47,48,49,50,51,52,53,54),AND(55,56,57,58,59,60,61,62,63,64,65,66,67,68,69,70,71,72,73,74,75,76,77,78,79,80),AND(81,82,83,84,85,86,87,88,89,90,91,92,93,94,95,96,97,98,99,100,101,102,103,104,105,106,107,108,109,110,111),AND(112,113,114,115,116,117,118,119,120,121,122,123,124,125,126,127,128,129,130,131,132,133,134,135,136,137,138,139,140,141,142,143,144,145,146,147),AND(148,149,150,151,152,153,154,155,156,157,158,159,160,161,162,163,164,165,166,167,168,169,170,171,172,173,174,175,176,177,178,179,180,181,182,183,184,185,186,187,188),AND(189,190,191,192,193,194,195,196,197,198,199,200,201,202,203,204,205,206,207,208,209,210,211,212,213,214,215,216,217,218,219,220,221,222,223,224,225,226,227,228,229,230,231,232,233,234),AND(235,236,237,238,239,240,241,242,243,244,245,246,247,248,249,250,251,252,253,254,255,256,257,258,259,260,261,262,263,264,265,266,267,268,269,270,271,272,273,274,275,276,277,278,279,280,281,282,283,284,285),AND(286,287,288,289,290,291,292,293,294,295,296,297,298,299,300,301,302,303,304,305,306,307,308,309,310,311,312,313,314,315,316,317,318,319,320,321,322,323,324,325,326,327,328,329,330,331,332,333,334,335,336,337,338,339,340,341),AND(342,343,344,345,346,347,348,349,350,351,352,353,354,355,356,357,358,359,360,361,362,363,364,365,366,367,368,369,370,371,372,373,374,375,376,377,378,379,380,381,382,383,384,385,386,387,388,389,390,391,392,393,394,395,396,397,398,399,400,401,402),AND(403,404,405,406,407,408,409,410,411,412,413,414,415,416,417,418,419,420,421,422,423,424,425,426,427,428,429,430,431,432,433,434,435,436,437,438,439,440,441,442,443,444,445,446,447,448,449,450,451,452,453,454,455,456,457,458,459,460,461,462,463,464,465,466,467,468),AND(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),AND(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),AND(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),AND(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),AND(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15">
            <text:p>615</text:p>
          </table:table-cell>
          <table:table-cell office:value-type="float" office:value="78">
            <text:p>78</text:p>
          </table:table-cell>
          <table:table-cell office:value-type="float" office:value="126.829">
            <text:p>126.829</text:p>
          </table:table-cell>
          <table:table-cell office:value-type="string">
            <text:p>milliseconds</text:p>
          </table:table-cell>
          <table:table-cell office:value-type="float" office:value="1.95122">
            <text:p>1.95122</text:p>
          </table:table-cell>
          <table:table-cell office:value-type="string">
            <text:p>milliseconds</text:p>
          </table:table-cell>
          <table:table-cell office:value-type="float" office:value="77">
            <text:p>77</text:p>
          </table:table-cell>
          <table:table-cell office:value-type="float" office:value="125.203">
            <text:p>125.203</text:p>
          </table:table-cell>
          <table:table-cell office:value-type="string">
            <text:p>milliseconds</text:p>
          </table:table-cell>
          <table:table-cell office:value-type="float" office:value="1.9262">
            <text:p>1.9262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,AND(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),AND(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),AND(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),AND(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))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float" office:value="65">
            <text:p>6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15">
            <text:p>615</text:p>
          </table:table-cell>
          <table:table-cell office:value-type="float" office:value="78">
            <text:p>78</text:p>
          </table:table-cell>
          <table:table-cell office:value-type="float" office:value="126.829">
            <text:p>126.829</text:p>
          </table:table-cell>
          <table:table-cell office:value-type="string">
            <text:p>milliseconds</text:p>
          </table:table-cell>
          <table:table-cell office:value-type="float" office:value="1.95122">
            <text:p>1.95122</text:p>
          </table:table-cell>
          <table:table-cell office:value-type="string">
            <text:p>milliseconds</text:p>
          </table:table-cell>
          <table:table-cell office:value-type="float" office:value="78">
            <text:p>78</text:p>
          </table:table-cell>
          <table:table-cell office:value-type="float" office:value="126.829">
            <text:p>126.829</text:p>
          </table:table-cell>
          <table:table-cell office:value-type="string">
            <text:p>milliseconds</text:p>
          </table:table-cell>
          <table:table-cell office:value-type="float" office:value="1.95122">
            <text:p>1.95122</text:p>
          </table:table-cell>
          <table:table-cell office:value-type="string">
            <text:p>milli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,AND(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),AND(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),AND(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),AND(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))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65">
            <text:p>6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15">
            <text:p>615</text:p>
          </table:table-cell>
          <table:table-cell office:value-type="float" office:value="4">
            <text:p>4</text:p>
          </table:table-cell>
          <table:table-cell office:value-type="float" office:value="6.50407">
            <text:p>6.50407</text:p>
          </table:table-cell>
          <table:table-cell office:value-type="string">
            <text:p>milliseconds</text:p>
          </table:table-cell>
          <table:table-cell office:value-type="float" office:value="100.063">
            <text:p>100.063</text:p>
          </table:table-cell>
          <table:table-cell office:value-type="string">
            <text:p>microseconds</text:p>
          </table:table-cell>
          <table:table-cell office:value-type="float" office:value="4">
            <text:p>4</text:p>
          </table:table-cell>
          <table:table-cell office:value-type="float" office:value="6.50407">
            <text:p>6.50407</text:p>
          </table:table-cell>
          <table:table-cell office:value-type="string">
            <text:p>milliseconds</text:p>
          </table:table-cell>
          <table:table-cell office:value-type="float" office:value="100.063">
            <text:p>100.063</text:p>
          </table:table-cell>
          <table:table-cell office:value-type="string">
            <text:p>microseconds</text:p>
          </table:table-cell>
          <table:table-cell office:value-type="string">
            <text:p>OR(AND(0),AND(1,2,3,4,5,6,7,8,9),AND(10,11,12,13,14,15,16,17,18,19,20,21,22,23,24,25,26),AND(27,28,29,30,31,32,33,34,35,36,37,38,39,40,41,42,43,44,45,46,47,48,49,50,51),AND(52,53,54,55,56,57,58,59,60,61,62,63,64,65,66,67,68,69,70,71,72,73,74,75,76,77,78,79,80,81,82,83,84),AND(85,86,87,88,89,90,91,92,93,94,95,96,97,98,99,100,101,102,103,104,105,106,107,108,109,110,111,112,113,114,115,116,117,118,119,120,121,122,123,124,125),AND(126,127,128,129,130,131,132,133,134,135,136,137,138,139,140,141,142,143,144,145,146,147,148,149,150,151,152,153,154,155,156,157,158,159,160,161,162,163,164,165,166,167,168,169,170,171,172,173,174),AND(175,176,177,178,179,180,181,182,183,184,185,186,187,188,189,190,191,192,193,194,195,196,197,198,199,200,201,202,203,204,205,206,207,208,209,210,211,212,213,214,215,216,217,218,219,220,221,222,223,224,225,226,227,228,229,230,231),AND(232,233,234,235,236,237,238,239,240,241,242,243,244,245,246,247,248,249,250,251,252,253,254,255,256,257,258,259,260,261,262,263,264,265,266,267,268,269,270,271,272,273,274,275,276,277,278,279,280,281,282,283,284,285,286,287,288,289,290,291,292,293,294,295,296),AND(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),AND(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),AND(451,452,453,454,455,456,457,458,459,460,461,462,463,464,465,466,467,468,469,470,471,472,473,474,475,476,477,478,479,480,481,482,483,484,485,486,487,488,489,490,491,492,493,494,495,496,497,498,499,500,501,502,503,504,505,506,507,508,509,510,511,512,513,514,515,516,517,518,519,520,521,522,523,524,525,526,527,528,529,530,531,532,533,534,535,536,537,538,539),AND(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),AND(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),AND(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),AND(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))</text:p>
          </table:table-cell>
        </table:table-row>
        <table:table-row table:style-name="ro1">
          <table:table-cell table:number-columns-repeated="7"/>
          <table:table-cell table:style-name="ce1" table:formula="of:=SUM([.H190:.H271])" office:value-type="float" office:value="2635">
            <text:p>2635</text:p>
          </table:table-cell>
          <table:table-cell table:style-name="ce1" table:formula="of:=[.H272]/60" office:value-type="float" office:value="43.9166666666667">
            <text:p>43.9166666667</text:p>
          </table:table-cell>
          <table:table-cell table:number-columns-repeated="3"/>
          <table:table-cell table:style-name="ce1" table:formula="of:=SUM([.M190:.M271])" office:value-type="float" office:value="2638">
            <text:p>2638</text:p>
          </table:table-cell>
          <table:table-cell table:style-name="ce1" table:formula="of:=[.M272]/60" office:value-type="float" office:value="43.9666666666667">
            <text:p>43.966666666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Task: #4 Decryption with Exponential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#Atts in Ciphertext</text:p>
          </table:table-cell>
          <table:table-cell table:style-name="ce2" office:value-type="string">
            <text:p>minSetSize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s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Polic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2">
            <text:p>32</text:p>
          </table:table-cell>
          <table:table-cell office:value-type="float" office:value="7.11111">
            <text:p>7.11111</text:p>
          </table:table-cell>
          <table:table-cell office:value-type="string">
            <text:p>milliseconds</text:p>
          </table:table-cell>
          <table:table-cell office:value-type="float" office:value="3.55556">
            <text:p>3.55556</text:p>
          </table:table-cell>
          <table:table-cell office:value-type="string">
            <text:p>milliseconds</text:p>
          </table:table-cell>
          <table:table-cell office:value-type="float" office:value="33">
            <text:p>33</text:p>
          </table:table-cell>
          <table:table-cell office:value-type="float" office:value="7.33333">
            <text:p>7.33333</text:p>
          </table:table-cell>
          <table:table-cell office:value-type="string">
            <text:p>milliseconds</text:p>
          </table:table-cell>
          <table:table-cell office:value-type="float" office:value="3.66667">
            <text:p>3.66667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2">
            <text:p>32</text:p>
          </table:table-cell>
          <table:table-cell office:value-type="float" office:value="7.11111">
            <text:p>7.11111</text:p>
          </table:table-cell>
          <table:table-cell office:value-type="string">
            <text:p>milliseconds</text:p>
          </table:table-cell>
          <table:table-cell office:value-type="float" office:value="3.55556">
            <text:p>3.55556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7.11111">
            <text:p>7.11111</text:p>
          </table:table-cell>
          <table:table-cell office:value-type="string">
            <text:p>milliseconds</text:p>
          </table:table-cell>
          <table:table-cell office:value-type="float" office:value="3.55556">
            <text:p>3.55556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2">
            <text:p>32</text:p>
          </table:table-cell>
          <table:table-cell office:value-type="float" office:value="7.11111">
            <text:p>7.11111</text:p>
          </table:table-cell>
          <table:table-cell office:value-type="string">
            <text:p>milliseconds</text:p>
          </table:table-cell>
          <table:table-cell office:value-type="float" office:value="3.55556">
            <text:p>3.55556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7.11111">
            <text:p>7.11111</text:p>
          </table:table-cell>
          <table:table-cell office:value-type="string">
            <text:p>milliseconds</text:p>
          </table:table-cell>
          <table:table-cell office:value-type="float" office:value="3.55556">
            <text:p>3.55556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2">
            <text:p>32</text:p>
          </table:table-cell>
          <table:table-cell office:value-type="float" office:value="7.11111">
            <text:p>7.11111</text:p>
          </table:table-cell>
          <table:table-cell office:value-type="string">
            <text:p>milliseconds</text:p>
          </table:table-cell>
          <table:table-cell office:value-type="float" office:value="3.55556">
            <text:p>3.55556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7.11111">
            <text:p>7.11111</text:p>
          </table:table-cell>
          <table:table-cell office:value-type="string">
            <text:p>milliseconds</text:p>
          </table:table-cell>
          <table:table-cell office:value-type="float" office:value="3.55556">
            <text:p>3.55556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24">
            <text:p>24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float" office:value="24">
            <text:p>24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2.66667">
            <text:p>2.66667</text:p>
          </table:table-cell>
          <table:table-cell office:value-type="string">
            <text:p>milliseconds</text:p>
          </table:table-cell>
          <table:table-cell office:value-type="string">
            <text:p>OR(AND(0),AND(1,2),AND(3,4,5,6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1">
            <text:p>41</text:p>
          </table:table-cell>
          <table:table-cell office:value-type="float" office:value="10.9333">
            <text:p>10.9333</text:p>
          </table:table-cell>
          <table:table-cell office:value-type="string">
            <text:p>milliseconds</text:p>
          </table:table-cell>
          <table:table-cell office:value-type="float" office:value="2.73333">
            <text:p>2.73333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10.9333">
            <text:p>10.9333</text:p>
          </table:table-cell>
          <table:table-cell office:value-type="string">
            <text:p>milliseconds</text:p>
          </table:table-cell>
          <table:table-cell office:value-type="float" office:value="2.73333">
            <text:p>2.73333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1">
            <text:p>41</text:p>
          </table:table-cell>
          <table:table-cell office:value-type="float" office:value="10.9333">
            <text:p>10.9333</text:p>
          </table:table-cell>
          <table:table-cell office:value-type="string">
            <text:p>milliseconds</text:p>
          </table:table-cell>
          <table:table-cell office:value-type="float" office:value="2.73333">
            <text:p>2.73333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10.9333">
            <text:p>10.9333</text:p>
          </table:table-cell>
          <table:table-cell office:value-type="string">
            <text:p>milliseconds</text:p>
          </table:table-cell>
          <table:table-cell office:value-type="float" office:value="2.73333">
            <text:p>2.73333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1">
            <text:p>41</text:p>
          </table:table-cell>
          <table:table-cell office:value-type="float" office:value="10.9333">
            <text:p>10.9333</text:p>
          </table:table-cell>
          <table:table-cell office:value-type="string">
            <text:p>milliseconds</text:p>
          </table:table-cell>
          <table:table-cell office:value-type="float" office:value="2.73333">
            <text:p>2.73333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10.9333">
            <text:p>10.9333</text:p>
          </table:table-cell>
          <table:table-cell office:value-type="string">
            <text:p>milliseconds</text:p>
          </table:table-cell>
          <table:table-cell office:value-type="float" office:value="2.73333">
            <text:p>2.73333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1">
            <text:p>41</text:p>
          </table:table-cell>
          <table:table-cell office:value-type="float" office:value="10.9333">
            <text:p>10.9333</text:p>
          </table:table-cell>
          <table:table-cell office:value-type="string">
            <text:p>milliseconds</text:p>
          </table:table-cell>
          <table:table-cell office:value-type="float" office:value="2.73333">
            <text:p>2.73333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10.9333">
            <text:p>10.9333</text:p>
          </table:table-cell>
          <table:table-cell office:value-type="string">
            <text:p>milliseconds</text:p>
          </table:table-cell>
          <table:table-cell office:value-type="float" office:value="2.73333">
            <text:p>2.73333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20">
            <text:p>20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1.33333">
            <text:p>1.33333</text:p>
          </table:table-cell>
          <table:table-cell office:value-type="string">
            <text:p>milliseconds</text:p>
          </table:table-cell>
          <table:table-cell office:value-type="float" office:value="20">
            <text:p>20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1.33333">
            <text:p>1.33333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6">
            <text:p>46</text:p>
          </table:table-cell>
          <table:table-cell office:value-type="float" office:value="18.4">
            <text:p>18.4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18.4">
            <text:p>18.4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6">
            <text:p>46</text:p>
          </table:table-cell>
          <table:table-cell office:value-type="float" office:value="18.4">
            <text:p>18.4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18.8">
            <text:p>18.8</text:p>
          </table:table-cell>
          <table:table-cell office:value-type="string">
            <text:p>milliseconds</text:p>
          </table:table-cell>
          <table:table-cell office:value-type="float" office:value="2.35">
            <text:p>2.3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6">
            <text:p>46</text:p>
          </table:table-cell>
          <table:table-cell office:value-type="float" office:value="18.4">
            <text:p>18.4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18.8">
            <text:p>18.8</text:p>
          </table:table-cell>
          <table:table-cell office:value-type="string">
            <text:p>milliseconds</text:p>
          </table:table-cell>
          <table:table-cell office:value-type="float" office:value="2.35">
            <text:p>2.35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7">
            <text:p>47</text:p>
          </table:table-cell>
          <table:table-cell office:value-type="float" office:value="18.8">
            <text:p>18.8</text:p>
          </table:table-cell>
          <table:table-cell office:value-type="string">
            <text:p>milliseconds</text:p>
          </table:table-cell>
          <table:table-cell office:value-type="float" office:value="2.35">
            <text:p>2.35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18.4">
            <text:p>18.4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3">
            <text:p>13</text:p>
          </table:table-cell>
          <table:table-cell office:value-type="float" office:value="5.2">
            <text:p>5.2</text:p>
          </table:table-cell>
          <table:table-cell office:value-type="string">
            <text:p>milliseconds</text:p>
          </table:table-cell>
          <table:table-cell office:value-type="float" office:value="650">
            <text:p>650</text:p>
          </table:table-cell>
          <table:table-cell office:value-type="string">
            <text:p>microseconds</text:p>
          </table:table-cell>
          <table:table-cell office:value-type="float" office:value="14">
            <text:p>14</text:p>
          </table:table-cell>
          <table:table-cell office:value-type="float" office:value="5.6">
            <text:p>5.6</text:p>
          </table:table-cell>
          <table:table-cell office:value-type="string">
            <text:p>milliseconds</text:p>
          </table:table-cell>
          <table:table-cell office:value-type="float" office:value="700">
            <text:p>700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84">
            <text:p>84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float" office:value="84">
            <text:p>84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84">
            <text:p>84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float" office:value="84">
            <text:p>84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85">
            <text:p>85</text:p>
          </table:table-cell>
          <table:table-cell office:value-type="float" office:value="34">
            <text:p>34</text:p>
          </table:table-cell>
          <table:table-cell office:value-type="string">
            <text:p>milliseconds</text:p>
          </table:table-cell>
          <table:table-cell office:value-type="float" office:value="2.125">
            <text:p>2.125</text:p>
          </table:table-cell>
          <table:table-cell office:value-type="string">
            <text:p>milliseconds</text:p>
          </table:table-cell>
          <table:table-cell office:value-type="float" office:value="84">
            <text:p>84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4">
            <text:p>14</text:p>
          </table:table-cell>
          <table:table-cell office:value-type="float" office:value="5.6">
            <text:p>5.6</text:p>
          </table:table-cell>
          <table:table-cell office:value-type="string">
            <text:p>milliseconds</text:p>
          </table:table-cell>
          <table:table-cell office:value-type="float" office:value="350">
            <text:p>350</text:p>
          </table:table-cell>
          <table:table-cell office:value-type="string">
            <text:p>microseconds</text:p>
          </table:table-cell>
          <table:table-cell office:value-type="float" office:value="14">
            <text:p>14</text:p>
          </table:table-cell>
          <table:table-cell office:value-type="float" office:value="5.6">
            <text:p>5.6</text:p>
          </table:table-cell>
          <table:table-cell office:value-type="string">
            <text:p>milliseconds</text:p>
          </table:table-cell>
          <table:table-cell office:value-type="float" office:value="350">
            <text:p>350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0">
            <text:p>1250</text:p>
          </table:table-cell>
          <table:table-cell office:value-type="float" office:value="81">
            <text:p>81</text:p>
          </table:table-cell>
          <table:table-cell office:value-type="float" office:value="64.8">
            <text:p>64.8</text:p>
          </table:table-cell>
          <table:table-cell office:value-type="string">
            <text:p>milliseconds</text:p>
          </table:table-cell>
          <table:table-cell office:value-type="float" office:value="2.025">
            <text:p>2.025</text:p>
          </table:table-cell>
          <table:table-cell office:value-type="string">
            <text:p>milliseconds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0">
            <text:p>1250</text:p>
          </table:table-cell>
          <table:table-cell office:value-type="float" office:value="81">
            <text:p>81</text:p>
          </table:table-cell>
          <table:table-cell office:value-type="float" office:value="64.8">
            <text:p>64.8</text:p>
          </table:table-cell>
          <table:table-cell office:value-type="string">
            <text:p>milliseconds</text:p>
          </table:table-cell>
          <table:table-cell office:value-type="float" office:value="2.025">
            <text:p>2.025</text:p>
          </table:table-cell>
          <table:table-cell office:value-type="string">
            <text:p>milliseconds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0">
            <text:p>1250</text:p>
          </table:table-cell>
          <table:table-cell office:value-type="float" office:value="82">
            <text:p>82</text:p>
          </table:table-cell>
          <table:table-cell office:value-type="float" office:value="65.6">
            <text:p>65.6</text:p>
          </table:table-cell>
          <table:table-cell office:value-type="string">
            <text:p>milliseconds</text:p>
          </table:table-cell>
          <table:table-cell office:value-type="float" office:value="2.05">
            <text:p>2.05</text:p>
          </table:table-cell>
          <table:table-cell office:value-type="string">
            <text:p>milliseconds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string">
            <text:p>milliseconds</text:p>
          </table:table-cell>
          <table:table-cell office:value-type="float" office:value="2">
            <text:p>2</text:p>
          </table:table-cell>
          <table:table-cell office:value-type="string">
            <text:p>milli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50">
            <text:p>1250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string">
            <text:p>milliseconds</text:p>
          </table:table-cell>
          <table:table-cell office:value-type="float" office:value="200">
            <text:p>200</text:p>
          </table:table-cell>
          <table:table-cell office:value-type="string">
            <text:p>microseconds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string">
            <text:p>milliseconds</text:p>
          </table:table-cell>
          <table:table-cell office:value-type="float" office:value="200">
            <text:p>200</text:p>
          </table:table-cell>
          <table:table-cell office:value-type="string">
            <text:p>microseconds</text:p>
          </table:table-cell>
          <table:table-cell office:value-type="string">
            <text:p>OR(AND(0),AND(1,2),AND(3,4,5,6),AND(7,8,9,10,11,12,13,14),AND(15,16,17,18,19,20,21,22,23,24,25,26,27,28,29,30),AND(31,32,33,34,35,36,37,38,39,40,41,42,43,44,45,46,47,48,49,50,51,52,53,54,55,56,57,58,59,60,61,62),AND(63,64,65,66,67,68,69,70,71,72,73,74,75,76,77,78,79,80,81,82,83,84,85,86,87,88,89,90,91,92,93,94,95,96,97,98,99,100,101,102,103,104,105,106,107,108,109,110,111,112,113,114,115,116,117,118,119,120,121,122,123,124,125,126),AND(127,128,129,130,131,132,133,134,135,136,137,138,139,140,141,142,143,144,145,146,147,148,149,150,151,152,153,154,155,156,157,158,159,160,161,162,163,164,165,166,167,168,169,170,171,172,173,174,175,176,177,178,179,180,181,182,183,184,185,186,187,188,189,190,191,192,193,194,195,196,197,198,199,200,201,202,203,204,205,206,207,208,209,210,211,212,213,214,215,216,217,218,219,220,221,222,223,224,225,226,227,228,229,230,231,232,233,234,235,236,237,238,239,240,241,242,243,244,245,246,247,248,249,250,251,252,253,254),AND(255,256,257,258,259,260,261,262,263,264,265,266,267,268,269,270,271,272,273,274,275,276,277,278,279,280,281,282,283,284,285,286,287,288,289,290,291,292,293,294,295,296,297,298,299,300,301,302,303,304,305,306,307,308,309,310,311,312,313,314,315,316,317,318,319,320,321,322,323,324,325,326,327,328,329,330,331,332,333,334,335,336,337,338,339,340,341,342,343,344,345,346,347,348,349,350,351,352,353,354,355,356,357,358,359,360,361,362,363,364,365,366,367,368,369,370,371,372,373,374,375,376,377,378,379,380,381,382,383,384,385,386,387,388,389,390,391,392,393,394,395,396,397,398,399,400,401,402,403,404,405,406,407,408,409,410,411,412,413,414,415,416,417,418,419,420,421,422,423,424,425,426,427,428,429,430,431,432,433,434,435,436,437,438,439,440,441,442,443,444,445,446,447,448,449,450,451,452,453,454,455,456,457,458,459,460,461,462,463,464,465,466,467,468,469,470,471,472,473,474,475,476,477,478,479,480,481,482,483,484,485,486,487,488,489,490,491,492,493,494,495,496,497,498,499,500,501,502,503,504,505,506,507,508,509,510),AND(511,512,513,514,515,516,517,518,519,520,521,522,523,524,525,526,527,528,529,530,531,532,533,534,535,536,537,538,539,540,541,542,543,544,545,546,547,548,549,550,551,552,553,554,555,556,557,558,559,560,561,562,563,564,565,566,567,568,569,570,571,572,573,574,575,576,577,578,579,580,581,582,583,584,585,586,587,588,589,590,591,592,593,594,595,596,597,598,599,600,601,602,603,604,605,606,607,608,609,610,611,612,613,614,615,616,617,618,619,620,621,622,623,624,625,626,627,628,629,630,631,632,633,634,635,636,637,638,639,640,641,642,643,644,645,646,647,648,649,650,651,652,653,654,655,656,657,658,659,660,661,662,663,664,665,666,667,668,669,670,671,672,673,674,675,676,677,678,679,680,681,682,683,684,685,686,687,688,689,690,691,692,693,694,695,696,697,698,699,700,701,702,703,704,705,706,707,708,709,710,711,712,713,714,715,716,717,718,719,720,721,722,723,724,725,726,727,728,729,730,731,732,733,734,735,736,737,738,739,740,741,742,743,744,745,746,747,748,749,750,751,752,753,754,755,756,757,758,759,760,761,762,763,764,765,766,767,768,769,770,771,772,773,774,775,776,777,778,779,780,781,782,783,784,785,786,787,788,789,790,791,792,793,794,795,796,797,798,799,800,801,802,803,804,805,806,807,808,809,810,811,812,813,814,815,816,817,818,819,820,821,822,823,824,825,826,827,828,829,830,831,832,833,834,835,836,837,838,839,840,841,842,843,844,845,846,847,848,849,850,851,852,853,854,855,856,857,858,859,860,861,862,863,864,865,866,867,868,869,870,871,872,873,874,875,876,877,878,879,880,881,882,883,884,885,886,887,888,889,890,891,892,893,894,895,896,897,898,899,900,901,902,903,904,905,906,907,908,909,910,911,912,913,914,915,916,917,918,919,920,921,922,923,924,925,926,927,928,929,930,931,932,933,934,935,936,937,938,939,940,941,942,943,944,945,946,947,948,949,950,951,952,953,954,955,956,957,958,959,960,961,962,963,964,965,966,967,968,969,970,971,972,973,974,975,976,977,978,979,980,981,982,983,984,985,986,987,988,989,990,991,992,993,994,995,996,997,998,999,1000,1001,1002,1003,1004,1005,1006,1007,1008,1009,1010,1011,1012,1013,1014,1015,1016,1017,1018,1019,1020,1021,1022))</text:p>
          </table:table-cell>
        </table:table-row>
        <table:table-row table:style-name="ro1">
          <table:table-cell table:number-columns-repeated="7"/>
          <table:table-cell table:style-name="ce1" table:formula="of:=SUM([.H276:.H306])" office:value-type="float" office:value="1053">
            <text:p>1053</text:p>
          </table:table-cell>
          <table:table-cell table:style-name="ce1" table:formula="of:=[.H307]/60" office:value-type="float" office:value="17.55">
            <text:p>17.55</text:p>
          </table:table-cell>
          <table:table-cell table:number-columns-repeated="3"/>
          <table:table-cell table:style-name="ce1" table:formula="of:=SUM([.M276:.M306])" office:value-type="float" office:value="1051">
            <text:p>1051</text:p>
          </table:table-cell>
          <table:table-cell table:style-name="ce1" table:formula="of:=[.M307]/60" office:value-type="float" office:value="17.5166666666667">
            <text:p>17.516666666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Task: #4 Decryption with Inverse Linear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#Atts in Ciphertext</text:p>
          </table:table-cell>
          <table:table-cell table:style-name="ce2" office:value-type="string">
            <text:p>minSetSize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s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Polic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48">
            <text:p>4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8">
            <text:p>4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000">
            <text:p>9000</text:p>
          </table:table-cell>
          <table:table-cell office:value-type="float" office:value="82">
            <text:p>82</text:p>
          </table:table-cell>
          <table:table-cell office:value-type="float" office:value="9.11111">
            <text:p>9.11111</text:p>
          </table:table-cell>
          <table:table-cell office:value-type="string">
            <text:p>milliseconds</text:p>
          </table:table-cell>
          <table:table-cell office:value-type="float" office:value="9.11111">
            <text:p>9.11111</text:p>
          </table:table-cell>
          <table:table-cell office:value-type="string">
            <text:p>milliseconds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string">
            <text:p>milliseconds</text:p>
          </table:table-cell>
          <table:table-cell office:value-type="float" office:value="9">
            <text:p>9</text:p>
          </table:table-cell>
          <table:table-cell office:value-type="string">
            <text:p>milliseconds</text:p>
          </table:table-cell>
          <table:table-cell office:value-type="string">
            <text:p>OR(AND(6,5,4),AND(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48">
            <text:p>4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8">
            <text:p>4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48">
            <text:p>4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00">
            <text:p>9000</text:p>
          </table:table-cell>
          <table:table-cell office:value-type="float" office:value="132">
            <text:p>132</text:p>
          </table:table-cell>
          <table:table-cell office:value-type="float" office:value="14.6667">
            <text:p>14.6667</text:p>
          </table:table-cell>
          <table:table-cell office:value-type="string">
            <text:p>milliseconds</text:p>
          </table:table-cell>
          <table:table-cell office:value-type="float" office:value="14.6667">
            <text:p>14.6667</text:p>
          </table:table-cell>
          <table:table-cell office:value-type="string">
            <text:p>milliseconds</text:p>
          </table:table-cell>
          <table:table-cell office:value-type="float" office:value="133">
            <text:p>133</text:p>
          </table:table-cell>
          <table:table-cell office:value-type="float" office:value="14.7778">
            <text:p>14.7778</text:p>
          </table:table-cell>
          <table:table-cell office:value-type="string">
            <text:p>milliseconds</text:p>
          </table:table-cell>
          <table:table-cell office:value-type="float" office:value="14.7778">
            <text:p>14.7778</text:p>
          </table:table-cell>
          <table:table-cell office:value-type="string">
            <text:p>milliseconds</text:p>
          </table:table-cell>
          <table:table-cell office:value-type="string">
            <text:p>OR(AND(6,5,4,3,2,1),AND(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8">
            <text:p>4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8">
            <text:p>4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8">
            <text:p>4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8">
            <text:p>48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float" office:value="5.33333">
            <text:p>5.33333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000">
            <text:p>9000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float" office:value="5.22222">
            <text:p>5.22222</text:p>
          </table:table-cell>
          <table:table-cell office:value-type="string">
            <text:p>milliseconds</text:p>
          </table:table-cell>
          <table:table-cell office:value-type="string">
            <text:p>OR(AND(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8">
            <text:p>38</text:p>
          </table:table-cell>
          <table:table-cell office:value-type="float" office:value="12.6667">
            <text:p>12.6667</text:p>
          </table:table-cell>
          <table:table-cell office:value-type="string">
            <text:p>milliseconds</text:p>
          </table:table-cell>
          <table:table-cell office:value-type="float" office:value="2.53333">
            <text:p>2.53333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8">
            <text:p>38</text:p>
          </table:table-cell>
          <table:table-cell office:value-type="float" office:value="12.6667">
            <text:p>12.6667</text:p>
          </table:table-cell>
          <table:table-cell office:value-type="string">
            <text:p>milliseconds</text:p>
          </table:table-cell>
          <table:table-cell office:value-type="float" office:value="2.53333">
            <text:p>2.53333</text:p>
          </table:table-cell>
          <table:table-cell office:value-type="string">
            <text:p>milliseconds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8">
            <text:p>38</text:p>
          </table:table-cell>
          <table:table-cell office:value-type="float" office:value="12.6667">
            <text:p>12.6667</text:p>
          </table:table-cell>
          <table:table-cell office:value-type="string">
            <text:p>milliseconds</text:p>
          </table:table-cell>
          <table:table-cell office:value-type="float" office:value="2.53333">
            <text:p>2.53333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string">
            <text:p>milliseconds</text:p>
          </table:table-cell>
          <table:table-cell office:value-type="float" office:value="2.6">
            <text:p>2.6</text:p>
          </table:table-cell>
          <table:table-cell office:value-type="string">
            <text:p>milliseconds</text:p>
          </table:table-cell>
          <table:table-cell office:value-type="float" office:value="38">
            <text:p>38</text:p>
          </table:table-cell>
          <table:table-cell office:value-type="float" office:value="12.6667">
            <text:p>12.6667</text:p>
          </table:table-cell>
          <table:table-cell office:value-type="string">
            <text:p>milliseconds</text:p>
          </table:table-cell>
          <table:table-cell office:value-type="float" office:value="2.53333">
            <text:p>2.53333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61">
            <text:p>61</text:p>
          </table:table-cell>
          <table:table-cell office:value-type="float" office:value="20.3333">
            <text:p>20.3333</text:p>
          </table:table-cell>
          <table:table-cell office:value-type="string">
            <text:p>milliseconds</text:p>
          </table:table-cell>
          <table:table-cell office:value-type="float" office:value="4.06667">
            <text:p>4.06667</text:p>
          </table:table-cell>
          <table:table-cell office:value-type="string">
            <text:p>milliseconds</text:p>
          </table:table-cell>
          <table:table-cell office:value-type="float" office:value="61">
            <text:p>61</text:p>
          </table:table-cell>
          <table:table-cell office:value-type="float" office:value="20.3333">
            <text:p>20.3333</text:p>
          </table:table-cell>
          <table:table-cell office:value-type="string">
            <text:p>milliseconds</text:p>
          </table:table-cell>
          <table:table-cell office:value-type="float" office:value="4.06667">
            <text:p>4.06667</text:p>
          </table:table-cell>
          <table:table-cell office:value-type="string">
            <text:p>milliseconds</text:p>
          </table:table-cell>
          <table:table-cell office:value-type="string">
            <text:p>OR(AND(15,14,13,12,11,10,9,8,7),AND(22,21,20,19,18,17,16),AND(27,26,25,24,23),AND(30,29,28),AND(3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float" office:value="37">
            <text:p>37</text:p>
          </table:table-cell>
          <table:table-cell office:value-type="float" office:value="14.8">
            <text:p>14.8</text:p>
          </table:table-cell>
          <table:table-cell office:value-type="string">
            <text:p>milliseconds</text:p>
          </table:table-cell>
          <table:table-cell office:value-type="float" office:value="2.46667">
            <text:p>2.46667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string">
            <text:p>milliseconds</text:p>
          </table:table-cell>
          <table:table-cell office:value-type="float" office:value="4">
            <text:p>4</text:p>
          </table:table-cell>
          <table:table-cell office:value-type="string">
            <text:p>milliseconds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string">
            <text:p>milliseconds</text:p>
          </table:table-cell>
          <table:table-cell office:value-type="float" office:value="4">
            <text:p>4</text:p>
          </table:table-cell>
          <table:table-cell office:value-type="string">
            <text:p>milliseconds</text:p>
          </table:table-cell>
          <table:table-cell office:value-type="string">
            <text:p>OR(AND(24,23,22,21,20,19,18,17,16,15,14),AND(30,29,28,27,26,25),AND(3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4">
            <text:p>34</text:p>
          </table:table-cell>
          <table:table-cell office:value-type="float" office:value="20.4082">
            <text:p>20.4082</text:p>
          </table:table-cell>
          <table:table-cell office:value-type="string">
            <text:p>milliseconds</text:p>
          </table:table-cell>
          <table:table-cell office:value-type="float" office:value="2.26757">
            <text:p>2.26757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20.4082">
            <text:p>20.4082</text:p>
          </table:table-cell>
          <table:table-cell office:value-type="string">
            <text:p>milliseconds</text:p>
          </table:table-cell>
          <table:table-cell office:value-type="float" office:value="2.26757">
            <text:p>2.26757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4">
            <text:p>34</text:p>
          </table:table-cell>
          <table:table-cell office:value-type="float" office:value="20.4082">
            <text:p>20.4082</text:p>
          </table:table-cell>
          <table:table-cell office:value-type="string">
            <text:p>milliseconds</text:p>
          </table:table-cell>
          <table:table-cell office:value-type="float" office:value="2.26757">
            <text:p>2.26757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20.4082">
            <text:p>20.4082</text:p>
          </table:table-cell>
          <table:table-cell office:value-type="string">
            <text:p>milliseconds</text:p>
          </table:table-cell>
          <table:table-cell office:value-type="float" office:value="2.26757">
            <text:p>2.26757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4">
            <text:p>34</text:p>
          </table:table-cell>
          <table:table-cell office:value-type="float" office:value="20.4082">
            <text:p>20.4082</text:p>
          </table:table-cell>
          <table:table-cell office:value-type="string">
            <text:p>milliseconds</text:p>
          </table:table-cell>
          <table:table-cell office:value-type="float" office:value="2.26757">
            <text:p>2.26757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20.4082">
            <text:p>20.4082</text:p>
          </table:table-cell>
          <table:table-cell office:value-type="string">
            <text:p>milliseconds</text:p>
          </table:table-cell>
          <table:table-cell office:value-type="float" office:value="2.26757">
            <text:p>2.26757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33">
            <text:p>33</text:p>
          </table:table-cell>
          <table:table-cell office:value-type="float" office:value="19.8079">
            <text:p>19.8079</text:p>
          </table:table-cell>
          <table:table-cell office:value-type="string">
            <text:p>milliseconds</text:p>
          </table:table-cell>
          <table:table-cell office:value-type="float" office:value="2.20088">
            <text:p>2.20088</text:p>
          </table:table-cell>
          <table:table-cell office:value-type="string">
            <text:p>milliseconds</text:p>
          </table:table-cell>
          <table:table-cell office:value-type="float" office:value="34">
            <text:p>34</text:p>
          </table:table-cell>
          <table:table-cell office:value-type="float" office:value="20.4082">
            <text:p>20.4082</text:p>
          </table:table-cell>
          <table:table-cell office:value-type="string">
            <text:p>milliseconds</text:p>
          </table:table-cell>
          <table:table-cell office:value-type="float" office:value="2.26757">
            <text:p>2.26757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66">
            <text:p>1666</text:p>
          </table:table-cell>
          <table:table-cell office:value-type="float" office:value="59">
            <text:p>59</text:p>
          </table:table-cell>
          <table:table-cell office:value-type="float" office:value="35.4142">
            <text:p>35.4142</text:p>
          </table:table-cell>
          <table:table-cell office:value-type="string">
            <text:p>milliseconds</text:p>
          </table:table-cell>
          <table:table-cell office:value-type="float" office:value="3.93491">
            <text:p>3.93491</text:p>
          </table:table-cell>
          <table:table-cell office:value-type="string">
            <text:p>milliseconds</text:p>
          </table:table-cell>
          <table:table-cell office:value-type="float" office:value="59">
            <text:p>59</text:p>
          </table:table-cell>
          <table:table-cell office:value-type="float" office:value="35.4142">
            <text:p>35.4142</text:p>
          </table:table-cell>
          <table:table-cell office:value-type="string">
            <text:p>milliseconds</text:p>
          </table:table-cell>
          <table:table-cell office:value-type="float" office:value="3.93491">
            <text:p>3.93491</text:p>
          </table:table-cell>
          <table:table-cell office:value-type="string">
            <text:p>milliseconds</text:p>
          </table:table-cell>
          <table:table-cell office:value-type="string">
            <text:p>OR(AND(21,20,19,18,17,16,15,14,13,12,11,10,9,8,7,6,5),AND(30,29,28,27,26,25,24,23,22),AND(3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4">
            <text:p>44</text:p>
          </table:table-cell>
          <table:table-cell office:value-type="float" office:value="24.2024">
            <text:p>24.2024</text:p>
          </table:table-cell>
          <table:table-cell office:value-type="string">
            <text:p>milliseconds</text:p>
          </table:table-cell>
          <table:table-cell office:value-type="float" office:value="2.20022">
            <text:p>2.20022</text:p>
          </table:table-cell>
          <table:table-cell office:value-type="string">
            <text:p>milliseconds</text:p>
          </table:table-cell>
          <table:table-cell office:value-type="float" office:value="44">
            <text:p>44</text:p>
          </table:table-cell>
          <table:table-cell office:value-type="float" office:value="24.2024">
            <text:p>24.2024</text:p>
          </table:table-cell>
          <table:table-cell office:value-type="string">
            <text:p>milliseconds</text:p>
          </table:table-cell>
          <table:table-cell office:value-type="float" office:value="2.20022">
            <text:p>2.20022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4">
            <text:p>44</text:p>
          </table:table-cell>
          <table:table-cell office:value-type="float" office:value="24.2024">
            <text:p>24.2024</text:p>
          </table:table-cell>
          <table:table-cell office:value-type="string">
            <text:p>milliseconds</text:p>
          </table:table-cell>
          <table:table-cell office:value-type="float" office:value="2.20022">
            <text:p>2.20022</text:p>
          </table:table-cell>
          <table:table-cell office:value-type="string">
            <text:p>milliseconds</text:p>
          </table:table-cell>
          <table:table-cell office:value-type="float" office:value="44">
            <text:p>44</text:p>
          </table:table-cell>
          <table:table-cell office:value-type="float" office:value="24.2024">
            <text:p>24.2024</text:p>
          </table:table-cell>
          <table:table-cell office:value-type="string">
            <text:p>milliseconds</text:p>
          </table:table-cell>
          <table:table-cell office:value-type="float" office:value="2.20022">
            <text:p>2.20022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44">
            <text:p>44</text:p>
          </table:table-cell>
          <table:table-cell office:value-type="float" office:value="24.2024">
            <text:p>24.2024</text:p>
          </table:table-cell>
          <table:table-cell office:value-type="string">
            <text:p>milliseconds</text:p>
          </table:table-cell>
          <table:table-cell office:value-type="float" office:value="2.20022">
            <text:p>2.20022</text:p>
          </table:table-cell>
          <table:table-cell office:value-type="string">
            <text:p>milliseconds</text:p>
          </table:table-cell>
          <table:table-cell office:value-type="float" office:value="45">
            <text:p>45</text:p>
          </table:table-cell>
          <table:table-cell office:value-type="float" office:value="24.7525">
            <text:p>24.7525</text:p>
          </table:table-cell>
          <table:table-cell office:value-type="string">
            <text:p>milliseconds</text:p>
          </table:table-cell>
          <table:table-cell office:value-type="float" office:value="2.25023">
            <text:p>2.25023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818">
            <text:p>1818</text:p>
          </table:table-cell>
          <table:table-cell office:value-type="float" office:value="78">
            <text:p>78</text:p>
          </table:table-cell>
          <table:table-cell office:value-type="float" office:value="42.9043">
            <text:p>42.9043</text:p>
          </table:table-cell>
          <table:table-cell office:value-type="string">
            <text:p>milliseconds</text:p>
          </table:table-cell>
          <table:table-cell office:value-type="float" office:value="3.90039">
            <text:p>3.90039</text:p>
          </table:table-cell>
          <table:table-cell office:value-type="string">
            <text:p>milliseconds</text:p>
          </table:table-cell>
          <table:table-cell office:value-type="float" office:value="79">
            <text:p>79</text:p>
          </table:table-cell>
          <table:table-cell office:value-type="float" office:value="43.4543">
            <text:p>43.4543</text:p>
          </table:table-cell>
          <table:table-cell office:value-type="string">
            <text:p>milliseconds</text:p>
          </table:table-cell>
          <table:table-cell office:value-type="float" office:value="3.9504">
            <text:p>3.9504</text:p>
          </table:table-cell>
          <table:table-cell office:value-type="string">
            <text:p>milliseconds</text:p>
          </table:table-cell>
          <table:table-cell office:value-type="string">
            <text:p>OR(AND(27,26,25,24,23,22,21,20,19,18,17,16,15,14,13,12,11,10,9,8,7),AND(46,45,44,43,42,41,40,39,38,37,36,35,34,33,32,31,30,29,28),AND(63,62,61,60,59,58,57,56,55,54,53,52,51,50,49,48,47),AND(78,77,76,75,74,73,72,71,70,69,68,67,66,65,64),AND(91,90,89,88,87,86,85,84,83,82,81,80,79),AND(102,101,100,99,98,97,96,95,94,93,92),AND(111,110,109,108,107,106,105,104,103),AND(118,117,116,115,114,113,112),AND(123,122,121,120,119),AND(126,125,124),AND(12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42">
            <text:p>42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42">
            <text:p>42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42">
            <text:p>42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77">
            <text:p>77</text:p>
          </table:table-cell>
          <table:table-cell office:value-type="float" office:value="61.6">
            <text:p>61.6</text:p>
          </table:table-cell>
          <table:table-cell office:value-type="string">
            <text:p>milliseconds</text:p>
          </table:table-cell>
          <table:table-cell office:value-type="float" office:value="3.85">
            <text:p>3.85</text:p>
          </table:table-cell>
          <table:table-cell office:value-type="string">
            <text:p>milliseconds</text:p>
          </table:table-cell>
          <table:table-cell office:value-type="float" office:value="78">
            <text:p>78</text:p>
          </table:table-cell>
          <table:table-cell office:value-type="float" office:value="62.4">
            <text:p>62.4</text:p>
          </table:table-cell>
          <table:table-cell office:value-type="string">
            <text:p>milliseconds</text:p>
          </table:table-cell>
          <table:table-cell office:value-type="float" office:value="3.9">
            <text:p>3.9</text:p>
          </table:table-cell>
          <table:table-cell office:value-type="string">
            <text:p>milliseconds</text:p>
          </table:table-cell>
          <table:table-cell office:value-type="string">
            <text:p>OR(AND(46,45,44,43,42,41,40,39,38,37,36,35,34,33,32,31,30,29,28,27,26,25,24,23,22,21,20,19,18,17,16),AND(72,71,70,69,68,67,66,65,64,63,62,61,60,59,58,57,56,55,54,53,52,51,50,49,48,47),AND(93,92,91,90,89,88,87,86,85,84,83,82,81,80,79,78,77,76,75,74,73),AND(109,108,107,106,105,104,103,102,101,100,99,98,97,96,95,94),AND(120,119,118,117,116,115,114,113,112,111,110),AND(126,125,124,123,122,121),AND(127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176">
            <text:p>1176</text:p>
          </table:table-cell>
          <table:table-cell office:value-type="float" office:value="41">
            <text:p>41</text:p>
          </table:table-cell>
          <table:table-cell office:value-type="float" office:value="34.8639">
            <text:p>34.8639</text:p>
          </table:table-cell>
          <table:table-cell office:value-type="string">
            <text:p>milliseconds</text:p>
          </table:table-cell>
          <table:table-cell office:value-type="float" office:value="2.05082">
            <text:p>2.05082</text:p>
          </table:table-cell>
          <table:table-cell office:value-type="string">
            <text:p>milliseconds</text:p>
          </table:table-cell>
          <table:table-cell office:value-type="float" office:value="42">
            <text:p>42</text:p>
          </table:table-cell>
          <table:table-cell office:value-type="float" office:value="35.7143">
            <text:p>35.7143</text:p>
          </table:table-cell>
          <table:table-cell office:value-type="string">
            <text:p>milliseconds</text:p>
          </table:table-cell>
          <table:table-cell office:value-type="float" office:value="2.10084">
            <text:p>2.10084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176">
            <text:p>1176</text:p>
          </table:table-cell>
          <table:table-cell office:value-type="float" office:value="42">
            <text:p>42</text:p>
          </table:table-cell>
          <table:table-cell office:value-type="float" office:value="35.7143">
            <text:p>35.7143</text:p>
          </table:table-cell>
          <table:table-cell office:value-type="string">
            <text:p>milliseconds</text:p>
          </table:table-cell>
          <table:table-cell office:value-type="float" office:value="2.10084">
            <text:p>2.10084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34.8639">
            <text:p>34.8639</text:p>
          </table:table-cell>
          <table:table-cell office:value-type="string">
            <text:p>milliseconds</text:p>
          </table:table-cell>
          <table:table-cell office:value-type="float" office:value="2.05082">
            <text:p>2.05082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176">
            <text:p>1176</text:p>
          </table:table-cell>
          <table:table-cell office:value-type="float" office:value="42">
            <text:p>42</text:p>
          </table:table-cell>
          <table:table-cell office:value-type="float" office:value="35.7143">
            <text:p>35.7143</text:p>
          </table:table-cell>
          <table:table-cell office:value-type="string">
            <text:p>milliseconds</text:p>
          </table:table-cell>
          <table:table-cell office:value-type="float" office:value="2.10084">
            <text:p>2.10084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34.8639">
            <text:p>34.8639</text:p>
          </table:table-cell>
          <table:table-cell office:value-type="string">
            <text:p>milliseconds</text:p>
          </table:table-cell>
          <table:table-cell office:value-type="float" office:value="2.05082">
            <text:p>2.05082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17">
            <text:p>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1176">
            <text:p>1176</text:p>
          </table:table-cell>
          <table:table-cell office:value-type="float" office:value="95">
            <text:p>95</text:p>
          </table:table-cell>
          <table:table-cell office:value-type="float" office:value="80.7823">
            <text:p>80.7823</text:p>
          </table:table-cell>
          <table:table-cell office:value-type="string">
            <text:p>milliseconds</text:p>
          </table:table-cell>
          <table:table-cell office:value-type="float" office:value="4.7519">
            <text:p>4.7519</text:p>
          </table:table-cell>
          <table:table-cell office:value-type="string">
            <text:p>milliseconds</text:p>
          </table:table-cell>
          <table:table-cell office:value-type="float" office:value="95">
            <text:p>95</text:p>
          </table:table-cell>
          <table:table-cell office:value-type="float" office:value="80.7823">
            <text:p>80.7823</text:p>
          </table:table-cell>
          <table:table-cell office:value-type="string">
            <text:p>milliseconds</text:p>
          </table:table-cell>
          <table:table-cell office:value-type="float" office:value="4.7519">
            <text:p>4.7519</text:p>
          </table:table-cell>
          <table:table-cell office:value-type="string">
            <text:p>milliseconds</text:p>
          </table:table-cell>
          <table:table-cell office:value-type="string">
            <text:p>OR(AND(42,41,40,39,38,37,36,35,34,33,32,31,30,29,28,27,26,25,24,23,22,21,20,19,18,17,16,15,14,13,12,11,10,9,8,7,6,5,4,3,2),AND(75,74,73,72,71,70,69,68,67,66,65,64,63,62,61,60,59,58,57,56,55,54,53,52,51,50,49,48,47,46,45,44,43),AND(100,99,98,97,96,95,94,93,92,91,90,89,88,87,86,85,84,83,82,81,80,79,78,77,76),AND(117,116,115,114,113,112,111,110,109,108,107,106,105,104,103,102,101),AND(126,125,124,123,122,121,120,119,118),AND(12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82">
            <text:p>82</text:p>
          </table:table-cell>
          <table:table-cell office:value-type="float" office:value="43.0672">
            <text:p>43.0672</text:p>
          </table:table-cell>
          <table:table-cell office:value-type="string">
            <text:p>milliseconds</text:p>
          </table:table-cell>
          <table:table-cell office:value-type="float" office:value="2.05082">
            <text:p>2.05082</text:p>
          </table:table-cell>
          <table:table-cell office:value-type="string">
            <text:p>milliseconds</text:p>
          </table:table-cell>
          <table:table-cell office:value-type="float" office:value="82">
            <text:p>82</text:p>
          </table:table-cell>
          <table:table-cell office:value-type="float" office:value="43.0672">
            <text:p>43.0672</text:p>
          </table:table-cell>
          <table:table-cell office:value-type="string">
            <text:p>milliseconds</text:p>
          </table:table-cell>
          <table:table-cell office:value-type="float" office:value="2.05082">
            <text:p>2.05082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21">
            <text:p>2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82">
            <text:p>82</text:p>
          </table:table-cell>
          <table:table-cell office:value-type="float" office:value="43.0672">
            <text:p>43.0672</text:p>
          </table:table-cell>
          <table:table-cell office:value-type="string">
            <text:p>milliseconds</text:p>
          </table:table-cell>
          <table:table-cell office:value-type="float" office:value="2.05082">
            <text:p>2.05082</text:p>
          </table:table-cell>
          <table:table-cell office:value-type="string">
            <text:p>milliseconds</text:p>
          </table:table-cell>
          <table:table-cell office:value-type="float" office:value="82">
            <text:p>82</text:p>
          </table:table-cell>
          <table:table-cell office:value-type="float" office:value="43.0672">
            <text:p>43.0672</text:p>
          </table:table-cell>
          <table:table-cell office:value-type="string">
            <text:p>milliseconds</text:p>
          </table:table-cell>
          <table:table-cell office:value-type="float" office:value="2.05082">
            <text:p>2.05082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600">
            <text:p>600</text:p>
          </table:table-cell>
          <table:table-cell office:value-type="float" office:value="21">
            <text:p>2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82">
            <text:p>82</text:p>
          </table:table-cell>
          <table:table-cell office:value-type="float" office:value="43.0672">
            <text:p>43.0672</text:p>
          </table:table-cell>
          <table:table-cell office:value-type="string">
            <text:p>milliseconds</text:p>
          </table:table-cell>
          <table:table-cell office:value-type="float" office:value="2.05082">
            <text:p>2.05082</text:p>
          </table:table-cell>
          <table:table-cell office:value-type="string">
            <text:p>milliseconds</text:p>
          </table:table-cell>
          <table:table-cell office:value-type="float" office:value="83">
            <text:p>83</text:p>
          </table:table-cell>
          <table:table-cell office:value-type="float" office:value="43.5924">
            <text:p>43.5924</text:p>
          </table:table-cell>
          <table:table-cell office:value-type="string">
            <text:p>milliseconds</text:p>
          </table:table-cell>
          <table:table-cell office:value-type="float" office:value="2.07583">
            <text:p>2.07583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office:value-type="float" office:value="1024">
            <text:p>1024</text:p>
          </table:table-cell>
          <table:table-cell office:value-type="float" office:value="21">
            <text:p>21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1904">
            <text:p>1904</text:p>
          </table:table-cell>
          <table:table-cell office:value-type="float" office:value="162">
            <text:p>162</text:p>
          </table:table-cell>
          <table:table-cell office:value-type="float" office:value="85.084">
            <text:p>85.084</text:p>
          </table:table-cell>
          <table:table-cell office:value-type="string">
            <text:p>milliseconds</text:p>
          </table:table-cell>
          <table:table-cell office:value-type="float" office:value="4.05162">
            <text:p>4.05162</text:p>
          </table:table-cell>
          <table:table-cell office:value-type="string">
            <text:p>milliseconds</text:p>
          </table:table-cell>
          <table:table-cell office:value-type="float" office:value="163">
            <text:p>163</text:p>
          </table:table-cell>
          <table:table-cell office:value-type="float" office:value="85.6092">
            <text:p>85.6092</text:p>
          </table:table-cell>
          <table:table-cell office:value-type="string">
            <text:p>milliseconds</text:p>
          </table:table-cell>
          <table:table-cell office:value-type="float" office:value="4.07663">
            <text:p>4.07663</text:p>
          </table:table-cell>
          <table:table-cell office:value-type="string">
            <text:p>milliseconds</text:p>
          </table:table-cell>
          <table:table-cell office:value-type="string">
            <text:p>OR(AND(70,69,68,67,66,65,64,63,62,61,60,59,58,57,56,55,54,53,52,51,50,49,48,47,46,45,44,43,42,41,40,39,38,37,36,35,34,33,32,31,30,29,28),AND(111,110,109,108,107,106,105,104,103,102,101,100,99,98,97,96,95,94,93,92,91,90,89,88,87,86,85,84,83,82,81,80,79,78,77,76,75,74,73,72,71),AND(150,149,148,147,146,145,144,143,142,141,140,139,138,137,136,135,134,133,132,131,130,129,128,127,126,125,124,123,122,121,120,119,118,117,116,115,114,113,112),AND(187,186,185,184,183,182,181,180,179,178,177,176,175,174,173,172,171,170,169,168,167,166,165,164,163,162,161,160,159,158,157,156,155,154,153,152,151),AND(222,221,220,219,218,217,216,215,214,213,212,211,210,209,208,207,206,205,204,203,202,201,200,199,198,197,196,195,194,193,192,191,190,189,188),AND(255,254,253,252,251,250,249,248,247,246,245,244,243,242,241,240,239,238,237,236,235,234,233,232,231,230,229,228,227,226,225,224,223),AND(286,285,284,283,282,281,280,279,278,277,276,275,274,273,272,271,270,269,268,267,266,265,264,263,262,261,260,259,258,257,256),AND(315,314,313,312,311,310,309,308,307,306,305,304,303,302,301,300,299,298,297,296,295,294,293,292,291,290,289,288,287),AND(342,341,340,339,338,337,336,335,334,333,332,331,330,329,328,327,326,325,324,323,322,321,320,319,318,317,316),AND(367,366,365,364,363,362,361,360,359,358,357,356,355,354,353,352,351,350,349,348,347,346,345,344,343),AND(390,389,388,387,386,385,384,383,382,381,380,379,378,377,376,375,374,373,372,371,370,369,368),AND(411,410,409,408,407,406,405,404,403,402,401,400,399,398,397,396,395,394,393,392,391),AND(430,429,428,427,426,425,424,423,422,421,420,419,418,417,416,415,414,413,412),AND(447,446,445,444,443,442,441,440,439,438,437,436,435,434,433,432,431),AND(462,461,460,459,458,457,456,455,454,453,452,451,450,449,448),AND(475,474,473,472,471,470,469,468,467,466,465,464,463),AND(486,485,484,483,482,481,480,479,478,477,476),AND(495,494,493,492,491,490,489,488,487),AND(502,501,500,499,498,497,496),AND(507,506,505,504,503),AND(510,509,508),AND(5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290">
            <text:p>1290</text:p>
          </table:table-cell>
          <table:table-cell office:value-type="float" office:value="80">
            <text:p>80</text:p>
          </table:table-cell>
          <table:table-cell office:value-type="float" office:value="62.0155">
            <text:p>62.0155</text:p>
          </table:table-cell>
          <table:table-cell office:value-type="string">
            <text:p>milliseconds</text:p>
          </table:table-cell>
          <table:table-cell office:value-type="float" office:value="2.0005">
            <text:p>2.0005</text:p>
          </table:table-cell>
          <table:table-cell office:value-type="string">
            <text:p>milliseconds</text:p>
          </table:table-cell>
          <table:table-cell office:value-type="float" office:value="80">
            <text:p>80</text:p>
          </table:table-cell>
          <table:table-cell office:value-type="float" office:value="62.0155">
            <text:p>62.0155</text:p>
          </table:table-cell>
          <table:table-cell office:value-type="string">
            <text:p>milliseconds</text:p>
          </table:table-cell>
          <table:table-cell office:value-type="float" office:value="2.0005">
            <text:p>2.0005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float" office:value="31">
            <text:p>31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290">
            <text:p>1290</text:p>
          </table:table-cell>
          <table:table-cell office:value-type="float" office:value="80">
            <text:p>80</text:p>
          </table:table-cell>
          <table:table-cell office:value-type="float" office:value="62.0155">
            <text:p>62.0155</text:p>
          </table:table-cell>
          <table:table-cell office:value-type="string">
            <text:p>milliseconds</text:p>
          </table:table-cell>
          <table:table-cell office:value-type="float" office:value="2.0005">
            <text:p>2.0005</text:p>
          </table:table-cell>
          <table:table-cell office:value-type="string">
            <text:p>milliseconds</text:p>
          </table:table-cell>
          <table:table-cell office:value-type="float" office:value="80">
            <text:p>80</text:p>
          </table:table-cell>
          <table:table-cell office:value-type="float" office:value="62.0155">
            <text:p>62.0155</text:p>
          </table:table-cell>
          <table:table-cell office:value-type="string">
            <text:p>milliseconds</text:p>
          </table:table-cell>
          <table:table-cell office:value-type="float" office:value="2.0005">
            <text:p>2.0005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600">
            <text:p>600</text:p>
          </table:table-cell>
          <table:table-cell office:value-type="float" office:value="31">
            <text:p>31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290">
            <text:p>1290</text:p>
          </table:table-cell>
          <table:table-cell office:value-type="float" office:value="80">
            <text:p>80</text:p>
          </table:table-cell>
          <table:table-cell office:value-type="float" office:value="62.0155">
            <text:p>62.0155</text:p>
          </table:table-cell>
          <table:table-cell office:value-type="string">
            <text:p>milliseconds</text:p>
          </table:table-cell>
          <table:table-cell office:value-type="float" office:value="2.0005">
            <text:p>2.0005</text:p>
          </table:table-cell>
          <table:table-cell office:value-type="string">
            <text:p>milliseconds</text:p>
          </table:table-cell>
          <table:table-cell office:value-type="float" office:value="80">
            <text:p>80</text:p>
          </table:table-cell>
          <table:table-cell office:value-type="float" office:value="62.0155">
            <text:p>62.0155</text:p>
          </table:table-cell>
          <table:table-cell office:value-type="string">
            <text:p>milliseconds</text:p>
          </table:table-cell>
          <table:table-cell office:value-type="float" office:value="2.0005">
            <text:p>2.0005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">
            <text:p>14</text:p>
          </table:table-cell>
          <table:table-cell office:value-type="float" office:value="1024">
            <text:p>1024</text:p>
          </table:table-cell>
          <table:table-cell office:value-type="float" office:value="31">
            <text:p>31</text:p>
          </table:table-cell>
          <table:table-cell office:value-type="float" office:value="512">
            <text:p>512</text:p>
          </table:table-cell>
          <table:table-cell office:value-type="float" office:value="5">
            <text:p>5</text:p>
          </table:table-cell>
          <table:table-cell office:value-type="float" office:value="1290">
            <text:p>1290</text:p>
          </table:table-cell>
          <table:table-cell office:value-type="float" office:value="165">
            <text:p>165</text:p>
          </table:table-cell>
          <table:table-cell office:value-type="float" office:value="127.907">
            <text:p>127.907</text:p>
          </table:table-cell>
          <table:table-cell office:value-type="string">
            <text:p>milliseconds</text:p>
          </table:table-cell>
          <table:table-cell office:value-type="float" office:value="4.12603">
            <text:p>4.12603</text:p>
          </table:table-cell>
          <table:table-cell office:value-type="string">
            <text:p>milliseconds</text:p>
          </table:table-cell>
          <table:table-cell office:value-type="float" office:value="165">
            <text:p>165</text:p>
          </table:table-cell>
          <table:table-cell office:value-type="float" office:value="127.907">
            <text:p>127.907</text:p>
          </table:table-cell>
          <table:table-cell office:value-type="string">
            <text:p>milliseconds</text:p>
          </table:table-cell>
          <table:table-cell office:value-type="float" office:value="4.12603">
            <text:p>4.12603</text:p>
          </table:table-cell>
          <table:table-cell office:value-type="string">
            <text:p>milliseconds</text:p>
          </table:table-cell>
          <table:table-cell office:value-type="string">
            <text:p>OR(AND(108,107,106,105,104,103,102,101,100,99,98,97,96,95,94,93,92,91,90,89,88,87,86,85,84,83,82,81,80,79,78,77,76,75,74,73,72,71,70,69,68,67,66,65,64,63,62,61,60,59,58,57,56,55,54,53,52,51,50,49,48,47,46,45,44,43),AND(169,168,167,166,165,164,163,162,161,160,159,158,157,156,155,154,153,152,151,150,149,148,147,146,145,144,143,142,141,140,139,138,137,136,135,134,133,132,131,130,129,128,127,126,125,124,123,122,121,120,119,118,117,116,115,114,113,112,111,110,109),AND(225,224,223,222,221,220,219,218,217,216,215,214,213,212,211,210,209,208,207,206,205,204,203,202,201,200,199,198,197,196,195,194,193,192,191,190,189,188,187,186,185,184,183,182,181,180,179,178,177,176,175,174,173,172,171,170),AND(276,275,274,273,272,271,270,269,268,267,266,265,264,263,262,261,260,259,258,257,256,255,254,253,252,251,250,249,248,247,246,245,244,243,242,241,240,239,238,237,236,235,234,233,232,231,230,229,228,227,226),AND(322,321,320,319,318,317,316,315,314,313,312,311,310,309,308,307,306,305,304,303,302,301,300,299,298,297,296,295,294,293,292,291,290,289,288,287,286,285,284,283,282,281,280,279,278,277),AND(363,362,361,360,359,358,357,356,355,354,353,352,351,350,349,348,347,346,345,344,343,342,341,340,339,338,337,336,335,334,333,332,331,330,329,328,327,326,325,324,323),AND(399,398,397,396,395,394,393,392,391,390,389,388,387,386,385,384,383,382,381,380,379,378,377,376,375,374,373,372,371,370,369,368,367,366,365,364),AND(430,429,428,427,426,425,424,423,422,421,420,419,418,417,416,415,414,413,412,411,410,409,408,407,406,405,404,403,402,401,400),AND(456,455,454,453,452,451,450,449,448,447,446,445,444,443,442,441,440,439,438,437,436,435,434,433,432,431),AND(477,476,475,474,473,472,471,470,469,468,467,466,465,464,463,462,461,460,459,458,457),AND(493,492,491,490,489,488,487,486,485,484,483,482,481,480,479,478),AND(504,503,502,501,500,499,498,497,496,495,494),AND(510,509,508,507,506,505),AND(511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string">
            <text:p>milliseconds</text:p>
          </table:table-cell>
          <table:table-cell office:value-type="float" office:value="1.95122">
            <text:p>1.95122</text:p>
          </table:table-cell>
          <table:table-cell office:value-type="string">
            <text:p>milliseconds</text:p>
          </table:table-cell>
          <table:table-cell office:value-type="float" office:value="79">
            <text:p>79</text:p>
          </table:table-cell>
          <table:table-cell office:value-type="float" office:value="81.0256">
            <text:p>81.0256</text:p>
          </table:table-cell>
          <table:table-cell office:value-type="string">
            <text:p>milliseconds</text:p>
          </table:table-cell>
          <table:table-cell office:value-type="float" office:value="1.97624">
            <text:p>1.97624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string">
            <text:p>milliseconds</text:p>
          </table:table-cell>
          <table:table-cell office:value-type="float" office:value="1.95122">
            <text:p>1.95122</text:p>
          </table:table-cell>
          <table:table-cell office:value-type="string">
            <text:p>milliseconds</text:p>
          </table:table-cell>
          <table:table-cell office:value-type="float" office:value="79">
            <text:p>79</text:p>
          </table:table-cell>
          <table:table-cell office:value-type="float" office:value="81.0256">
            <text:p>81.0256</text:p>
          </table:table-cell>
          <table:table-cell office:value-type="string">
            <text:p>milliseconds</text:p>
          </table:table-cell>
          <table:table-cell office:value-type="float" office:value="1.97624">
            <text:p>1.97624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79">
            <text:p>79</text:p>
          </table:table-cell>
          <table:table-cell office:value-type="float" office:value="81.0256">
            <text:p>81.0256</text:p>
          </table:table-cell>
          <table:table-cell office:value-type="string">
            <text:p>milliseconds</text:p>
          </table:table-cell>
          <table:table-cell office:value-type="float" office:value="1.97624">
            <text:p>1.97624</text:p>
          </table:table-cell>
          <table:table-cell office:value-type="string">
            <text:p>milliseconds</text:p>
          </table:table-cell>
          <table:table-cell office:value-type="float" office:value="79">
            <text:p>79</text:p>
          </table:table-cell>
          <table:table-cell office:value-type="float" office:value="81.0256">
            <text:p>81.0256</text:p>
          </table:table-cell>
          <table:table-cell office:value-type="string">
            <text:p>milliseconds</text:p>
          </table:table-cell>
          <table:table-cell office:value-type="float" office:value="1.97624">
            <text:p>1.97624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 office:value-type="float" office:value="41">
            <text:p>41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975">
            <text:p>975</text:p>
          </table:table-cell>
          <table:table-cell office:value-type="float" office:value="152">
            <text:p>152</text:p>
          </table:table-cell>
          <table:table-cell office:value-type="float" office:value="155.897">
            <text:p>155.897</text:p>
          </table:table-cell>
          <table:table-cell office:value-type="string">
            <text:p>milliseconds</text:p>
          </table:table-cell>
          <table:table-cell office:value-type="float" office:value="3.80238">
            <text:p>3.80238</text:p>
          </table:table-cell>
          <table:table-cell office:value-type="string">
            <text:p>milliseconds</text:p>
          </table:table-cell>
          <table:table-cell office:value-type="float" office:value="153">
            <text:p>153</text:p>
          </table:table-cell>
          <table:table-cell office:value-type="float" office:value="156.923">
            <text:p>156.923</text:p>
          </table:table-cell>
          <table:table-cell office:value-type="string">
            <text:p>milliseconds</text:p>
          </table:table-cell>
          <table:table-cell office:value-type="float" office:value="3.82739">
            <text:p>3.82739</text:p>
          </table:table-cell>
          <table:table-cell office:value-type="string">
            <text:p>milliseconds</text:p>
          </table:table-cell>
          <table:table-cell office:value-type="string">
            <text:p>OR(AND(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),AND(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),AND(279,278,277,276,275,274,273,272,271,270,269,268,267,266,265,264,263,262,261,260,259,258,257,256,255,254,253,252,251,250,249,248,247,246,245,244,243,242,241,240,239,238,237,236,235,234,233,232,231,230,229,228,227,226,225,224,223,222,221,220,219,218,217,216,215),AND(336,335,334,333,332,331,330,329,328,327,326,325,324,323,322,321,320,319,318,317,316,315,314,313,312,311,310,309,308,307,306,305,304,303,302,301,300,299,298,297,296,295,294,293,292,291,290,289,288,287,286,285,284,283,282,281,280),AND(385,384,383,382,381,380,379,378,377,376,375,374,373,372,371,370,369,368,367,366,365,364,363,362,361,360,359,358,357,356,355,354,353,352,351,350,349,348,347,346,345,344,343,342,341,340,339,338,337),AND(426,425,424,423,422,421,420,419,418,417,416,415,414,413,412,411,410,409,408,407,406,405,404,403,402,401,400,399,398,397,396,395,394,393,392,391,390,389,388,387,386),AND(459,458,457,456,455,454,453,452,451,450,449,448,447,446,445,444,443,442,441,440,439,438,437,436,435,434,433,432,431,430,429,428,427),AND(484,483,482,481,480,479,478,477,476,475,474,473,472,471,470,469,468,467,466,465,464,463,462,461,460),AND(501,500,499,498,497,496,495,494,493,492,491,490,489,488,487,486,485),AND(510,509,508,507,506,505,504,503,502),AND(51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90">
            <text:p>1290</text:p>
          </table:table-cell>
          <table:table-cell office:value-type="float" office:value="79">
            <text:p>79</text:p>
          </table:table-cell>
          <table:table-cell office:value-type="float" office:value="61.2403">
            <text:p>61.2403</text:p>
          </table:table-cell>
          <table:table-cell office:value-type="string">
            <text:p>milliseconds</text:p>
          </table:table-cell>
          <table:table-cell office:value-type="float" office:value="1.97549">
            <text:p>1.97549</text:p>
          </table:table-cell>
          <table:table-cell office:value-type="string">
            <text:p>milliseconds</text:p>
          </table:table-cell>
          <table:table-cell office:value-type="float" office:value="81">
            <text:p>81</text:p>
          </table:table-cell>
          <table:table-cell office:value-type="float" office:value="62.7907">
            <text:p>62.7907</text:p>
          </table:table-cell>
          <table:table-cell office:value-type="string">
            <text:p>milliseconds</text:p>
          </table:table-cell>
          <table:table-cell office:value-type="float" office:value="2.02551">
            <text:p>2.02551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31">
            <text:p>3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90">
            <text:p>1290</text:p>
          </table:table-cell>
          <table:table-cell office:value-type="float" office:value="80">
            <text:p>80</text:p>
          </table:table-cell>
          <table:table-cell office:value-type="float" office:value="62.0155">
            <text:p>62.0155</text:p>
          </table:table-cell>
          <table:table-cell office:value-type="string">
            <text:p>milliseconds</text:p>
          </table:table-cell>
          <table:table-cell office:value-type="float" office:value="2.0005">
            <text:p>2.0005</text:p>
          </table:table-cell>
          <table:table-cell office:value-type="string">
            <text:p>milliseconds</text:p>
          </table:table-cell>
          <table:table-cell office:value-type="float" office:value="81">
            <text:p>81</text:p>
          </table:table-cell>
          <table:table-cell office:value-type="float" office:value="62.7907">
            <text:p>62.7907</text:p>
          </table:table-cell>
          <table:table-cell office:value-type="string">
            <text:p>milliseconds</text:p>
          </table:table-cell>
          <table:table-cell office:value-type="float" office:value="2.02551">
            <text:p>2.02551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600">
            <text:p>600</text:p>
          </table:table-cell>
          <table:table-cell office:value-type="float" office:value="31">
            <text:p>3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90">
            <text:p>1290</text:p>
          </table:table-cell>
          <table:table-cell office:value-type="float" office:value="158">
            <text:p>158</text:p>
          </table:table-cell>
          <table:table-cell office:value-type="float" office:value="122.481">
            <text:p>122.481</text:p>
          </table:table-cell>
          <table:table-cell office:value-type="string">
            <text:p>milliseconds</text:p>
          </table:table-cell>
          <table:table-cell office:value-type="float" office:value="3.95099">
            <text:p>3.95099</text:p>
          </table:table-cell>
          <table:table-cell office:value-type="string">
            <text:p>milliseconds</text:p>
          </table:table-cell>
          <table:table-cell office:value-type="float" office:value="158">
            <text:p>158</text:p>
          </table:table-cell>
          <table:table-cell office:value-type="float" office:value="122.481">
            <text:p>122.481</text:p>
          </table:table-cell>
          <table:table-cell office:value-type="string">
            <text:p>milliseconds</text:p>
          </table:table-cell>
          <table:table-cell office:value-type="float" office:value="3.95099">
            <text:p>3.95099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31">
            <text:p>31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290">
            <text:p>1290</text:p>
          </table:table-cell>
          <table:table-cell office:value-type="float" office:value="158">
            <text:p>158</text:p>
          </table:table-cell>
          <table:table-cell office:value-type="float" office:value="122.481">
            <text:p>122.481</text:p>
          </table:table-cell>
          <table:table-cell office:value-type="string">
            <text:p>milliseconds</text:p>
          </table:table-cell>
          <table:table-cell office:value-type="float" office:value="3.95099">
            <text:p>3.95099</text:p>
          </table:table-cell>
          <table:table-cell office:value-type="string">
            <text:p>milliseconds</text:p>
          </table:table-cell>
          <table:table-cell office:value-type="float" office:value="158">
            <text:p>158</text:p>
          </table:table-cell>
          <table:table-cell office:value-type="float" office:value="122.481">
            <text:p>122.481</text:p>
          </table:table-cell>
          <table:table-cell office:value-type="string">
            <text:p>milliseconds</text:p>
          </table:table-cell>
          <table:table-cell office:value-type="float" office:value="3.95099">
            <text:p>3.95099</text:p>
          </table:table-cell>
          <table:table-cell office:value-type="string">
            <text:p>milliseconds</text:p>
          </table:table-cell>
          <table:table-cell office:value-type="string">
            <text:p>OR(AND(62,61,60,59,58,57,56,55,54,53,52,51,50,49,48,47,46,45,44,43,42,41,40,39,38,37,36,35,34,33,32,31,30,29,28,27,26,25,24,23,22,21,20,19,18,17,16,15,14,13,12,11,10,9,8,7,6,5,4,3,2,1,0),AND(123,122,121,120,119,118,117,116,115,114,113,112,111,110,109,108,107,106,105,104,103,102,101,100,99,98,97,96,95,94,93,92,91,90,89,88,87,86,85,84,83,82,81,80,79,78,77,76,75,74,73,72,71,70,69,68,67,66,65,64,63),AND(182,181,180,179,178,177,176,175,174,173,172,171,170,169,168,167,166,165,164,163,162,161,160,159,158,157,156,155,154,153,152,151,150,149,148,147,146,145,144,143,142,141,140,139,138,137,136,135,134,133,132,131,130,129,128,127,126,125,124),AND(239,238,237,236,235,234,233,232,231,230,229,228,227,226,225,224,223,222,221,220,219,218,217,216,215,214,213,212,211,210,209,208,207,206,205,204,203,202,201,200,199,198,197,196,195,194,193,192,191,190,189,188,187,186,185,184,183),AND(294,293,292,291,290,289,288,287,286,285,284,283,282,281,280,279,278,277,276,275,274,273,272,271,270,269,268,267,266,265,264,263,262,261,260,259,258,257,256,255,254,253,252,251,250,249,248,247,246,245,244,243,242,241,240),AND(347,346,345,344,343,342,341,340,339,338,337,336,335,334,333,332,331,330,329,328,327,326,325,324,323,322,321,320,319,318,317,316,315,314,313,312,311,310,309,308,307,306,305,304,303,302,301,300,299,298,297,296,295),AND(398,397,396,395,394,393,392,391,390,389,388,387,386,385,384,383,382,381,380,379,378,377,376,375,374,373,372,371,370,369,368,367,366,365,364,363,362,361,360,359,358,357,356,355,354,353,352,351,350,349,348),AND(447,446,445,444,443,442,441,440,439,438,437,436,435,434,433,432,431,430,429,428,427,426,425,424,423,422,421,420,419,418,417,416,415,414,413,412,411,410,409,408,407,406,405,404,403,402,401,400,399),AND(494,493,492,491,490,489,488,487,486,485,484,483,482,481,480,479,478,477,476,475,474,473,472,471,470,469,468,467,466,465,464,463,462,461,460,459,458,457,456,455,454,453,452,451,450,449,448),AND(539,538,537,536,535,534,533,532,531,530,529,528,527,526,525,524,523,522,521,520,519,518,517,516,515,514,513,512,511,510,509,508,507,506,505,504,503,502,501,500,499,498,497,496,495),AND(582,581,580,579,578,577,576,575,574,573,572,571,570,569,568,567,566,565,564,563,562,561,560,559,558,557,556,555,554,553,552,551,550,549,548,547,546,545,544,543,542,541,540),AND(623,622,621,620,619,618,617,616,615,614,613,612,611,610,609,608,607,606,605,604,603,602,601,600,599,598,597,596,595,594,593,592,591,590,589,588,587,586,585,584,583),AND(662,661,660,659,658,657,656,655,654,653,652,651,650,649,648,647,646,645,644,643,642,641,640,639,638,637,636,635,634,633,632,631,630,629,628,627,626,625,624),AND(699,698,697,696,695,694,693,692,691,690,689,688,687,686,685,684,683,682,681,680,679,678,677,676,675,674,673,672,671,670,669,668,667,666,665,664,663),AND(734,733,732,731,730,729,728,727,726,725,724,723,722,721,720,719,718,717,716,715,714,713,712,711,710,709,708,707,706,705,704,703,702,701,700),AND(767,766,765,764,763,762,761,760,759,758,757,756,755,754,753,752,751,750,749,748,747,746,745,744,743,742,741,740,739,738,737,736,735),AND(798,797,796,795,794,793,792,791,790,789,788,787,786,785,784,783,782,781,780,779,778,777,776,775,774,773,772,771,770,769,768),AND(827,826,825,824,823,822,821,820,819,818,817,816,815,814,813,812,811,810,809,808,807,806,805,804,803,802,801,800,799),AND(854,853,852,851,850,849,848,847,846,845,844,843,842,841,840,839,838,837,836,835,834,833,832,831,830,829,828),AND(879,878,877,876,875,874,873,872,871,870,869,868,867,866,865,864,863,862,861,860,859,858,857,856,855),AND(902,901,900,899,898,897,896,895,894,893,892,891,890,889,888,887,886,885,884,883,882,881,880),AND(923,922,921,920,919,918,917,916,915,914,913,912,911,910,909,908,907,906,905,904,903),AND(942,941,940,939,938,937,936,935,934,933,932,931,930,929,928,927,926,925,924),AND(959,958,957,956,955,954,953,952,951,950,949,948,947,946,945,944,943),AND(974,973,972,971,970,969,968,967,966,965,964,963,962,961,960),AND(987,986,985,984,983,982,981,980,979,978,977,976,975),AND(998,997,996,995,994,993,992,991,990,989,988),AND(1007,1006,1005,1004,1003,1002,1001,1000,999),AND(1014,1013,1012,1011,1010,1009,1008),AND(1019,1018,1017,1016,1015),AND(1022,1021,1020),AND(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78">
            <text:p>78</text:p>
          </table:table-cell>
          <table:table-cell office:value-type="float" office:value="89.7583">
            <text:p>89.7583</text:p>
          </table:table-cell>
          <table:table-cell office:value-type="string">
            <text:p>milliseconds</text:p>
          </table:table-cell>
          <table:table-cell office:value-type="float" office:value="1.95127">
            <text:p>1.95127</text:p>
          </table:table-cell>
          <table:table-cell office:value-type="string">
            <text:p>milliseconds</text:p>
          </table:table-cell>
          <table:table-cell office:value-type="float" office:value="78">
            <text:p>78</text:p>
          </table:table-cell>
          <table:table-cell office:value-type="float" office:value="89.7583">
            <text:p>89.7583</text:p>
          </table:table-cell>
          <table:table-cell office:value-type="string">
            <text:p>milliseconds</text:p>
          </table:table-cell>
          <table:table-cell office:value-type="float" office:value="1.95127">
            <text:p>1.95127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46">
            <text:p>46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78">
            <text:p>78</text:p>
          </table:table-cell>
          <table:table-cell office:value-type="float" office:value="89.7583">
            <text:p>89.7583</text:p>
          </table:table-cell>
          <table:table-cell office:value-type="string">
            <text:p>milliseconds</text:p>
          </table:table-cell>
          <table:table-cell office:value-type="float" office:value="1.95127">
            <text:p>1.95127</text:p>
          </table:table-cell>
          <table:table-cell office:value-type="string">
            <text:p>milliseconds</text:p>
          </table:table-cell>
          <table:table-cell office:value-type="float" office:value="78">
            <text:p>78</text:p>
          </table:table-cell>
          <table:table-cell office:value-type="float" office:value="89.7583">
            <text:p>89.7583</text:p>
          </table:table-cell>
          <table:table-cell office:value-type="string">
            <text:p>milliseconds</text:p>
          </table:table-cell>
          <table:table-cell office:value-type="float" office:value="1.95127">
            <text:p>1.95127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46">
            <text:p>46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160">
            <text:p>160</text:p>
          </table:table-cell>
          <table:table-cell office:value-type="float" office:value="184.12">
            <text:p>184.12</text:p>
          </table:table-cell>
          <table:table-cell office:value-type="string">
            <text:p>milliseconds</text:p>
          </table:table-cell>
          <table:table-cell office:value-type="float" office:value="4.0026">
            <text:p>4.0026</text:p>
          </table:table-cell>
          <table:table-cell office:value-type="string">
            <text:p>milliseconds</text:p>
          </table:table-cell>
          <table:table-cell office:value-type="float" office:value="160">
            <text:p>160</text:p>
          </table:table-cell>
          <table:table-cell office:value-type="float" office:value="184.12">
            <text:p>184.12</text:p>
          </table:table-cell>
          <table:table-cell office:value-type="string">
            <text:p>milliseconds</text:p>
          </table:table-cell>
          <table:table-cell office:value-type="float" office:value="4.0026">
            <text:p>4.0026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46">
            <text:p>46</text:p>
          </table:table-cell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869">
            <text:p>869</text:p>
          </table:table-cell>
          <table:table-cell office:value-type="float" office:value="160">
            <text:p>160</text:p>
          </table:table-cell>
          <table:table-cell office:value-type="float" office:value="184.12">
            <text:p>184.12</text:p>
          </table:table-cell>
          <table:table-cell office:value-type="string">
            <text:p>milliseconds</text:p>
          </table:table-cell>
          <table:table-cell office:value-type="float" office:value="4.0026">
            <text:p>4.0026</text:p>
          </table:table-cell>
          <table:table-cell office:value-type="string">
            <text:p>milliseconds</text:p>
          </table:table-cell>
          <table:table-cell office:value-type="float" office:value="161">
            <text:p>161</text:p>
          </table:table-cell>
          <table:table-cell office:value-type="float" office:value="185.27">
            <text:p>185.27</text:p>
          </table:table-cell>
          <table:table-cell office:value-type="string">
            <text:p>milliseconds</text:p>
          </table:table-cell>
          <table:table-cell office:value-type="float" office:value="4.02762">
            <text:p>4.02762</text:p>
          </table:table-cell>
          <table:table-cell office:value-type="string">
            <text:p>milliseconds</text:p>
          </table:table-cell>
          <table:table-cell office:value-type="string">
            <text:p>OR(AND(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),AND(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),AND(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),AND(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),AND(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20,619,618,617,616,615,614,613,612,611,610,609,608,607,606,605,604,603,602,601,600,599,598,597,596,595,594,593,592,591,590,589,588,587,586,585,584,583,582,581,580,579,578,577,576,575,574,573,572,571,570,569,568,567,566,565,564,563,562,561,560,559,558,557,556,555),AND(681,680,679,678,677,676,675,674,673,672,671,670,669,668,667,666,665,664,663,662,661,660,659,658,657,656,655,654,653,652,651,650,649,648,647,646,645,644,643,642,641,640,639,638,637,636,635,634,633,632,631,630,629,628,627,626,625,624,623,622,621),AND(737,736,735,734,733,732,731,730,729,728,727,726,725,724,723,722,721,720,719,718,717,716,715,714,713,712,711,710,709,708,707,706,705,704,703,702,701,700,699,698,697,696,695,694,693,692,691,690,689,688,687,686,685,684,683,682),AND(788,787,786,785,784,783,782,781,780,779,778,777,776,775,774,773,772,771,770,769,768,767,766,765,764,763,762,761,760,759,758,757,756,755,754,753,752,751,750,749,748,747,746,745,744,743,742,741,740,739,738),AND(834,833,832,831,830,829,828,827,826,825,824,823,822,821,820,819,818,817,816,815,814,813,812,811,810,809,808,807,806,805,804,803,802,801,800,799,798,797,796,795,794,793,792,791,790,789),AND(875,874,873,872,871,870,869,868,867,866,865,864,863,862,861,860,859,858,857,856,855,854,853,852,851,850,849,848,847,846,845,844,843,842,841,840,839,838,837,836,835),AND(911,910,909,908,907,906,905,904,903,902,901,900,899,898,897,896,895,894,893,892,891,890,889,888,887,886,885,884,883,882,881,880,879,878,877,876),AND(942,941,940,939,938,937,936,935,934,933,932,931,930,929,928,927,926,925,924,923,922,921,920,919,918,917,916,915,914,913,912),AND(968,967,966,965,964,963,962,961,960,959,958,957,956,955,954,953,952,951,950,949,948,947,946,945,944,943),AND(989,988,987,986,985,984,983,982,981,980,979,978,977,976,975,974,973,972,971,970,969),AND(1005,1004,1003,1002,1001,1000,999,998,997,996,995,994,993,992,991,990),AND(1016,1015,1014,1013,1012,1011,1010,1009,1008,1007,1006),AND(1022,1021,1020,1019,1018,1017),AND(1023)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57">
            <text:p>5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office:value-type="float" office:value="77">
            <text:p>77</text:p>
          </table:table-cell>
          <table:table-cell office:value-type="float" office:value="109.843">
            <text:p>109.843</text:p>
          </table:table-cell>
          <table:table-cell office:value-type="string">
            <text:p>milliseconds</text:p>
          </table:table-cell>
          <table:table-cell office:value-type="float" office:value="1.92707">
            <text:p>1.92707</text:p>
          </table:table-cell>
          <table:table-cell office:value-type="string">
            <text:p>milliseconds</text:p>
          </table:table-cell>
          <table:table-cell office:value-type="float" office:value="78">
            <text:p>78</text:p>
          </table:table-cell>
          <table:table-cell office:value-type="float" office:value="111.27">
            <text:p>111.27</text:p>
          </table:table-cell>
          <table:table-cell office:value-type="string">
            <text:p>milliseconds</text:p>
          </table:table-cell>
          <table:table-cell office:value-type="float" office:value="1.9521">
            <text:p>1.9521</text:p>
          </table:table-cell>
          <table:table-cell office:value-type="string">
            <text:p>milliseconds</text:p>
          </table:table-cell>
          <table:table-cell office:value-type="string">
            <text:p>OR(AND(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),AND(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),AND(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),AND(572,571,570,569,568,567,566,565,564,563,562,561,560,559,558,557,556,555,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),AND(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),AND(791,790,789,788,787,786,785,784,783,782,781,780,779,778,777,776,775,774,773,772,771,770,769,768,767,766,765,764,763,762,761,760,759,758,757,756,755,754,753,752,751,750,749,748,747,746,745,744,743,742,741,740,739,738,737,736,735,734,733,732,731,730,729,728,727),AND(848,847,846,845,844,843,842,841,840,839,838,837,836,835,834,833,832,831,830,829,828,827,826,825,824,823,822,821,820,819,818,817,816,815,814,813,812,811,810,809,808,807,806,805,804,803,802,801,800,799,798,797,796,795,794,793,792),AND(897,896,895,894,893,892,891,890,889,888,887,886,885,884,883,882,881,880,879,878,877,876,875,874,873,872,871,870,869,868,867,866,865,864,863,862,861,860,859,858,857,856,855,854,853,852,851,850,849),AND(938,937,936,935,934,933,932,931,930,929,928,927,926,925,924,923,922,921,920,919,918,917,916,915,914,913,912,911,910,909,908,907,906,905,904,903,902,901,900,899,898),AND(971,970,969,968,967,966,965,964,963,962,961,960,959,958,957,956,955,954,953,952,951,950,949,948,947,946,945,944,943,942,941,940,939),AND(996,995,994,993,992,991,990,989,988,987,986,985,984,983,982,981,980,979,978,977,976,975,974,973,972),AND(1013,1012,1011,1010,1009,1008,1007,1006,1005,1004,1003,1002,1001,1000,999,998,997),AND(1022,1021,1020,1019,1018,1017,1016,1015,1014),AND(1023))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float" office:value="57">
            <text:p>5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office:value-type="float" office:value="163">
            <text:p>163</text:p>
          </table:table-cell>
          <table:table-cell office:value-type="float" office:value="232.525">
            <text:p>232.525</text:p>
          </table:table-cell>
          <table:table-cell office:value-type="string">
            <text:p>milliseconds</text:p>
          </table:table-cell>
          <table:table-cell office:value-type="float" office:value="4.07939">
            <text:p>4.07939</text:p>
          </table:table-cell>
          <table:table-cell office:value-type="string">
            <text:p>milliseconds</text:p>
          </table:table-cell>
          <table:table-cell office:value-type="float" office:value="162">
            <text:p>162</text:p>
          </table:table-cell>
          <table:table-cell office:value-type="float" office:value="231.098">
            <text:p>231.098</text:p>
          </table:table-cell>
          <table:table-cell office:value-type="string">
            <text:p>milliseconds</text:p>
          </table:table-cell>
          <table:table-cell office:value-type="float" office:value="4.05436">
            <text:p>4.05436</text:p>
          </table:table-cell>
          <table:table-cell office:value-type="string">
            <text:p>milliseconds</text:p>
          </table:table-cell>
          <table:table-cell office:value-type="string">
            <text:p>OR(AND(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),AND(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),AND(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),AND(572,571,570,569,568,567,566,565,564,563,562,561,560,559,558,557,556,555,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),AND(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),AND(791,790,789,788,787,786,785,784,783,782,781,780,779,778,777,776,775,774,773,772,771,770,769,768,767,766,765,764,763,762,761,760,759,758,757,756,755,754,753,752,751,750,749,748,747,746,745,744,743,742,741,740,739,738,737,736,735,734,733,732,731,730,729,728,727),AND(848,847,846,845,844,843,842,841,840,839,838,837,836,835,834,833,832,831,830,829,828,827,826,825,824,823,822,821,820,819,818,817,816,815,814,813,812,811,810,809,808,807,806,805,804,803,802,801,800,799,798,797,796,795,794,793,792),AND(897,896,895,894,893,892,891,890,889,888,887,886,885,884,883,882,881,880,879,878,877,876,875,874,873,872,871,870,869,868,867,866,865,864,863,862,861,860,859,858,857,856,855,854,853,852,851,850,849),AND(938,937,936,935,934,933,932,931,930,929,928,927,926,925,924,923,922,921,920,919,918,917,916,915,914,913,912,911,910,909,908,907,906,905,904,903,902,901,900,899,898),AND(971,970,969,968,967,966,965,964,963,962,961,960,959,958,957,956,955,954,953,952,951,950,949,948,947,946,945,944,943,942,941,940,939),AND(996,995,994,993,992,991,990,989,988,987,986,985,984,983,982,981,980,979,978,977,976,975,974,973,972),AND(1013,1012,1011,1010,1009,1008,1007,1006,1005,1004,1003,1002,1001,1000,999,998,997),AND(1022,1021,1020,1019,1018,1017,1016,1015,1014),AND(1023))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57">
            <text:p>5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701">
            <text:p>701</text:p>
          </table:table-cell>
          <table:table-cell office:value-type="float" office:value="163">
            <text:p>163</text:p>
          </table:table-cell>
          <table:table-cell office:value-type="float" office:value="232.525">
            <text:p>232.525</text:p>
          </table:table-cell>
          <table:table-cell office:value-type="string">
            <text:p>milliseconds</text:p>
          </table:table-cell>
          <table:table-cell office:value-type="float" office:value="4.07939">
            <text:p>4.07939</text:p>
          </table:table-cell>
          <table:table-cell office:value-type="string">
            <text:p>milliseconds</text:p>
          </table:table-cell>
          <table:table-cell office:value-type="float" office:value="162">
            <text:p>162</text:p>
          </table:table-cell>
          <table:table-cell office:value-type="float" office:value="231.098">
            <text:p>231.098</text:p>
          </table:table-cell>
          <table:table-cell office:value-type="string">
            <text:p>milliseconds</text:p>
          </table:table-cell>
          <table:table-cell office:value-type="float" office:value="4.05436">
            <text:p>4.05436</text:p>
          </table:table-cell>
          <table:table-cell office:value-type="string">
            <text:p>milliseconds</text:p>
          </table:table-cell>
          <table:table-cell office:value-type="string">
            <text:p>OR(AND(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),AND(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),AND(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),AND(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),AND(572,571,570,569,568,567,566,565,564,563,562,561,560,559,558,557,556,555,554,553,552,551,550,549,548,547,546,545,544,543,542,541,540,539,538,537,536,535,534,533,532,531,530,529,528,527,526,525,524,523,522,521,520,519,518,517,516,515,514,513,512,511,510,509,508,507,506,505,504,503,502,501,500,499,498,497,496,495,494,493,492,491,490,489,488,487,486,485,484),AND(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),AND(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),AND(791,790,789,788,787,786,785,784,783,782,781,780,779,778,777,776,775,774,773,772,771,770,769,768,767,766,765,764,763,762,761,760,759,758,757,756,755,754,753,752,751,750,749,748,747,746,745,744,743,742,741,740,739,738,737,736,735,734,733,732,731,730,729,728,727),AND(848,847,846,845,844,843,842,841,840,839,838,837,836,835,834,833,832,831,830,829,828,827,826,825,824,823,822,821,820,819,818,817,816,815,814,813,812,811,810,809,808,807,806,805,804,803,802,801,800,799,798,797,796,795,794,793,792),AND(897,896,895,894,893,892,891,890,889,888,887,886,885,884,883,882,881,880,879,878,877,876,875,874,873,872,871,870,869,868,867,866,865,864,863,862,861,860,859,858,857,856,855,854,853,852,851,850,849),AND(938,937,936,935,934,933,932,931,930,929,928,927,926,925,924,923,922,921,920,919,918,917,916,915,914,913,912,911,910,909,908,907,906,905,904,903,902,901,900,899,898),AND(971,970,969,968,967,966,965,964,963,962,961,960,959,958,957,956,955,954,953,952,951,950,949,948,947,946,945,944,943,942,941,940,939),AND(996,995,994,993,992,991,990,989,988,987,986,985,984,983,982,981,980,979,978,977,976,975,974,973,972),AND(1013,1012,1011,1010,1009,1008,1007,1006,1005,1004,1003,1002,1001,1000,999,998,997),AND(1022,1021,1020,1019,1018,1017,1016,1015,1014),AND(1023))</text:p>
          </table:table-cell>
        </table:table-row>
        <table:table-row table:style-name="ro1">
          <table:table-cell table:number-columns-repeated="7"/>
          <table:table-cell table:style-name="ce1" table:formula="of:=SUM([.H311:.H393])" office:value-type="float" office:value="4633">
            <text:p>4633</text:p>
          </table:table-cell>
          <table:table-cell table:style-name="ce1" table:formula="of:=[.H394]/60" office:value-type="float" office:value="77.2166666666667">
            <text:p>77.2166666667</text:p>
          </table:table-cell>
          <table:table-cell table:number-columns-repeated="3"/>
          <table:table-cell table:style-name="ce1" table:formula="of:=SUM([.M311:.M393])" office:value-type="float" office:value="4645">
            <text:p>4645</text:p>
          </table:table-cell>
          <table:table-cell table:style-name="ce1" table:formula="of:=[.M394]/60" office:value-type="float" office:value="77.4166666666667">
            <text:p>77.416666666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Task: #4 Decryption with Inverse Exponential policy: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#Leaves in Policy</text:p>
          </table:table-cell>
          <table:table-cell table:style-name="ce2" office:value-type="string">
            <text:p>#Minimal Sets</text:p>
          </table:table-cell>
          <table:table-cell table:style-name="ce2" office:value-type="string">
            <text:p>#Atts in Ciphertext</text:p>
          </table:table-cell>
          <table:table-cell table:style-name="ce2" office:value-type="string">
            <text:p>minSetSize</text:p>
          </table:table-cell>
          <table:table-cell table:style-name="ce2" office:value-type="string">
            <text:p>Max Leaves</text:p>
          </table:table-cell>
          <table:table-cell table:style-name="ce2" office:value-type="string">
            <text:p>Control Params</text:p>
          </table:table-cell>
          <table:table-cell table:style-name="ce2" office:value-type="string">
            <text:p>Repetitions</text:p>
          </table:table-cell>
          <table:table-cell table:style-name="ce2" office:value-type="string">
            <text:p>Total time (Alg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Total time (Hash)</text:p>
          </table:table-cell>
          <table:table-cell table:style-name="ce2" office:value-type="string">
            <text:p>Time per rep</text:p>
          </table:table-cell>
          <table:table-cell table:style-name="ce2"/>
          <table:table-cell table:style-name="ce2" office:value-type="string">
            <text:p>Time per Size of Decrypting Set</text:p>
          </table:table-cell>
          <table:table-cell table:style-name="ce2"/>
          <table:table-cell table:style-name="ce2" office:value-type="string">
            <text:p>Polic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3">
            <text:p>33</text:p>
          </table:table-cell>
          <table:table-cell office:value-type="float" office:value="7.33333">
            <text:p>7.33333</text:p>
          </table:table-cell>
          <table:table-cell office:value-type="string">
            <text:p>milliseconds</text:p>
          </table:table-cell>
          <table:table-cell office:value-type="float" office:value="3.66667">
            <text:p>3.66667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7.11111">
            <text:p>7.11111</text:p>
          </table:table-cell>
          <table:table-cell office:value-type="string">
            <text:p>milliseconds</text:p>
          </table:table-cell>
          <table:table-cell office:value-type="float" office:value="3.55556">
            <text:p>3.55556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3">
            <text:p>33</text:p>
          </table:table-cell>
          <table:table-cell office:value-type="float" office:value="7.33333">
            <text:p>7.33333</text:p>
          </table:table-cell>
          <table:table-cell office:value-type="string">
            <text:p>milliseconds</text:p>
          </table:table-cell>
          <table:table-cell office:value-type="float" office:value="3.66667">
            <text:p>3.66667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7.11111">
            <text:p>7.11111</text:p>
          </table:table-cell>
          <table:table-cell office:value-type="string">
            <text:p>milliseconds</text:p>
          </table:table-cell>
          <table:table-cell office:value-type="float" office:value="3.55556">
            <text:p>3.55556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2">
            <text:p>32</text:p>
          </table:table-cell>
          <table:table-cell office:value-type="float" office:value="7.11111">
            <text:p>7.11111</text:p>
          </table:table-cell>
          <table:table-cell office:value-type="string">
            <text:p>milliseconds</text:p>
          </table:table-cell>
          <table:table-cell office:value-type="float" office:value="3.55556">
            <text:p>3.55556</text:p>
          </table:table-cell>
          <table:table-cell office:value-type="string">
            <text:p>milliseconds</text:p>
          </table:table-cell>
          <table:table-cell office:value-type="float" office:value="33">
            <text:p>33</text:p>
          </table:table-cell>
          <table:table-cell office:value-type="float" office:value="7.33333">
            <text:p>7.33333</text:p>
          </table:table-cell>
          <table:table-cell office:value-type="string">
            <text:p>milliseconds</text:p>
          </table:table-cell>
          <table:table-cell office:value-type="float" office:value="3.66667">
            <text:p>3.66667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33">
            <text:p>33</text:p>
          </table:table-cell>
          <table:table-cell office:value-type="float" office:value="7.33333">
            <text:p>7.33333</text:p>
          </table:table-cell>
          <table:table-cell office:value-type="string">
            <text:p>milliseconds</text:p>
          </table:table-cell>
          <table:table-cell office:value-type="float" office:value="3.66667">
            <text:p>3.66667</text:p>
          </table:table-cell>
          <table:table-cell office:value-type="string">
            <text:p>milliseconds</text:p>
          </table:table-cell>
          <table:table-cell office:value-type="float" office:value="32">
            <text:p>32</text:p>
          </table:table-cell>
          <table:table-cell office:value-type="float" office:value="7.11111">
            <text:p>7.11111</text:p>
          </table:table-cell>
          <table:table-cell office:value-type="string">
            <text:p>milliseconds</text:p>
          </table:table-cell>
          <table:table-cell office:value-type="float" office:value="3.55556">
            <text:p>3.55556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500">
            <text:p>4500</text:p>
          </table:table-cell>
          <table:table-cell office:value-type="float" office:value="49">
            <text:p>49</text:p>
          </table:table-cell>
          <table:table-cell office:value-type="float" office:value="10.8889">
            <text:p>10.8889</text:p>
          </table:table-cell>
          <table:table-cell office:value-type="string">
            <text:p>milliseconds</text:p>
          </table:table-cell>
          <table:table-cell office:value-type="float" office:value="5.44444">
            <text:p>5.44444</text:p>
          </table:table-cell>
          <table:table-cell office:value-type="string">
            <text:p>milliseconds</text:p>
          </table:table-cell>
          <table:table-cell office:value-type="float" office:value="49">
            <text:p>49</text:p>
          </table:table-cell>
          <table:table-cell office:value-type="float" office:value="10.8889">
            <text:p>10.8889</text:p>
          </table:table-cell>
          <table:table-cell office:value-type="string">
            <text:p>milliseconds</text:p>
          </table:table-cell>
          <table:table-cell office:value-type="float" office:value="5.44444">
            <text:p>5.44444</text:p>
          </table:table-cell>
          <table:table-cell office:value-type="string">
            <text:p>milliseconds</text:p>
          </table:table-cell>
          <table:table-cell office:value-type="string">
            <text:p>OR(AND(4,3,2,1),AND(6,5),AND(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2">
            <text:p>42</text:p>
          </table:table-cell>
          <table:table-cell office:value-type="float" office:value="11.2">
            <text:p>11.2</text:p>
          </table:table-cell>
          <table:table-cell office:value-type="string">
            <text:p>milliseconds</text:p>
          </table:table-cell>
          <table:table-cell office:value-type="float" office:value="2.8">
            <text:p>2.8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10.9333">
            <text:p>10.9333</text:p>
          </table:table-cell>
          <table:table-cell office:value-type="string">
            <text:p>milliseconds</text:p>
          </table:table-cell>
          <table:table-cell office:value-type="float" office:value="2.73333">
            <text:p>2.73333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1">
            <text:p>41</text:p>
          </table:table-cell>
          <table:table-cell office:value-type="float" office:value="10.9333">
            <text:p>10.9333</text:p>
          </table:table-cell>
          <table:table-cell office:value-type="string">
            <text:p>milliseconds</text:p>
          </table:table-cell>
          <table:table-cell office:value-type="float" office:value="2.73333">
            <text:p>2.73333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10.9333">
            <text:p>10.9333</text:p>
          </table:table-cell>
          <table:table-cell office:value-type="string">
            <text:p>milliseconds</text:p>
          </table:table-cell>
          <table:table-cell office:value-type="float" office:value="2.73333">
            <text:p>2.73333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1">
            <text:p>41</text:p>
          </table:table-cell>
          <table:table-cell office:value-type="float" office:value="10.9333">
            <text:p>10.9333</text:p>
          </table:table-cell>
          <table:table-cell office:value-type="string">
            <text:p>milliseconds</text:p>
          </table:table-cell>
          <table:table-cell office:value-type="float" office:value="2.73333">
            <text:p>2.73333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10.9333">
            <text:p>10.9333</text:p>
          </table:table-cell>
          <table:table-cell office:value-type="string">
            <text:p>milliseconds</text:p>
          </table:table-cell>
          <table:table-cell office:value-type="float" office:value="2.73333">
            <text:p>2.73333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41">
            <text:p>41</text:p>
          </table:table-cell>
          <table:table-cell office:value-type="float" office:value="10.9333">
            <text:p>10.9333</text:p>
          </table:table-cell>
          <table:table-cell office:value-type="string">
            <text:p>milliseconds</text:p>
          </table:table-cell>
          <table:table-cell office:value-type="float" office:value="2.73333">
            <text:p>2.73333</text:p>
          </table:table-cell>
          <table:table-cell office:value-type="string">
            <text:p>milliseconds</text:p>
          </table:table-cell>
          <table:table-cell office:value-type="float" office:value="41">
            <text:p>41</text:p>
          </table:table-cell>
          <table:table-cell office:value-type="float" office:value="10.9333">
            <text:p>10.9333</text:p>
          </table:table-cell>
          <table:table-cell office:value-type="string">
            <text:p>milliseconds</text:p>
          </table:table-cell>
          <table:table-cell office:value-type="float" office:value="2.73333">
            <text:p>2.73333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50">
            <text:p>3750</text:p>
          </table:table-cell>
          <table:table-cell office:value-type="float" office:value="125">
            <text:p>125</text:p>
          </table:table-cell>
          <table:table-cell office:value-type="float" office:value="33.3333">
            <text:p>33.3333</text:p>
          </table:table-cell>
          <table:table-cell office:value-type="string">
            <text:p>milliseconds</text:p>
          </table:table-cell>
          <table:table-cell office:value-type="float" office:value="8.33333">
            <text:p>8.33333</text:p>
          </table:table-cell>
          <table:table-cell office:value-type="string">
            <text:p>milliseconds</text:p>
          </table:table-cell>
          <table:table-cell office:value-type="float" office:value="125">
            <text:p>125</text:p>
          </table:table-cell>
          <table:table-cell office:value-type="float" office:value="33.3333">
            <text:p>33.3333</text:p>
          </table:table-cell>
          <table:table-cell office:value-type="string">
            <text:p>milliseconds</text:p>
          </table:table-cell>
          <table:table-cell office:value-type="float" office:value="8.33333">
            <text:p>8.33333</text:p>
          </table:table-cell>
          <table:table-cell office:value-type="string">
            <text:p>milliseconds</text:p>
          </table:table-cell>
          <table:table-cell office:value-type="string">
            <text:p>OR(AND(16,15,14,13,12,11,10,9,8,7,6,5,4,3,2,1),AND(24,23,22,21,20,19,18,17),AND(28,27,26,25),AND(30,29),AND(3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6">
            <text:p>46</text:p>
          </table:table-cell>
          <table:table-cell office:value-type="float" office:value="18.4">
            <text:p>18.4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18.4">
            <text:p>18.4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6">
            <text:p>46</text:p>
          </table:table-cell>
          <table:table-cell office:value-type="float" office:value="18.4">
            <text:p>18.4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18.8">
            <text:p>18.8</text:p>
          </table:table-cell>
          <table:table-cell office:value-type="string">
            <text:p>milliseconds</text:p>
          </table:table-cell>
          <table:table-cell office:value-type="float" office:value="2.35">
            <text:p>2.35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6">
            <text:p>46</text:p>
          </table:table-cell>
          <table:table-cell office:value-type="float" office:value="18.4">
            <text:p>18.4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float" office:value="46">
            <text:p>46</text:p>
          </table:table-cell>
          <table:table-cell office:value-type="float" office:value="18.4">
            <text:p>18.4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46">
            <text:p>46</text:p>
          </table:table-cell>
          <table:table-cell office:value-type="float" office:value="18.4">
            <text:p>18.4</text:p>
          </table:table-cell>
          <table:table-cell office:value-type="string">
            <text:p>milliseconds</text:p>
          </table:table-cell>
          <table:table-cell office:value-type="float" office:value="2.3">
            <text:p>2.3</text:p>
          </table:table-cell>
          <table:table-cell office:value-type="string">
            <text:p>milliseconds</text:p>
          </table:table-cell>
          <table:table-cell office:value-type="float" office:value="47">
            <text:p>47</text:p>
          </table:table-cell>
          <table:table-cell office:value-type="float" office:value="18.8">
            <text:p>18.8</text:p>
          </table:table-cell>
          <table:table-cell office:value-type="string">
            <text:p>milliseconds</text:p>
          </table:table-cell>
          <table:table-cell office:value-type="float" office:value="2.35">
            <text:p>2.35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311">
            <text:p>311</text:p>
          </table:table-cell>
          <table:table-cell office:value-type="float" office:value="124.4">
            <text:p>124.4</text:p>
          </table:table-cell>
          <table:table-cell office:value-type="string">
            <text:p>milliseconds</text:p>
          </table:table-cell>
          <table:table-cell office:value-type="float" office:value="15.55">
            <text:p>15.55</text:p>
          </table:table-cell>
          <table:table-cell office:value-type="string">
            <text:p>milliseconds</text:p>
          </table:table-cell>
          <table:table-cell office:value-type="float" office:value="310">
            <text:p>310</text:p>
          </table:table-cell>
          <table:table-cell office:value-type="float" office:value="124">
            <text:p>124</text:p>
          </table:table-cell>
          <table:table-cell office:value-type="string">
            <text:p>milliseconds</text:p>
          </table:table-cell>
          <table:table-cell office:value-type="float" office:value="15.5">
            <text:p>15.5</text:p>
          </table:table-cell>
          <table:table-cell office:value-type="string">
            <text:p>milliseconds</text:p>
          </table:table-cell>
          <table:table-cell office:value-type="string">
            <text:p>OR(AND(64,63,62,61,60,59,58,57,56,55,54,53,52,51,50,49,48,47,46,45,44,43,42,41,40,39,38,37,36,35,34,33,32,31,30,29,28,27,26,25,24,23,22,21,20,19,18,17,16,15,14,13,12,11,10,9,8,7,6,5,4,3,2,1),AND(96,95,94,93,92,91,90,89,88,87,86,85,84,83,82,81,80,79,78,77,76,75,74,73,72,71,70,69,68,67,66,65),AND(112,111,110,109,108,107,106,105,104,103,102,101,100,99,98,97),AND(120,119,118,117,116,115,114,113),AND(124,123,122,121),AND(126,125),AND(127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84">
            <text:p>84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float" office:value="84">
            <text:p>84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83">
            <text:p>83</text:p>
          </table:table-cell>
          <table:table-cell office:value-type="float" office:value="33.2">
            <text:p>33.2</text:p>
          </table:table-cell>
          <table:table-cell office:value-type="string">
            <text:p>milliseconds</text:p>
          </table:table-cell>
          <table:table-cell office:value-type="float" office:value="2.075">
            <text:p>2.075</text:p>
          </table:table-cell>
          <table:table-cell office:value-type="string">
            <text:p>milliseconds</text:p>
          </table:table-cell>
          <table:table-cell office:value-type="float" office:value="84">
            <text:p>84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85">
            <text:p>85</text:p>
          </table:table-cell>
          <table:table-cell office:value-type="float" office:value="34">
            <text:p>34</text:p>
          </table:table-cell>
          <table:table-cell office:value-type="string">
            <text:p>milliseconds</text:p>
          </table:table-cell>
          <table:table-cell office:value-type="float" office:value="2.125">
            <text:p>2.125</text:p>
          </table:table-cell>
          <table:table-cell office:value-type="string">
            <text:p>milliseconds</text:p>
          </table:table-cell>
          <table:table-cell office:value-type="float" office:value="84">
            <text:p>84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9">
            <text:p>9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1210">
            <text:p>1210</text:p>
          </table:table-cell>
          <table:table-cell office:value-type="float" office:value="484">
            <text:p>484</text:p>
          </table:table-cell>
          <table:table-cell office:value-type="string">
            <text:p>milliseconds</text:p>
          </table:table-cell>
          <table:table-cell office:value-type="float" office:value="30.25">
            <text:p>30.25</text:p>
          </table:table-cell>
          <table:table-cell office:value-type="string">
            <text:p>milliseconds</text:p>
          </table:table-cell>
          <table:table-cell office:value-type="float" office:value="1212">
            <text:p>1212</text:p>
          </table:table-cell>
          <table:table-cell office:value-type="float" office:value="484.8">
            <text:p>484.8</text:p>
          </table:table-cell>
          <table:table-cell office:value-type="string">
            <text:p>milliseconds</text:p>
          </table:table-cell>
          <table:table-cell office:value-type="float" office:value="30.3">
            <text:p>30.3</text:p>
          </table:table-cell>
          <table:table-cell office:value-type="string">
            <text:p>milliseconds</text:p>
          </table:table-cell>
          <table:table-cell office:value-type="string">
            <text:p>OR(AND(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),AND(448,447,446,445,444,443,442,441,440,439,438,437,436,435,434,433,432,431,430,429,428,427,426,425,424,423,422,421,420,419,418,417,416,415,414,413,412,411,410,409,408,407,406,405,404,403,402,401,400,399,398,397,396,395,394,393,392,391,390,389,388,387,386,385),AND(480,479,478,477,476,475,474,473,472,471,470,469,468,467,466,465,464,463,462,461,460,459,458,457,456,455,454,453,452,451,450,449),AND(496,495,494,493,492,491,490,489,488,487,486,485,484,483,482,481),AND(504,503,502,501,500,499,498,497),AND(508,507,506,505),AND(510,509),AND(511))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84">
            <text:p>84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float" office:value="84">
            <text:p>84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84">
            <text:p>84</text:p>
          </table:table-cell>
          <table:table-cell office:value-type="float" office:value="33.6">
            <text:p>33.6</text:p>
          </table:table-cell>
          <table:table-cell office:value-type="string">
            <text:p>milliseconds</text:p>
          </table:table-cell>
          <table:table-cell office:value-type="float" office:value="2.1">
            <text:p>2.1</text:p>
          </table:table-cell>
          <table:table-cell office:value-type="string">
            <text:p>milliseconds</text:p>
          </table:table-cell>
          <table:table-cell office:value-type="float" office:value="85">
            <text:p>85</text:p>
          </table:table-cell>
          <table:table-cell office:value-type="float" office:value="34">
            <text:p>34</text:p>
          </table:table-cell>
          <table:table-cell office:value-type="string">
            <text:p>milliseconds</text:p>
          </table:table-cell>
          <table:table-cell office:value-type="float" office:value="2.125">
            <text:p>2.125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2414">
            <text:p>2414</text:p>
          </table:table-cell>
          <table:table-cell office:value-type="float" office:value="965.6">
            <text:p>965.6</text:p>
          </table:table-cell>
          <table:table-cell office:value-type="string">
            <text:p>milliseconds</text:p>
          </table:table-cell>
          <table:table-cell office:value-type="float" office:value="60.35">
            <text:p>60.35</text:p>
          </table:table-cell>
          <table:table-cell office:value-type="string">
            <text:p>milliseconds</text:p>
          </table:table-cell>
          <table:table-cell office:value-type="float" office:value="2420">
            <text:p>2420</text:p>
          </table:table-cell>
          <table:table-cell office:value-type="float" office:value="968">
            <text:p>968</text:p>
          </table:table-cell>
          <table:table-cell office:value-type="string">
            <text:p>milliseconds</text:p>
          </table:table-cell>
          <table:table-cell office:value-type="float" office:value="60.5">
            <text:p>60.5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2500">
            <text:p>2500</text:p>
          </table:table-cell>
          <table:table-cell office:value-type="float" office:value="2419">
            <text:p>2419</text:p>
          </table:table-cell>
          <table:table-cell office:value-type="float" office:value="967.6">
            <text:p>967.6</text:p>
          </table:table-cell>
          <table:table-cell office:value-type="string">
            <text:p>milliseconds</text:p>
          </table:table-cell>
          <table:table-cell office:value-type="float" office:value="60.475">
            <text:p>60.475</text:p>
          </table:table-cell>
          <table:table-cell office:value-type="string">
            <text:p>milliseconds</text:p>
          </table:table-cell>
          <table:table-cell office:value-type="float" office:value="2422">
            <text:p>2422</text:p>
          </table:table-cell>
          <table:table-cell office:value-type="float" office:value="968.8">
            <text:p>968.8</text:p>
          </table:table-cell>
          <table:table-cell office:value-type="string">
            <text:p>milliseconds</text:p>
          </table:table-cell>
          <table:table-cell office:value-type="float" office:value="60.55">
            <text:p>60.55</text:p>
          </table:table-cell>
          <table:table-cell office:value-type="string">
            <text:p>milliseconds</text:p>
          </table:table-cell>
          <table:table-cell office:value-type="string">
            <text:p>OR(AND(512,511,510,509,508,507,506,505,504,503,502,501,500,499,498,497,496,495,494,493,492,491,490,489,488,487,486,485,484,483,482,481,480,479,478,477,476,475,474,473,472,471,470,469,468,467,466,465,464,463,462,461,460,459,458,457,456,455,454,453,452,451,450,449,448,447,446,445,444,443,442,441,440,439,438,437,436,435,434,433,432,431,430,429,428,427,426,425,424,423,422,421,420,419,418,417,416,415,414,413,412,411,410,409,408,407,406,405,404,403,402,401,400,399,398,397,396,395,394,393,392,391,390,389,388,387,386,385,384,383,382,381,380,379,378,377,376,375,374,373,372,371,370,369,368,367,366,365,364,363,362,361,360,359,358,357,356,355,354,353,352,351,350,349,348,347,346,345,344,343,342,341,340,339,338,337,336,335,334,333,332,331,330,329,328,327,326,325,324,323,322,321,320,319,318,317,316,315,314,313,312,311,310,309,308,307,306,305,304,303,302,301,300,299,298,297,296,295,294,293,292,291,290,289,288,287,286,285,284,283,282,281,280,279,278,277,276,275,274,273,272,271,270,269,268,267,266,265,264,263,262,261,260,259,258,257,256,255,254,253,252,251,250,249,248,247,246,245,244,243,242,241,240,239,238,237,236,235,234,233,232,231,230,229,228,227,226,225,224,223,222,221,220,219,218,217,216,215,214,213,212,211,210,209,208,207,206,205,204,203,202,201,200,199,198,197,196,195,194,193,192,191,190,189,188,187,186,185,184,183,182,181,180,179,178,177,176,175,174,173,172,171,170,169,168,167,166,165,164,163,162,161,160,159,158,157,156,155,154,153,152,151,150,149,148,147,146,145,144,143,142,141,140,139,138,137,136,135,134,133,132,131,130,129,128,127,126,125,124,123,122,121,120,119,118,117,116,115,114,113,112,111,110,109,108,107,106,105,104,103,102,101,100,99,98,97,96,95,94,93,92,91,90,89,88,87,86,85,84,83,82,81,80,79,78,77,76,75,74,73,72,71,70,69,68,67,66,65,64,63,62,61,60,59,58,57,56,55,54,53,52,51,50,49,48,47,46,45,44,43,42,41,40,39,38,37,36,35,34,33,32,31,30,29,28,27,26,25,24,23,22,21,20,19,18,17,16,15,14,13,12,11,10,9,8,7,6,5,4,3,2,1),AND(768,767,766,765,764,763,762,761,760,759,758,757,756,755,754,753,752,751,750,749,748,747,746,745,744,743,742,741,740,739,738,737,736,735,734,733,732,731,730,729,728,727,726,725,724,723,722,721,720,719,718,717,716,715,714,713,712,711,710,709,708,707,706,705,704,703,702,701,700,699,698,697,696,695,694,693,692,691,690,689,688,687,686,685,684,683,682,681,680,679,678,677,676,675,674,673,672,671,670,669,668,667,666,665,664,663,662,661,660,659,658,657,656,655,654,653,652,651,650,649,648,647,646,645,644,643,642,641,640,639,638,637,636,635,634,633,632,631,630,629,628,627,626,625,624,623,622,621,620,619,618,617,616,615,614,613,612,611,610,609,608,607,606,605,604,603,602,601,600,599,598,597,596,595,594,593,592,591,590,589,588,587,586,585,584,583,582,581,580,579,578,577,576,575,574,573,572,571,570,569,568,567,566,565,564,563,562,561,560,559,558,557,556,555,554,553,552,551,550,549,548,547,546,545,544,543,542,541,540,539,538,537,536,535,534,533,532,531,530,529,528,527,526,525,524,523,522,521,520,519,518,517,516,515,514,513),AND(896,895,894,893,892,891,890,889,888,887,886,885,884,883,882,881,880,879,878,877,876,875,874,873,872,871,870,869,868,867,866,865,864,863,862,861,860,859,858,857,856,855,854,853,852,851,850,849,848,847,846,845,844,843,842,841,840,839,838,837,836,835,834,833,832,831,830,829,828,827,826,825,824,823,822,821,820,819,818,817,816,815,814,813,812,811,810,809,808,807,806,805,804,803,802,801,800,799,798,797,796,795,794,793,792,791,790,789,788,787,786,785,784,783,782,781,780,779,778,777,776,775,774,773,772,771,770,769),AND(960,959,958,957,956,955,954,953,952,951,950,949,948,947,946,945,944,943,942,941,940,939,938,937,936,935,934,933,932,931,930,929,928,927,926,925,924,923,922,921,920,919,918,917,916,915,914,913,912,911,910,909,908,907,906,905,904,903,902,901,900,899,898,897),AND(992,991,990,989,988,987,986,985,984,983,982,981,980,979,978,977,976,975,974,973,972,971,970,969,968,967,966,965,964,963,962,961),AND(1008,1007,1006,1005,1004,1003,1002,1001,1000,999,998,997,996,995,994,993),AND(1016,1015,1014,1013,1012,1011,1010,1009),AND(1020,1019,1018,1017),AND(1022,1021),AND(1023))</text:p>
          </table:table-cell>
        </table:table-row>
        <table:table-row table:style-name="ro1">
          <table:table-cell table:number-columns-repeated="7"/>
          <table:table-cell table:style-name="ce1" table:formula="of:=SUM([.H398:.H428])" office:value-type="float" office:value="7428">
            <text:p>7428</text:p>
          </table:table-cell>
          <table:table-cell table:style-name="ce1" table:formula="of:=[.H429]/60" office:value-type="float" office:value="123.8">
            <text:p>123.8</text:p>
          </table:table-cell>
          <table:table-cell table:number-columns-repeated="3"/>
          <table:table-cell table:style-name="ce1" table:formula="of:=SUM([.M398:.M428])" office:value-type="float" office:value="7438">
            <text:p>7438</text:p>
          </table:table-cell>
          <table:table-cell table:style-name="ce1" table:formula="of:=[.M429]/60" office:value-type="float" office:value="123.966666666667">
            <text:p>123.966666666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Nothing left to do</text:p>
          </table:table-cell>
          <table:table-cell table:number-columns-repeated="17"/>
        </table:table-row>
        <table:table-row table:style-name="ro1">
          <table:table-cell office:value-type="string">
            <text:p>Ending measurement at: Wed Sep 17 08:49:40 2014</text:p>
          </table:table-cell>
          <table:table-cell table:number-columns-repeated="17"/>
        </table:table-row>
        <table:table-row table:style-name="ro1">
          <table:table-cell office:value-type="string">
            <text:p>Total time (seconds): 51651</text:p>
          </table:table-cell>
          <table:table-cell table:number-columns-repeated="17"/>
        </table:table-row>
        <table:table-row table:style-name="ro1">
          <table:table-cell office:value-type="string">
            <text:p>Total time: 14h20m5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9-18T15:27:18</dc:date>
    <meta:editing-duration>P0D</meta:editing-duration>
    <meta:editing-cycles>1</meta:editing-cycles>
    <meta:document-statistic meta:table-count="1" meta:cell-count="5093" meta:object-count="0"/>
  </office:meta>
</office:document-meta>
</file>